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justify" style:justify-single-word="false"/>
      <style:text-properties officeooo:rsid="01823ec3" officeooo:paragraph-rsid="01823ec3"/>
    </style:style>
    <style:style style:name="P3" style:family="paragraph" style:parent-style-name="Text_20_body">
      <style:paragraph-properties fo:text-align="justify" style:justify-single-word="false"/>
      <style:text-properties officeooo:rsid="0185c40f" officeooo:paragraph-rsid="01881bc2"/>
    </style:style>
    <style:style style:name="P4" style:family="paragraph" style:parent-style-name="Text_20_body">
      <style:paragraph-properties fo:text-align="justify" style:justify-single-word="false"/>
      <style:text-properties officeooo:rsid="0186f8a6" officeooo:paragraph-rsid="018d6ac2"/>
    </style:style>
    <style:style style:name="P5" style:family="paragraph" style:parent-style-name="Text_20_body">
      <style:paragraph-properties fo:text-align="justify" style:justify-single-word="false"/>
      <style:text-properties officeooo:rsid="01881bc2" officeooo:paragraph-rsid="018f1271"/>
    </style:style>
    <style:style style:name="P6" style:family="paragraph" style:parent-style-name="Text_20_body">
      <style:paragraph-properties fo:text-align="justify" style:justify-single-word="false"/>
      <style:text-properties officeooo:rsid="018e0d0e" officeooo:paragraph-rsid="018e0d0e"/>
    </style:style>
    <style:style style:name="P7" style:family="paragraph" style:parent-style-name="Text_20_body">
      <style:paragraph-properties fo:text-align="justify" style:justify-single-word="false"/>
      <style:text-properties officeooo:rsid="01906b6b" officeooo:paragraph-rsid="01906b6b"/>
    </style:style>
    <style:style style:name="P8" style:family="paragraph" style:parent-style-name="Text_20_body">
      <style:paragraph-properties fo:text-align="justify" style:justify-single-word="false"/>
      <style:text-properties officeooo:rsid="0189e5f1" officeooo:paragraph-rsid="018f1271"/>
    </style:style>
    <style:style style:name="P9" style:family="paragraph" style:parent-style-name="Text_20_body">
      <style:paragraph-properties fo:text-align="justify" style:justify-single-word="false"/>
      <style:text-properties officeooo:rsid="0191c0c9" officeooo:paragraph-rsid="0191c0c9"/>
    </style:style>
    <style:style style:name="P10" style:family="paragraph" style:parent-style-name="Text_20_body">
      <style:paragraph-properties fo:text-align="justify" style:justify-single-word="false"/>
      <style:text-properties officeooo:rsid="01938c65" officeooo:paragraph-rsid="01938c65"/>
    </style:style>
    <style:style style:name="P11" style:family="paragraph" style:parent-style-name="Text_20_body">
      <style:paragraph-properties fo:text-align="center" style:justify-single-word="false"/>
      <style:text-properties officeooo:rsid="01e26745" officeooo:paragraph-rsid="01ff9be8"/>
    </style:style>
    <style:style style:name="P12" style:family="paragraph" style:parent-style-name="Text_20_body">
      <style:text-properties officeooo:rsid="0345b7f4" officeooo:paragraph-rsid="0345b7f4"/>
    </style:style>
    <style:style style:name="P13" style:family="paragraph" style:parent-style-name="Text_20_body">
      <style:text-properties officeooo:paragraph-rsid="0345b7f4"/>
    </style:style>
    <style:style style:name="P14" style:family="paragraph" style:parent-style-name="Text_20_body">
      <style:text-properties officeooo:rsid="0343534e" fo:background-color="transparent"/>
    </style:style>
    <style:style style:name="P15" style:family="paragraph" style:parent-style-name="Text_20_body">
      <style:text-properties officeooo:rsid="0345b7f4" fo:background-color="transparent"/>
    </style:style>
    <style:style style:name="P16" style:family="paragraph" style:parent-style-name="Text_20_body">
      <style:text-properties officeooo:rsid="0345b7f4" officeooo:paragraph-rsid="034e5633" fo:background-color="transparent"/>
    </style:style>
    <style:style style:name="P1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938c65" officeooo:paragraph-rsid="01938c65"/>
    </style:style>
    <style:style style:name="P1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a6b956" officeooo:paragraph-rsid="01f5abdc"/>
    </style:style>
    <style:style style:name="P1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a6b956" officeooo:paragraph-rsid="0311d3cd"/>
    </style:style>
    <style:style style:name="P2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ae1e13" officeooo:paragraph-rsid="01f5abdc"/>
    </style:style>
    <style:style style:name="P2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b008dd" officeooo:paragraph-rsid="01f5abdc"/>
    </style:style>
    <style:style style:name="P2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b67eef" officeooo:paragraph-rsid="01f5abdc"/>
    </style:style>
    <style:style style:name="P2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b920d3" officeooo:paragraph-rsid="01f5abdc"/>
    </style:style>
    <style:style style:name="P2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cc20d0" officeooo:paragraph-rsid="01f5abdc" fo:background-color="#ffff00"/>
    </style:style>
    <style:style style:name="P2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0e41ab" officeooo:paragraph-rsid="0202aa24" fo:background-color="#ffff00"/>
    </style:style>
    <style:style style:name="P2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02aa24" officeooo:paragraph-rsid="0202aa24" fo:background-color="#ffff00"/>
    </style:style>
    <style:style style:name="P2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07be64" officeooo:paragraph-rsid="0210db72" fo:background-color="#ffff00"/>
    </style:style>
    <style:style style:name="P2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07be64" officeooo:paragraph-rsid="020a3d15" fo:background-color="#ffff00"/>
    </style:style>
    <style:style style:name="P2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0db72" officeooo:paragraph-rsid="0210db72" fo:background-color="#ffff00"/>
    </style:style>
    <style:style style:name="P3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6f786" officeooo:paragraph-rsid="02e6f786" fo:background-color="#ffff00"/>
    </style:style>
    <style:style style:name="P3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6f786" officeooo:paragraph-rsid="027cd90d" fo:background-color="#ffff00"/>
    </style:style>
    <style:style style:name="P3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15db1" officeooo:paragraph-rsid="02e6f786" fo:background-color="#ffff00"/>
    </style:style>
    <style:style style:name="P3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f87ae3" officeooo:paragraph-rsid="0327d353" fo:background-color="#ffff00"/>
    </style:style>
    <style:style style:name="P3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f87ae3" officeooo:paragraph-rsid="02f87ae3" fo:background-color="#ffff00"/>
    </style:style>
    <style:style style:name="P3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1e21d9" officeooo:paragraph-rsid="031e21d9" fo:background-color="#ffff00"/>
    </style:style>
    <style:style style:name="P3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1e21d9" officeooo:paragraph-rsid="039f045b" fo:background-color="#ffff00"/>
    </style:style>
    <style:style style:name="P3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305c65" officeooo:paragraph-rsid="03305c65" fo:background-color="#ffff00"/>
    </style:style>
    <style:style style:name="P3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56184f" officeooo:paragraph-rsid="0356184f" fo:background-color="#ffff00"/>
    </style:style>
    <style:style style:name="P3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56184f" officeooo:paragraph-rsid="039f045b" fo:background-color="#ffff00"/>
    </style:style>
    <style:style style:name="P4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567091" officeooo:paragraph-rsid="03567091" fo:background-color="#ffff00"/>
    </style:style>
    <style:style style:name="P4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576c89" officeooo:paragraph-rsid="03576c89" fo:background-color="#ffff00"/>
    </style:style>
    <style:style style:name="P4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58366c" officeooo:paragraph-rsid="0358366c" fo:background-color="#ffff00"/>
    </style:style>
    <style:style style:name="P4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58419e" officeooo:paragraph-rsid="0358419e" fo:background-color="#ffff00"/>
    </style:style>
    <style:style style:name="P4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58419e" officeooo:paragraph-rsid="039f045b" fo:background-color="#ffff00"/>
    </style:style>
    <style:style style:name="P4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5cdf68" officeooo:paragraph-rsid="035cdf68" fo:background-color="#ffff00"/>
    </style:style>
    <style:style style:name="P4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5cdf68" officeooo:paragraph-rsid="039f5789" fo:background-color="#ffff00"/>
    </style:style>
    <style:style style:name="P4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18967" officeooo:paragraph-rsid="0375d98d" fo:background-color="#ffff00"/>
    </style:style>
    <style:style style:name="P4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af7740" officeooo:paragraph-rsid="03af7740" fo:background-color="#ffff00"/>
    </style:style>
    <style:style style:name="P4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a6d9b0" officeooo:paragraph-rsid="03a6d9b0" fo:background-color="#ffff00"/>
    </style:style>
    <style:style style:name="P5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295978" officeooo:paragraph-rsid="04295978" fo:background-color="#ffff00"/>
    </style:style>
    <style:style style:name="P5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587fe0" officeooo:paragraph-rsid="04587fe0" fo:background-color="#ffff00"/>
    </style:style>
    <style:style style:name="P5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5e3506" officeooo:paragraph-rsid="045e3506" fo:background-color="#ffff00"/>
    </style:style>
    <style:style style:name="P5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5e7b01" officeooo:paragraph-rsid="045e7b01" fo:background-color="#ffff00"/>
    </style:style>
    <style:style style:name="P5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5e7b01" officeooo:paragraph-rsid="04692091" fo:background-color="#ffff00"/>
    </style:style>
    <style:style style:name="P5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6c5684" officeooo:paragraph-rsid="046c5684" fo:background-color="#ffff00"/>
    </style:style>
    <style:style style:name="P5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4765b8" officeooo:paragraph-rsid="046ef2b7" fo:background-color="#ffff00"/>
    </style:style>
    <style:style style:name="P5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92591e" officeooo:paragraph-rsid="0492591e" fo:background-color="#ffff00"/>
    </style:style>
    <style:style style:name="P5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f9d13d" officeooo:paragraph-rsid="01f9d13d"/>
    </style:style>
    <style:style style:name="P5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0226f2" officeooo:paragraph-rsid="020226f2"/>
    </style:style>
    <style:style style:name="P6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fd29d0" officeooo:paragraph-rsid="0202aa24"/>
    </style:style>
    <style:style style:name="P6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fd29d0" officeooo:paragraph-rsid="049eb207"/>
    </style:style>
    <style:style style:name="P6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00c61" officeooo:paragraph-rsid="02100c61"/>
    </style:style>
    <style:style style:name="P6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0db72" officeooo:paragraph-rsid="0210db72"/>
    </style:style>
    <style:style style:name="P6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0db72" officeooo:paragraph-rsid="02160c90"/>
    </style:style>
    <style:style style:name="P6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0db72" officeooo:paragraph-rsid="0375d98d"/>
    </style:style>
    <style:style style:name="P66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210db72" officeooo:paragraph-rsid="0210db72"/>
    </style:style>
    <style:style style:name="P6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18967" officeooo:paragraph-rsid="02118967"/>
    </style:style>
    <style:style style:name="P6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18967" officeooo:paragraph-rsid="0375d98d"/>
    </style:style>
    <style:style style:name="P6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18967" officeooo:paragraph-rsid="04db5f5b"/>
    </style:style>
    <style:style style:name="P7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18967" officeooo:paragraph-rsid="04f342d4"/>
    </style:style>
    <style:style style:name="P7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72572" officeooo:paragraph-rsid="0375d98d"/>
    </style:style>
    <style:style style:name="P72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2172572" officeooo:paragraph-rsid="0375d98d" style:font-style-asian="normal" style:font-style-complex="normal"/>
    </style:style>
    <style:style style:name="P73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1cc20d0" officeooo:paragraph-rsid="03645774" style:font-style-asian="normal" style:font-style-complex="normal"/>
    </style:style>
    <style:style style:name="P74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19b661" officeooo:paragraph-rsid="03645774" style:font-style-asian="normal" style:font-style-complex="normal"/>
    </style:style>
    <style:style style:name="P75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1a7ac3" officeooo:paragraph-rsid="03645774" style:font-style-asian="normal" style:font-style-complex="normal"/>
    </style:style>
    <style:style style:name="P76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1c8877" officeooo:paragraph-rsid="03645774" style:font-style-asian="normal" style:font-style-complex="normal"/>
    </style:style>
    <style:style style:name="P77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2071f9" officeooo:paragraph-rsid="03645774" style:font-style-asian="normal" style:font-style-complex="normal"/>
    </style:style>
    <style:style style:name="P78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229078" officeooo:paragraph-rsid="03645774" style:font-style-asian="normal" style:font-style-complex="normal"/>
    </style:style>
    <style:style style:name="P79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24fff9" officeooo:paragraph-rsid="03645774" style:font-style-asian="normal" style:font-style-complex="normal"/>
    </style:style>
    <style:style style:name="P80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2fe9e1" officeooo:paragraph-rsid="03645774" style:font-style-asian="normal" style:font-style-complex="normal"/>
    </style:style>
    <style:style style:name="P81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2aa211" officeooo:paragraph-rsid="03645774" style:font-style-asian="normal" style:font-style-complex="normal"/>
    </style:style>
    <style:style style:name="P82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2aa211" officeooo:paragraph-rsid="04b434ca" style:font-style-asian="normal" style:font-style-complex="normal"/>
    </style:style>
    <style:style style:name="P83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321a9e" officeooo:paragraph-rsid="03645774" style:font-style-asian="normal" style:font-style-complex="normal"/>
    </style:style>
    <style:style style:name="P84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321a9e" officeooo:paragraph-rsid="04b11a91" style:font-style-asian="normal" style:font-style-complex="normal"/>
    </style:style>
    <style:style style:name="P85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4387a9" officeooo:paragraph-rsid="03645774" style:font-style-asian="normal" style:font-style-complex="normal"/>
    </style:style>
    <style:style style:name="P86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3a5af1" officeooo:paragraph-rsid="03645774" style:font-style-asian="normal" style:font-style-complex="normal"/>
    </style:style>
    <style:style style:name="P87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3a92e7" officeooo:paragraph-rsid="03645774" style:font-style-asian="normal" style:font-style-complex="normal"/>
    </style:style>
    <style:style style:name="P88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4b11a91" officeooo:paragraph-rsid="04b11a91" style:font-style-asian="normal" style:font-style-complex="normal"/>
    </style:style>
    <style:style style:name="P89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4b243b1" officeooo:paragraph-rsid="04b243b1" style:font-style-asian="normal" style:font-style-complex="normal"/>
    </style:style>
    <style:style style:name="P90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4b434ca" officeooo:paragraph-rsid="04b434ca" style:font-style-asian="normal" style:font-style-complex="normal"/>
    </style:style>
    <style:style style:name="P91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4c30c9" officeooo:paragraph-rsid="03645774" fo:background-color="#ffff00" style:font-style-asian="normal" style:font-style-complex="normal"/>
    </style:style>
    <style:style style:name="P92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3dbcf8" officeooo:paragraph-rsid="04c7183d" fo:background-color="#ffff00" style:font-style-asian="normal" style:font-style-complex="normal"/>
    </style:style>
    <style:style style:name="P93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28c4e3" officeooo:paragraph-rsid="03645774" fo:background-color="transparent" style:font-style-asian="normal" style:font-style-complex="normal"/>
    </style:style>
    <style:style style:name="P94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3dbcf8" officeooo:paragraph-rsid="04c7183d" fo:background-color="transparent" style:font-style-asian="normal" style:font-style-complex="normal"/>
    </style:style>
    <style:style style:name="P95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fo:font-weight="bold" officeooo:rsid="002aa211" officeooo:paragraph-rsid="03645774" style:font-style-asian="normal" style:font-weight-asian="bold" style:font-style-complex="normal" style:font-weight-complex="bold"/>
    </style:style>
    <style:style style:name="P96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fo:font-weight="normal" officeooo:rsid="002aa211" officeooo:paragraph-rsid="03645774" style:font-style-asian="normal" style:font-weight-asian="normal" style:font-style-complex="normal" style:font-weight-complex="normal"/>
    </style:style>
    <style:style style:name="P97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fo:font-weight="normal" officeooo:rsid="04bc6cdc" officeooo:paragraph-rsid="04bc6cdc" style:font-style-asian="normal" style:font-weight-asian="normal" style:font-style-complex="normal" style:font-weight-complex="normal"/>
    </style:style>
    <style:style style:name="P98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fo:font-weight="normal" officeooo:rsid="04bf11ed" officeooo:paragraph-rsid="04bf11ed" style:font-style-asian="normal" style:font-weight-asian="normal" style:font-style-complex="normal" style:font-weight-complex="normal"/>
    </style:style>
    <style:style style:name="P99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fo:font-weight="normal" officeooo:rsid="04c013b1" officeooo:paragraph-rsid="04c013b1" style:font-style-asian="normal" style:font-weight-asian="normal" style:font-style-complex="normal" style:font-weight-complex="normal"/>
    </style:style>
    <style:style style:name="P100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fo:font-weight="normal" officeooo:rsid="04c013b1" officeooo:paragraph-rsid="04c0dda7" style:font-style-asian="normal" style:font-weight-asian="normal" style:font-style-complex="normal" style:font-weight-complex="normal"/>
    </style:style>
    <style:style style:name="P101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fo:font-weight="normal" officeooo:rsid="04c013b1" officeooo:paragraph-rsid="04e20ad0" style:font-style-asian="normal" style:font-weight-asian="normal" style:font-style-complex="normal" style:font-weight-complex="normal"/>
    </style:style>
    <style:style style:name="P102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fo:font-weight="normal" officeooo:rsid="04c0dda7" officeooo:paragraph-rsid="04c0dda7" style:font-style-asian="normal" style:font-weight-asian="normal" style:font-style-complex="normal" style:font-weight-complex="normal"/>
    </style:style>
    <style:style style:name="P103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fo:font-weight="normal" officeooo:rsid="04c0dda7" officeooo:paragraph-rsid="04c4b7eb" style:font-style-asian="normal" style:font-weight-asian="normal" style:font-style-complex="normal" style:font-weight-complex="normal"/>
    </style:style>
    <style:style style:name="P104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fo:font-weight="normal" officeooo:rsid="04c51edd" officeooo:paragraph-rsid="04c51edd" style:font-style-asian="normal" style:font-weight-asian="normal" style:font-style-complex="normal" style:font-weight-complex="normal"/>
    </style:style>
    <style:style style:name="P105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fo:font-weight="normal" officeooo:rsid="04c7183d" officeooo:paragraph-rsid="04c7183d" style:font-style-asian="normal" style:font-weight-asian="normal" style:font-style-complex="normal" style:font-weight-complex="normal"/>
    </style:style>
    <style:style style:name="P10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15bd8" officeooo:paragraph-rsid="02160c90"/>
    </style:style>
    <style:style style:name="P10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917bb" officeooo:paragraph-rsid="0375d98d"/>
    </style:style>
    <style:style style:name="P10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917bb" officeooo:paragraph-rsid="04d1c421"/>
    </style:style>
    <style:style style:name="P10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917bb" officeooo:paragraph-rsid="04d21ab9"/>
    </style:style>
    <style:style style:name="P11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917bb" officeooo:paragraph-rsid="04d30a5b"/>
    </style:style>
    <style:style style:name="P11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d9dba" officeooo:paragraph-rsid="0375d98d"/>
    </style:style>
    <style:style style:name="P11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eef9d" officeooo:paragraph-rsid="021eef9d"/>
    </style:style>
    <style:style style:name="P11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eef9d" officeooo:paragraph-rsid="027b9373"/>
    </style:style>
    <style:style style:name="P11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98702" officeooo:paragraph-rsid="0229de7e"/>
    </style:style>
    <style:style style:name="P11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98702" officeooo:paragraph-rsid="022b8e40"/>
    </style:style>
    <style:style style:name="P11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b8e40" officeooo:paragraph-rsid="022b8e40"/>
    </style:style>
    <style:style style:name="P11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cc65b" officeooo:paragraph-rsid="022cc65b"/>
    </style:style>
    <style:style style:name="P11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cc65b" officeooo:paragraph-rsid="0230aa03"/>
    </style:style>
    <style:style style:name="P11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eae76" officeooo:paragraph-rsid="022eae76"/>
    </style:style>
    <style:style style:name="P12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9ff47" officeooo:paragraph-rsid="022b8e40"/>
    </style:style>
    <style:style style:name="P12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0aa03" officeooo:paragraph-rsid="0238b176"/>
    </style:style>
    <style:style style:name="P12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0aa03" officeooo:paragraph-rsid="02671a0c"/>
    </style:style>
    <style:style style:name="P123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230aa03" officeooo:paragraph-rsid="0230aa03"/>
    </style:style>
    <style:style style:name="P12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9b67c" officeooo:paragraph-rsid="0239b67c"/>
    </style:style>
    <style:style style:name="P12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9b67c" officeooo:paragraph-rsid="026cb769"/>
    </style:style>
    <style:style style:name="P12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9b67c" officeooo:paragraph-rsid="02e7b0bb"/>
    </style:style>
    <style:style style:name="P127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239b67c" officeooo:paragraph-rsid="0239b67c"/>
    </style:style>
    <style:style style:name="P12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c8cf7" officeooo:paragraph-rsid="023ce0d4"/>
    </style:style>
    <style:style style:name="P12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c8cf7" officeooo:paragraph-rsid="02403a96"/>
    </style:style>
    <style:style style:name="P13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ce0d4" officeooo:paragraph-rsid="023ce0d4"/>
    </style:style>
    <style:style style:name="P13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15db1" officeooo:paragraph-rsid="02415db1"/>
    </style:style>
    <style:style style:name="P13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15db1" officeooo:paragraph-rsid="0253838d"/>
    </style:style>
    <style:style style:name="P13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342c7" officeooo:paragraph-rsid="024342c7"/>
    </style:style>
    <style:style style:name="P13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342c7" officeooo:paragraph-rsid="0258697e"/>
    </style:style>
    <style:style style:name="P13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342c7" officeooo:paragraph-rsid="02671a0c"/>
    </style:style>
    <style:style style:name="P136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24342c7" officeooo:paragraph-rsid="0230aa03"/>
    </style:style>
    <style:style style:name="P13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88dac" officeooo:paragraph-rsid="02488dac"/>
    </style:style>
    <style:style style:name="P13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2341a" officeooo:paragraph-rsid="02671a0c"/>
    </style:style>
    <style:style style:name="P13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75e80" officeooo:paragraph-rsid="0269618f"/>
    </style:style>
    <style:style style:name="P14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aeed1" officeooo:paragraph-rsid="026aeed1"/>
    </style:style>
    <style:style style:name="P14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aeed1" officeooo:paragraph-rsid="026c2deb"/>
    </style:style>
    <style:style style:name="P14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aeed1" officeooo:paragraph-rsid="02852a5e"/>
    </style:style>
    <style:style style:name="P14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aeed1" officeooo:paragraph-rsid="026e43dc"/>
    </style:style>
    <style:style style:name="P14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e43dc" officeooo:paragraph-rsid="026e43dc"/>
    </style:style>
    <style:style style:name="P14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736073" officeooo:paragraph-rsid="02736073"/>
    </style:style>
    <style:style style:name="P14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736073" officeooo:paragraph-rsid="02769fb7"/>
    </style:style>
    <style:style style:name="P14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78d59e" officeooo:paragraph-rsid="0278d59e"/>
    </style:style>
    <style:style style:name="P14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7b5034" officeooo:paragraph-rsid="027b5034"/>
    </style:style>
    <style:style style:name="P14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7b9373" officeooo:paragraph-rsid="027b9373"/>
    </style:style>
    <style:style style:name="P15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7b9373" officeooo:paragraph-rsid="02e7b0bb"/>
    </style:style>
    <style:style style:name="P151" style:family="paragraph" style:parent-style-name="Text_20_body">
      <style:paragraph-properties fo:text-align="justify" style:justify-single-word="false" fo:padding="0cm" fo:border="none" style:shadow="none" style:join-border="false"/>
      <style:text-properties fo:color="#0000ff" officeooo:rsid="027cd90d" officeooo:paragraph-rsid="027fea0b"/>
    </style:style>
    <style:style style:name="P15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870fc1" officeooo:paragraph-rsid="028803ef" fo:background-color="transparent"/>
    </style:style>
    <style:style style:name="P15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a6b956" officeooo:paragraph-rsid="0311d3cd" fo:background-color="transparent"/>
    </style:style>
    <style:style style:name="P15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15f9e7" officeooo:paragraph-rsid="0315f9e7" fo:background-color="transparent"/>
    </style:style>
    <style:style style:name="P15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17f0c9" officeooo:paragraph-rsid="0317f0c9" fo:background-color="transparent"/>
    </style:style>
    <style:style style:name="P15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1c9a5f" officeooo:paragraph-rsid="031c9a5f" fo:background-color="transparent"/>
    </style:style>
    <style:style style:name="P15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1ed558" officeooo:paragraph-rsid="031ed558" fo:background-color="transparent"/>
    </style:style>
    <style:style style:name="P15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404471" officeooo:paragraph-rsid="03404471" fo:background-color="transparent"/>
    </style:style>
    <style:style style:name="P15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404471" officeooo:paragraph-rsid="03670304" fo:background-color="transparent"/>
    </style:style>
    <style:style style:name="P16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43534e" officeooo:paragraph-rsid="0343534e" fo:background-color="transparent"/>
    </style:style>
    <style:style style:name="P16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43534e" officeooo:paragraph-rsid="0344ecec" fo:background-color="transparent"/>
    </style:style>
    <style:style style:name="P16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43534e" officeooo:paragraph-rsid="0396fc99" fo:background-color="transparent"/>
    </style:style>
    <style:style style:name="P16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6f786" officeooo:paragraph-rsid="027cd90d" fo:background-color="transparent"/>
    </style:style>
    <style:style style:name="P16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6f786" officeooo:paragraph-rsid="02e6f786" fo:background-color="transparent"/>
    </style:style>
    <style:style style:name="P165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2e6f786" officeooo:paragraph-rsid="02e6f786" fo:background-color="transparent"/>
    </style:style>
    <style:style style:name="P16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4e5633" officeooo:paragraph-rsid="034e5633" fo:background-color="transparent"/>
    </style:style>
    <style:style style:name="P16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4e5633" officeooo:paragraph-rsid="035a417c" fo:background-color="transparent"/>
    </style:style>
    <style:style style:name="P16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4ee39a" officeooo:paragraph-rsid="034ee39a" fo:background-color="transparent"/>
    </style:style>
    <style:style style:name="P16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305c65" officeooo:paragraph-rsid="03670304" fo:background-color="transparent"/>
    </style:style>
    <style:style style:name="P17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6602ac" officeooo:paragraph-rsid="036602ac" fo:background-color="transparent"/>
    </style:style>
    <style:style style:name="P17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6daace" officeooo:paragraph-rsid="036daace" fo:background-color="transparent"/>
    </style:style>
    <style:style style:name="P17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6db287" officeooo:paragraph-rsid="036db287" fo:background-color="transparent"/>
    </style:style>
    <style:style style:name="P17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9363f1" officeooo:paragraph-rsid="0396fc99" fo:background-color="transparent"/>
    </style:style>
    <style:style style:name="P17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9363f1" officeooo:paragraph-rsid="03a1c772" fo:background-color="transparent"/>
    </style:style>
    <style:style style:name="P17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93f903" officeooo:paragraph-rsid="0393f903" fo:background-color="transparent"/>
    </style:style>
    <style:style style:name="P17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9523aa" officeooo:paragraph-rsid="039523aa" fo:background-color="transparent"/>
    </style:style>
    <style:style style:name="P17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a33e9c" officeooo:paragraph-rsid="03b00857" fo:background-color="transparent"/>
    </style:style>
    <style:style style:name="P17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b1c398" officeooo:paragraph-rsid="03b1c398" fo:background-color="transparent"/>
    </style:style>
    <style:style style:name="P17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b3380f" officeooo:paragraph-rsid="03b3380f" fo:background-color="transparent"/>
    </style:style>
    <style:style style:name="P18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b39402" officeooo:paragraph-rsid="03b39402" fo:background-color="transparent"/>
    </style:style>
    <style:style style:name="P18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b7c840" officeooo:paragraph-rsid="03b7c840" fo:background-color="transparent"/>
    </style:style>
    <style:style style:name="P18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bb3388" officeooo:paragraph-rsid="03bb3388" fo:background-color="transparent"/>
    </style:style>
    <style:style style:name="P18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bf6ba5" officeooo:paragraph-rsid="03c13108" fo:background-color="transparent"/>
    </style:style>
    <style:style style:name="P18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13108" officeooo:paragraph-rsid="03c13108" fo:background-color="transparent"/>
    </style:style>
    <style:style style:name="P18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34570" officeooo:paragraph-rsid="03c34570" fo:background-color="transparent"/>
    </style:style>
    <style:style style:name="P18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34570" officeooo:paragraph-rsid="03d8e187" fo:background-color="transparent"/>
    </style:style>
    <style:style style:name="P18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ecdde0" officeooo:paragraph-rsid="03ecdde0" fo:background-color="transparent"/>
    </style:style>
    <style:style style:name="P18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ef1b8a" officeooo:paragraph-rsid="03ef1b8a" fo:background-color="transparent"/>
    </style:style>
    <style:style style:name="P18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9df8d" officeooo:paragraph-rsid="03c9df8d" fo:background-color="transparent"/>
    </style:style>
    <style:style style:name="P19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b701d" officeooo:paragraph-rsid="03c9df8d" fo:background-color="transparent"/>
    </style:style>
    <style:style style:name="P19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d8d987" officeooo:paragraph-rsid="03d8d987" fo:background-color="transparent"/>
    </style:style>
    <style:style style:name="P19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dddda6" officeooo:paragraph-rsid="03dddda6" fo:background-color="transparent"/>
    </style:style>
    <style:style style:name="P19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e46bd3" officeooo:paragraph-rsid="03e46bd3" fo:background-color="transparent"/>
    </style:style>
    <style:style style:name="P19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e91e58" officeooo:paragraph-rsid="03c9df8d" fo:background-color="transparent"/>
    </style:style>
    <style:style style:name="P19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e91e58" officeooo:paragraph-rsid="03e91e58" fo:background-color="transparent"/>
    </style:style>
    <style:style style:name="P19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ec47f1" officeooo:paragraph-rsid="03ec47f1" fo:background-color="transparent"/>
    </style:style>
    <style:style style:name="P19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f84b93" officeooo:paragraph-rsid="03f84b93" fo:background-color="transparent"/>
    </style:style>
    <style:style style:name="P19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fd7f51" officeooo:paragraph-rsid="03fd7f51" fo:background-color="transparent"/>
    </style:style>
    <style:style style:name="P19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fecd22" officeooo:paragraph-rsid="03fecd22" fo:background-color="transparent"/>
    </style:style>
    <style:style style:name="P20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030cd7" officeooo:paragraph-rsid="041e0a71" fo:background-color="transparent"/>
    </style:style>
    <style:style style:name="P20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030cd7" officeooo:paragraph-rsid="047a71b8" fo:background-color="transparent"/>
    </style:style>
    <style:style style:name="P20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212d31" officeooo:paragraph-rsid="04212d31" fo:background-color="transparent"/>
    </style:style>
    <style:style style:name="P20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195632" officeooo:paragraph-rsid="042dd754" fo:background-color="transparent"/>
    </style:style>
    <style:style style:name="P20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37eebf" officeooo:paragraph-rsid="0437eebf" fo:background-color="transparent"/>
    </style:style>
    <style:style style:name="P20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400e28" officeooo:paragraph-rsid="04400e28" fo:background-color="transparent"/>
    </style:style>
    <style:style style:name="P20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4306c8" officeooo:paragraph-rsid="044306c8" fo:background-color="transparent"/>
    </style:style>
    <style:style style:name="P20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4306c8" officeooo:paragraph-rsid="044765b8" fo:background-color="transparent"/>
    </style:style>
    <style:style style:name="P20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4765b8" officeooo:paragraph-rsid="044765b8" fo:background-color="transparent"/>
    </style:style>
    <style:style style:name="P20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4765b8" officeooo:paragraph-rsid="0449caf6" fo:background-color="transparent"/>
    </style:style>
    <style:style style:name="P21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4765b8" officeooo:paragraph-rsid="04714981" fo:background-color="transparent"/>
    </style:style>
    <style:style style:name="P21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4765b8" officeooo:paragraph-rsid="047a71b8" fo:background-color="transparent"/>
    </style:style>
    <style:style style:name="P21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4765b8" officeooo:paragraph-rsid="047d8622" fo:background-color="transparent"/>
    </style:style>
    <style:style style:name="P213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44765b8" officeooo:paragraph-rsid="047a71b8" fo:background-color="transparent"/>
    </style:style>
    <style:style style:name="P21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51e57c" officeooo:paragraph-rsid="0451e57c" fo:background-color="transparent"/>
    </style:style>
    <style:style style:name="P21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5a992a" officeooo:paragraph-rsid="045a992a" fo:background-color="transparent"/>
    </style:style>
    <style:style style:name="P21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5dac53" officeooo:paragraph-rsid="045dac53" fo:background-color="transparent"/>
    </style:style>
    <style:style style:name="P21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6f1aa3" officeooo:paragraph-rsid="046f1aa3" fo:background-color="transparent"/>
    </style:style>
    <style:style style:name="P21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707a19" officeooo:paragraph-rsid="04707a19" fo:background-color="transparent"/>
    </style:style>
    <style:style style:name="P21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714981" officeooo:paragraph-rsid="04714981" fo:background-color="transparent"/>
    </style:style>
    <style:style style:name="P22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76d658" officeooo:paragraph-rsid="0476d658" fo:background-color="transparent"/>
    </style:style>
    <style:style style:name="P22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783e18" officeooo:paragraph-rsid="04783e18" fo:background-color="transparent"/>
    </style:style>
    <style:style style:name="P22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783e18" officeooo:paragraph-rsid="047d8622" fo:background-color="transparent"/>
    </style:style>
    <style:style style:name="P22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786961" officeooo:paragraph-rsid="04827258" fo:background-color="transparent"/>
    </style:style>
    <style:style style:name="P22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7a71b8" officeooo:paragraph-rsid="047a71b8" fo:background-color="transparent"/>
    </style:style>
    <style:style style:name="P22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7a71b8" officeooo:paragraph-rsid="047d8622" fo:background-color="transparent"/>
    </style:style>
    <style:style style:name="P22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7d8622" officeooo:paragraph-rsid="047d8622" fo:background-color="transparent"/>
    </style:style>
    <style:style style:name="P227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4992556" officeooo:paragraph-rsid="04992556" fo:background-color="transparent"/>
    </style:style>
    <style:style style:name="P22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eef9d" officeooo:paragraph-rsid="04ce0e13" fo:background-color="transparent"/>
    </style:style>
    <style:style style:name="P22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9d1e3" officeooo:paragraph-rsid="028aa05a"/>
    </style:style>
    <style:style style:name="P23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90299b" officeooo:paragraph-rsid="0290299b"/>
    </style:style>
    <style:style style:name="P23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928cb7" officeooo:paragraph-rsid="02928cb7"/>
    </style:style>
    <style:style style:name="P23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e8f00" officeooo:paragraph-rsid="026e8f00"/>
    </style:style>
    <style:style style:name="P23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95318b" officeooo:paragraph-rsid="0295318b"/>
    </style:style>
    <style:style style:name="P23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a66f9f" officeooo:paragraph-rsid="02e7b0bb"/>
    </style:style>
    <style:style style:name="P23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769fb7" officeooo:paragraph-rsid="02769fb7"/>
    </style:style>
    <style:style style:name="P23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a84ef1" officeooo:paragraph-rsid="02a84ef1"/>
    </style:style>
    <style:style style:name="P23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acdad6" officeooo:paragraph-rsid="02acdad6"/>
    </style:style>
    <style:style style:name="P23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07e75" officeooo:paragraph-rsid="02b07e75"/>
    </style:style>
    <style:style style:name="P23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07e75" officeooo:paragraph-rsid="02d13f68"/>
    </style:style>
    <style:style style:name="P24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24129" officeooo:paragraph-rsid="02b3865a"/>
    </style:style>
    <style:style style:name="P24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24129" officeooo:paragraph-rsid="02b558a0"/>
    </style:style>
    <style:style style:name="P24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558a0" officeooo:paragraph-rsid="02b3865a"/>
    </style:style>
    <style:style style:name="P24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558a0" officeooo:paragraph-rsid="02b558a0"/>
    </style:style>
    <style:style style:name="P24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d0f6e" officeooo:paragraph-rsid="02e6f786"/>
    </style:style>
    <style:style style:name="P24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35533" officeooo:paragraph-rsid="02e35533"/>
    </style:style>
    <style:style style:name="P24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4b27d" officeooo:paragraph-rsid="02e4b27d"/>
    </style:style>
    <style:style style:name="P24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d13f68" officeooo:paragraph-rsid="02d13f68"/>
    </style:style>
    <style:style style:name="P24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90f55" officeooo:paragraph-rsid="02ead749"/>
    </style:style>
    <style:style style:name="P24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ad749" officeooo:paragraph-rsid="02ead749"/>
    </style:style>
    <style:style style:name="P25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b28cf" officeooo:paragraph-rsid="02eb28cf"/>
    </style:style>
    <style:style style:name="P25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cf391" officeooo:paragraph-rsid="02ecf391"/>
    </style:style>
    <style:style style:name="P25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e67eb" officeooo:paragraph-rsid="02ee67eb"/>
    </style:style>
    <style:style style:name="P25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e67eb" officeooo:paragraph-rsid="02f40c6d"/>
    </style:style>
    <style:style style:name="P25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f3fef4" officeooo:paragraph-rsid="02f3fef4"/>
    </style:style>
    <style:style style:name="P255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2ee67eb" officeooo:paragraph-rsid="02f40c6d" style:font-style-asian="normal" style:font-weight-asian="normal" style:font-style-complex="normal" style:font-weight-complex="normal"/>
    </style:style>
    <style:style style:name="P256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paragraph-rsid="03645774" style:font-style-asian="normal" style:font-weight-asian="normal" style:font-style-complex="normal" style:font-weight-complex="normal"/>
    </style:style>
    <style:style style:name="P257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0321a9e" officeooo:paragraph-rsid="03645774" style:font-style-asian="normal" style:font-weight-asian="normal" style:font-style-complex="normal" style:font-weight-complex="normal"/>
    </style:style>
    <style:style style:name="P258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04ca17e" officeooo:paragraph-rsid="03645774" style:font-style-asian="normal" style:font-weight-asian="normal" style:font-style-complex="normal" style:font-weight-complex="normal"/>
    </style:style>
    <style:style style:name="P259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03388a5" officeooo:paragraph-rsid="03645774" style:font-style-asian="normal" style:font-weight-asian="normal" style:font-style-complex="normal" style:font-weight-complex="normal"/>
    </style:style>
    <style:style style:name="P260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0360c91" officeooo:paragraph-rsid="03645774" style:font-style-asian="normal" style:font-weight-asian="normal" style:font-style-complex="normal" style:font-weight-complex="normal"/>
    </style:style>
    <style:style style:name="P261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03909c1" officeooo:paragraph-rsid="03645774" style:font-style-asian="normal" style:font-weight-asian="normal" style:font-style-complex="normal" style:font-weight-complex="normal"/>
    </style:style>
    <style:style style:name="P262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77d823" officeooo:paragraph-rsid="03824bdf" style:font-style-asian="normal" style:font-weight-asian="normal" style:font-style-complex="normal" style:font-weight-complex="normal"/>
    </style:style>
    <style:style style:name="P263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82ffb0" officeooo:paragraph-rsid="0382ffb0" style:font-style-asian="normal" style:font-weight-asian="normal" style:font-style-complex="normal" style:font-weight-complex="normal"/>
    </style:style>
    <style:style style:name="P264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850522" officeooo:paragraph-rsid="03850522" style:font-style-asian="normal" style:font-weight-asian="normal" style:font-style-complex="normal" style:font-weight-complex="normal"/>
    </style:style>
    <style:style style:name="P265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875ca6" officeooo:paragraph-rsid="03875ca6" style:font-style-asian="normal" style:font-weight-asian="normal" style:font-style-complex="normal" style:font-weight-complex="normal"/>
    </style:style>
    <style:style style:name="P266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875ca6" officeooo:paragraph-rsid="0497a4fe" style:font-style-asian="normal" style:font-weight-asian="normal" style:font-style-complex="normal" style:font-weight-complex="normal"/>
    </style:style>
    <style:style style:name="P267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875ca6" officeooo:paragraph-rsid="04989b4f" style:font-style-asian="normal" style:font-weight-asian="normal" style:font-style-complex="normal" style:font-weight-complex="normal"/>
    </style:style>
    <style:style style:name="P268" style:family="paragraph" style:parent-style-name="Text_20_body">
      <style:paragraph-properties fo:text-align="center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875ca6" officeooo:paragraph-rsid="0497a4fe" style:font-style-asian="normal" style:font-weight-asian="normal" style:font-style-complex="normal" style:font-weight-complex="normal"/>
    </style:style>
    <style:style style:name="P269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824bdf" officeooo:paragraph-rsid="03824bdf" style:font-style-asian="normal" style:font-weight-asian="normal" style:font-style-complex="normal" style:font-weight-complex="normal"/>
    </style:style>
    <style:style style:name="P270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490e30f" officeooo:paragraph-rsid="04989b4f" style:font-style-asian="normal" style:font-weight-asian="normal" style:font-style-complex="normal" style:font-weight-complex="normal"/>
    </style:style>
    <style:style style:name="P271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497a4fe" officeooo:paragraph-rsid="0497a4fe" style:font-style-asian="normal" style:font-weight-asian="normal" style:font-style-complex="normal" style:font-weight-complex="normal"/>
    </style:style>
    <style:style style:name="P272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68c8fa" officeooo:paragraph-rsid="04998269" style:font-style-asian="normal" style:font-weight-asian="normal" style:font-style-complex="normal" style:font-weight-complex="normal"/>
    </style:style>
    <style:style style:name="P273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77d510" officeooo:paragraph-rsid="04998269" style:font-style-asian="normal" style:font-weight-asian="normal" style:font-style-complex="normal" style:font-weight-complex="normal"/>
    </style:style>
    <style:style style:name="P274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4998269" officeooo:paragraph-rsid="04998269" style:font-style-asian="normal" style:font-weight-asian="normal" style:font-style-complex="normal" style:font-weight-complex="normal"/>
    </style:style>
    <style:style style:name="P275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4998269" officeooo:paragraph-rsid="04b8ce44" style:font-style-asian="normal" style:font-weight-asian="normal" style:font-style-complex="normal" style:font-weight-complex="normal"/>
    </style:style>
    <style:style style:name="P276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491cf48" officeooo:paragraph-rsid="04989b4f" style:font-style-asian="normal" style:font-weight-asian="normal" style:font-style-complex="normal" style:font-weight-complex="normal"/>
    </style:style>
    <style:style style:name="P277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4a869d6" officeooo:paragraph-rsid="04a869d6" style:font-style-asian="normal" style:font-weight-asian="normal" style:font-style-complex="normal" style:font-weight-complex="normal"/>
    </style:style>
    <style:style style:name="P278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4a869d6" officeooo:paragraph-rsid="04b8ce44" style:font-style-asian="normal" style:font-weight-asian="normal" style:font-style-complex="normal" style:font-weight-complex="normal"/>
    </style:style>
    <style:style style:name="P279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1cd80fd" officeooo:paragraph-rsid="03645774" style:font-style-asian="normal" style:font-weight-asian="normal" style:font-style-complex="normal" style:font-weight-complex="normal"/>
    </style:style>
    <style:style style:name="P280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1cd80fd" officeooo:paragraph-rsid="04b11a91" style:font-style-asian="normal" style:font-weight-asian="normal" style:font-style-complex="normal" style:font-weight-complex="normal"/>
    </style:style>
    <style:style style:name="P281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46041d5" officeooo:paragraph-rsid="04998269" fo:background-color="transparent" style:font-style-asian="normal" style:font-weight-asian="normal" style:font-style-complex="normal" style:font-weight-complex="normal"/>
    </style:style>
    <style:style style:name="P282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2e6f786" officeooo:paragraph-rsid="04998269" fo:background-color="#ffff00" style:font-style-asian="normal" style:font-weight-asian="normal" style:font-style-complex="normal" style:font-weight-complex="normal"/>
    </style:style>
    <style:style style:name="P28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07a56c" officeooo:paragraph-rsid="030b5782"/>
    </style:style>
    <style:style style:name="P28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c9af1a" officeooo:paragraph-rsid="0311d3cd"/>
    </style:style>
    <style:style style:name="P28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0b5782" officeooo:paragraph-rsid="030b5782"/>
    </style:style>
    <style:style style:name="P28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01a7ac3" officeooo:paragraph-rsid="03645774"/>
    </style:style>
    <style:style style:name="P28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bbf121" officeooo:paragraph-rsid="01f5abdc"/>
    </style:style>
    <style:style style:name="P28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72069c" officeooo:paragraph-rsid="0372069c"/>
    </style:style>
    <style:style style:name="P28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8fc7b" officeooo:paragraph-rsid="02e6f786"/>
    </style:style>
    <style:style style:name="P29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a6d9b0" officeooo:paragraph-rsid="03a6d9b0"/>
    </style:style>
    <style:style style:name="P29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a6d9b0" officeooo:paragraph-rsid="03a8d313"/>
    </style:style>
    <style:style style:name="P29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a8d313" officeooo:paragraph-rsid="03a8d313"/>
    </style:style>
    <style:style style:name="P29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ab9728" officeooo:paragraph-rsid="03ab9728"/>
    </style:style>
    <style:style style:name="P29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acb48b" officeooo:paragraph-rsid="03acb48b"/>
    </style:style>
    <style:style style:name="P29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ae3867" officeooo:paragraph-rsid="03ae3867"/>
    </style:style>
    <style:style style:name="P29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paragraph-rsid="03c13108"/>
    </style:style>
    <style:style style:name="P29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2a0d5" officeooo:paragraph-rsid="03c2a0d5"/>
    </style:style>
    <style:style style:name="P29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34570" officeooo:paragraph-rsid="03c9df8d"/>
    </style:style>
    <style:style style:name="P29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9df8d" officeooo:paragraph-rsid="03c9df8d"/>
    </style:style>
    <style:style style:name="P30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9df8d" officeooo:paragraph-rsid="03dddda6"/>
    </style:style>
    <style:style style:name="P30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9df8d" officeooo:paragraph-rsid="03e37906"/>
    </style:style>
    <style:style style:name="P30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b701d" officeooo:paragraph-rsid="03cb701d"/>
    </style:style>
    <style:style style:name="P30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d4346" officeooo:paragraph-rsid="03cd4346"/>
    </style:style>
    <style:style style:name="P30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d8e187" officeooo:paragraph-rsid="03d8e187"/>
    </style:style>
    <style:style style:name="P30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dddda6" officeooo:paragraph-rsid="03e46bd3"/>
    </style:style>
    <style:style style:name="P30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e91e58" officeooo:paragraph-rsid="03ec47f1"/>
    </style:style>
    <style:style style:name="P30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ec47f1" officeooo:paragraph-rsid="03ec47f1"/>
    </style:style>
    <style:style style:name="P30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400e28" officeooo:paragraph-rsid="04400e28"/>
    </style:style>
    <style:style style:name="P30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77d823" officeooo:paragraph-rsid="03824bdf"/>
    </style:style>
    <style:style style:name="P310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1996160" officeooo:paragraph-rsid="01996160"/>
    </style:style>
    <style:style style:name="P311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4992556" officeooo:paragraph-rsid="04992556"/>
    </style:style>
    <style:style style:name="P31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d1c421" officeooo:paragraph-rsid="04d1c421"/>
    </style:style>
    <style:style style:name="P31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d30a5b" officeooo:paragraph-rsid="04d30a5b"/>
    </style:style>
    <style:style style:name="P31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d06a28" officeooo:paragraph-rsid="04d1c421"/>
    </style:style>
    <style:style style:name="P31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d21ab9" officeooo:paragraph-rsid="04d21ab9"/>
    </style:style>
    <style:style style:name="P31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d4900a" officeooo:paragraph-rsid="04d4900a"/>
    </style:style>
    <style:style style:name="P31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d60b90" officeooo:paragraph-rsid="04d747c5"/>
    </style:style>
    <style:style style:name="P31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d9de93" officeooo:paragraph-rsid="04db5f5b"/>
    </style:style>
    <style:style style:name="P31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e07de7" officeooo:paragraph-rsid="04e07de7"/>
    </style:style>
    <style:style style:name="P32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e23c8f" officeooo:paragraph-rsid="04e23c8f"/>
    </style:style>
    <style:style style:name="P32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ebdaaf" officeooo:paragraph-rsid="04ebdaaf"/>
    </style:style>
    <style:style style:name="P322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style:use-window-font-color="true" fo:language="ru" fo:country="RU" fo:font-style="normal" fo:font-weight="normal" officeooo:rsid="02ee67eb" officeooo:paragraph-rsid="02f40c6d" style:font-style-asian="normal" style:font-weight-asian="normal" style:font-style-complex="normal" style:font-weight-complex="normal"/>
    </style:style>
    <style:style style:name="P323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style:use-window-font-color="true" fo:language="ru" fo:country="RU" fo:font-style="normal" fo:font-weight="normal" officeooo:rsid="02f40c6d" officeooo:paragraph-rsid="02f40c6d" style:font-style-asian="normal" style:font-weight-asian="normal" style:font-style-complex="normal" style:font-weight-complex="normal"/>
    </style:style>
    <style:style style:name="P324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style:use-window-font-color="true" fo:language="ru" fo:country="RU" fo:font-style="normal" fo:font-weight="normal" officeooo:rsid="02f44243" officeooo:paragraph-rsid="02f44243" style:font-style-asian="normal" style:font-weight-asian="normal" style:font-style-complex="normal" style:font-weight-complex="normal"/>
    </style:style>
    <style:style style:name="P325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style:use-window-font-color="true" fo:language="ru" fo:country="RU" fo:font-style="normal" fo:font-weight="normal" officeooo:rsid="01cd80fd" officeooo:paragraph-rsid="03645774" style:font-style-asian="normal" style:font-weight-asian="normal" style:font-style-complex="normal" style:font-weight-complex="normal"/>
    </style:style>
    <style:style style:name="P326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paragraph-rsid="02f44243"/>
    </style:style>
    <style:style style:name="P327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paragraph-rsid="0363d7d1"/>
    </style:style>
    <style:style style:name="P328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2f44243" officeooo:paragraph-rsid="02f44243"/>
    </style:style>
    <style:style style:name="P329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2f6f97f" officeooo:paragraph-rsid="02f6f97f"/>
    </style:style>
    <style:style style:name="P330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2f6f97f" officeooo:paragraph-rsid="02fe2414"/>
    </style:style>
    <style:style style:name="P331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2f6f97f" officeooo:paragraph-rsid="0380e794"/>
    </style:style>
    <style:style style:name="P332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2f87ae3" officeooo:paragraph-rsid="02f87ae3"/>
    </style:style>
    <style:style style:name="P333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33682bd" officeooo:paragraph-rsid="033682bd"/>
    </style:style>
    <style:style style:name="P334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33682bd" officeooo:paragraph-rsid="037e5239"/>
    </style:style>
    <style:style style:name="P335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37e5239" officeooo:paragraph-rsid="037e5239"/>
    </style:style>
    <style:style style:name="P336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380e794" officeooo:paragraph-rsid="0380e794"/>
    </style:style>
    <style:style style:name="P337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380e794" officeooo:paragraph-rsid="03821a54"/>
    </style:style>
    <style:style style:name="P33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6f786" officeooo:paragraph-rsid="02e6f786" fo:background-color="transparent"/>
    </style:style>
    <style:style style:name="P33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6f786" officeooo:paragraph-rsid="04ffc21c" fo:background-color="transparent"/>
    </style:style>
    <style:style style:name="P34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6f786" officeooo:paragraph-rsid="050a2a69" fo:background-color="transparent"/>
    </style:style>
    <style:style style:name="P34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509e7f2" officeooo:paragraph-rsid="0509e7f2" fo:background-color="transparent"/>
    </style:style>
    <style:style style:name="P34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509e7f2" officeooo:paragraph-rsid="050df533" fo:background-color="transparent"/>
    </style:style>
    <style:style style:name="P34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ff0ae2" officeooo:paragraph-rsid="04ff0ae2" fo:background-color="#ffff00"/>
    </style:style>
    <style:style style:name="P34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6f786" officeooo:paragraph-rsid="050a2a69" fo:background-color="#ffff00"/>
    </style:style>
    <style:style style:name="P345" style:family="paragraph" style:parent-style-name="Heading_20_1">
      <style:paragraph-properties fo:text-align="center" style:justify-single-word="false"/>
    </style:style>
    <style:style style:name="P346" style:family="paragraph" style:parent-style-name="Heading_20_1">
      <style:paragraph-properties fo:text-align="justify" style:justify-single-word="false" fo:padding="0cm" fo:border="none" style:shadow="none" style:join-border="false"/>
      <style:text-properties style:font-name="Liberation Serif" fo:font-size="12pt" officeooo:rsid="020226f2" officeooo:paragraph-rsid="020226f2" style:font-size-asian="12pt" style:font-size-complex="12pt"/>
    </style:style>
    <style:style style:name="P347" style:family="paragraph" style:parent-style-name="Heading_20_2">
      <style:paragraph-properties fo:text-align="center" style:justify-single-word="false"/>
      <style:text-properties officeooo:rsid="0310861e"/>
    </style:style>
    <style:style style:name="P348" style:family="paragraph" style:parent-style-name="Heading_20_2">
      <style:paragraph-properties fo:text-align="center" style:justify-single-word="false"/>
    </style:style>
    <style:style style:name="T1" style:family="text">
      <style:text-properties officeooo:rsid="0184195b"/>
    </style:style>
    <style:style style:name="T2" style:family="text">
      <style:text-properties officeooo:rsid="0185c40f"/>
    </style:style>
    <style:style style:name="T3" style:family="text">
      <style:text-properties officeooo:rsid="01881bc2"/>
    </style:style>
    <style:style style:name="T4" style:family="text">
      <style:text-properties officeooo:rsid="01890587"/>
    </style:style>
    <style:style style:name="T5" style:family="text">
      <style:text-properties officeooo:rsid="0189e5f1"/>
    </style:style>
    <style:style style:name="T6" style:family="text">
      <style:text-properties officeooo:rsid="018d6ac2"/>
    </style:style>
    <style:style style:name="T7" style:family="text">
      <style:text-properties officeooo:rsid="018f1271"/>
    </style:style>
    <style:style style:name="T8" style:family="text">
      <style:text-properties officeooo:rsid="0191c0c9"/>
    </style:style>
    <style:style style:name="T9" style:family="text">
      <style:text-properties officeooo:rsid="01938c65"/>
    </style:style>
    <style:style style:name="T10" style:family="text">
      <style:text-properties officeooo:rsid="0195e654"/>
    </style:style>
    <style:style style:name="T11" style:family="text">
      <style:text-properties officeooo:rsid="0199837a"/>
    </style:style>
    <style:style style:name="T12" style:family="text">
      <style:text-properties officeooo:rsid="019d5e77"/>
    </style:style>
    <style:style style:name="T13" style:family="text">
      <style:text-properties officeooo:rsid="019e81d0"/>
    </style:style>
    <style:style style:name="T14" style:family="text">
      <style:text-properties officeooo:rsid="019ee5b7"/>
    </style:style>
    <style:style style:name="T15" style:family="text">
      <style:text-properties officeooo:rsid="019f41be"/>
    </style:style>
    <style:style style:name="T16" style:family="text">
      <style:text-properties officeooo:rsid="01a7b03f"/>
    </style:style>
    <style:style style:name="T17" style:family="text">
      <style:text-properties officeooo:rsid="01ae1e13"/>
    </style:style>
    <style:style style:name="T18" style:family="text">
      <style:text-properties officeooo:rsid="01afbbd3"/>
    </style:style>
    <style:style style:name="T19" style:family="text">
      <style:text-properties officeooo:rsid="01b0ebd1"/>
    </style:style>
    <style:style style:name="T20" style:family="text">
      <style:text-properties officeooo:rsid="01b2f7d5"/>
    </style:style>
    <style:style style:name="T21" style:family="text">
      <style:text-properties fo:background-color="transparent" loext:char-shading-value="0"/>
    </style:style>
    <style:style style:name="T22" style:family="text">
      <style:text-properties officeooo:rsid="01b2f7d5" fo:background-color="transparent" loext:char-shading-value="0"/>
    </style:style>
    <style:style style:name="T23" style:family="text">
      <style:text-properties officeooo:rsid="022f2441" fo:background-color="transparent" loext:char-shading-value="0"/>
    </style:style>
    <style:style style:name="T24" style:family="text">
      <style:text-properties officeooo:rsid="02d13f68" fo:background-color="transparent" loext:char-shading-value="0"/>
    </style:style>
    <style:style style:name="T25" style:family="text">
      <style:text-properties officeooo:rsid="0343534e" fo:background-color="transparent" loext:char-shading-value="0"/>
    </style:style>
    <style:style style:name="T26" style:family="text">
      <style:text-properties officeooo:rsid="0345b7f4" fo:background-color="transparent" loext:char-shading-value="0"/>
    </style:style>
    <style:style style:name="T27" style:family="text">
      <style:text-properties officeooo:rsid="0344ecec" fo:background-color="transparent" loext:char-shading-value="0"/>
    </style:style>
    <style:style style:name="T28" style:family="text">
      <style:text-properties officeooo:rsid="03483345" fo:background-color="transparent" loext:char-shading-value="0"/>
    </style:style>
    <style:style style:name="T29" style:family="text">
      <style:text-properties officeooo:rsid="03498472" fo:background-color="transparent" loext:char-shading-value="0"/>
    </style:style>
    <style:style style:name="T30" style:family="text">
      <style:text-properties officeooo:rsid="034a8d4f" fo:background-color="transparent" loext:char-shading-value="0"/>
    </style:style>
    <style:style style:name="T31" style:family="text">
      <style:text-properties officeooo:rsid="034c5fb2" fo:background-color="transparent" loext:char-shading-value="0"/>
    </style:style>
    <style:style style:name="T32" style:family="text">
      <style:text-properties officeooo:rsid="034e5633" fo:background-color="transparent" loext:char-shading-value="0"/>
    </style:style>
    <style:style style:name="T33" style:family="text">
      <style:text-properties officeooo:rsid="0353fffd" fo:background-color="transparent" loext:char-shading-value="0"/>
    </style:style>
    <style:style style:name="T34" style:family="text">
      <style:text-properties officeooo:rsid="0356184f" fo:background-color="transparent" loext:char-shading-value="0"/>
    </style:style>
    <style:style style:name="T35" style:family="text">
      <style:text-properties officeooo:rsid="03566362" fo:background-color="transparent" loext:char-shading-value="0"/>
    </style:style>
    <style:style style:name="T36" style:family="text">
      <style:text-properties officeooo:rsid="03567091" fo:background-color="transparent" loext:char-shading-value="0"/>
    </style:style>
    <style:style style:name="T37" style:family="text">
      <style:text-properties officeooo:rsid="03b87e91" fo:background-color="transparent" loext:char-shading-value="0"/>
    </style:style>
    <style:style style:name="T38" style:family="text">
      <style:text-properties officeooo:rsid="03bf6ba5" fo:background-color="transparent" loext:char-shading-value="0"/>
    </style:style>
    <style:style style:name="T39" style:family="text">
      <style:text-properties officeooo:rsid="03c13108" fo:background-color="transparent" loext:char-shading-value="0"/>
    </style:style>
    <style:style style:name="T40" style:family="text">
      <style:text-properties officeooo:rsid="03c16161" fo:background-color="transparent" loext:char-shading-value="0"/>
    </style:style>
    <style:style style:name="T41" style:family="text">
      <style:text-properties officeooo:rsid="03c17a40" fo:background-color="transparent" loext:char-shading-value="0"/>
    </style:style>
    <style:style style:name="T42" style:family="text">
      <style:text-properties officeooo:rsid="03c34570" fo:background-color="transparent" loext:char-shading-value="0"/>
    </style:style>
    <style:style style:name="T43" style:family="text">
      <style:text-properties officeooo:rsid="03c9df8d" fo:background-color="transparent" loext:char-shading-value="0"/>
    </style:style>
    <style:style style:name="T44" style:family="text">
      <style:text-properties officeooo:rsid="03cb701d" fo:background-color="transparent" loext:char-shading-value="0"/>
    </style:style>
    <style:style style:name="T45" style:family="text">
      <style:text-properties officeooo:rsid="03cd4346" fo:background-color="transparent" loext:char-shading-value="0"/>
    </style:style>
    <style:style style:name="T46" style:family="text">
      <style:text-properties officeooo:rsid="03d5a92f" fo:background-color="transparent" loext:char-shading-value="0"/>
    </style:style>
    <style:style style:name="T47" style:family="text">
      <style:text-properties officeooo:rsid="03d75ae7" fo:background-color="transparent" loext:char-shading-value="0"/>
    </style:style>
    <style:style style:name="T48" style:family="text">
      <style:text-properties officeooo:rsid="03d9c433" fo:background-color="transparent" loext:char-shading-value="0"/>
    </style:style>
    <style:style style:name="T49" style:family="text">
      <style:text-properties officeooo:rsid="03dba247" fo:background-color="transparent" loext:char-shading-value="0"/>
    </style:style>
    <style:style style:name="T50" style:family="text">
      <style:text-properties officeooo:rsid="03dbe460" fo:background-color="transparent" loext:char-shading-value="0"/>
    </style:style>
    <style:style style:name="T51" style:family="text">
      <style:text-properties officeooo:rsid="03dd2b1a" fo:background-color="transparent" loext:char-shading-value="0"/>
    </style:style>
    <style:style style:name="T52" style:family="text">
      <style:text-properties officeooo:rsid="03dddda6" fo:background-color="transparent" loext:char-shading-value="0"/>
    </style:style>
    <style:style style:name="T53" style:family="text">
      <style:text-properties officeooo:rsid="03de56a5" fo:background-color="transparent" loext:char-shading-value="0"/>
    </style:style>
    <style:style style:name="T54" style:family="text">
      <style:text-properties officeooo:rsid="03df5dae" fo:background-color="transparent" loext:char-shading-value="0"/>
    </style:style>
    <style:style style:name="T55" style:family="text">
      <style:text-properties officeooo:rsid="03e0481b" fo:background-color="transparent" loext:char-shading-value="0"/>
    </style:style>
    <style:style style:name="T56" style:family="text">
      <style:text-properties officeooo:rsid="03e23440" fo:background-color="transparent" loext:char-shading-value="0"/>
    </style:style>
    <style:style style:name="T57" style:family="text">
      <style:text-properties officeooo:rsid="03e37906" fo:background-color="transparent" loext:char-shading-value="0"/>
    </style:style>
    <style:style style:name="T58" style:family="text">
      <style:text-properties officeooo:rsid="03e3d10c" fo:background-color="transparent" loext:char-shading-value="0"/>
    </style:style>
    <style:style style:name="T59" style:family="text">
      <style:text-properties officeooo:rsid="03e46bd3" fo:background-color="transparent" loext:char-shading-value="0"/>
    </style:style>
    <style:style style:name="T60" style:family="text">
      <style:text-properties officeooo:rsid="03e55c1b" fo:background-color="transparent" loext:char-shading-value="0"/>
    </style:style>
    <style:style style:name="T61" style:family="text">
      <style:text-properties officeooo:rsid="03e7526e" fo:background-color="transparent" loext:char-shading-value="0"/>
    </style:style>
    <style:style style:name="T62" style:family="text">
      <style:text-properties officeooo:rsid="03e91e58" fo:background-color="transparent" loext:char-shading-value="0"/>
    </style:style>
    <style:style style:name="T63" style:family="text">
      <style:text-properties officeooo:rsid="03eac18a" fo:background-color="transparent" loext:char-shading-value="0"/>
    </style:style>
    <style:style style:name="T64" style:family="text">
      <style:text-properties officeooo:rsid="03ec47f1" fo:background-color="transparent" loext:char-shading-value="0"/>
    </style:style>
    <style:style style:name="T65" style:family="text">
      <style:text-properties officeooo:rsid="03ecdde0" fo:background-color="transparent" loext:char-shading-value="0"/>
    </style:style>
    <style:style style:name="T66" style:family="text">
      <style:text-properties officeooo:rsid="03f2eaa5" fo:background-color="transparent" loext:char-shading-value="0"/>
    </style:style>
    <style:style style:name="T67" style:family="text">
      <style:text-properties officeooo:rsid="03f5bf2a" fo:background-color="transparent" loext:char-shading-value="0"/>
    </style:style>
    <style:style style:name="T68" style:family="text">
      <style:text-properties officeooo:rsid="01b67eef"/>
    </style:style>
    <style:style style:name="T69" style:family="text">
      <style:text-properties officeooo:rsid="01b920d3"/>
    </style:style>
    <style:style style:name="T70" style:family="text">
      <style:text-properties officeooo:rsid="01bae22a"/>
    </style:style>
    <style:style style:name="T71" style:family="text">
      <style:text-properties officeooo:rsid="01be128d"/>
    </style:style>
    <style:style style:name="T72" style:family="text">
      <style:text-properties officeooo:rsid="01f840b2"/>
    </style:style>
    <style:style style:name="T73" style:family="text">
      <style:text-properties officeooo:rsid="01f9d13d"/>
    </style:style>
    <style:style style:name="T74" style:family="text">
      <style:text-properties officeooo:rsid="01fb7696"/>
    </style:style>
    <style:style style:name="T75" style:family="text">
      <style:text-properties officeooo:rsid="0202a82d"/>
    </style:style>
    <style:style style:name="T76" style:family="text">
      <style:text-properties officeooo:rsid="02041dc8"/>
    </style:style>
    <style:style style:name="T77" style:family="text">
      <style:text-properties officeooo:rsid="0205c151"/>
    </style:style>
    <style:style style:name="T78" style:family="text">
      <style:text-properties officeooo:rsid="0208e049"/>
    </style:style>
    <style:style style:name="T79" style:family="text">
      <style:text-properties officeooo:rsid="020a3d15"/>
    </style:style>
    <style:style style:name="T80" style:family="text">
      <style:text-properties officeooo:rsid="02100c61"/>
    </style:style>
    <style:style style:name="T81" style:family="text">
      <style:text-properties officeooo:rsid="0210db72"/>
    </style:style>
    <style:style style:name="T82" style:family="text">
      <style:text-properties officeooo:rsid="02115bd8"/>
    </style:style>
    <style:style style:name="T83" style:family="text">
      <style:text-properties officeooo:rsid="021209a0"/>
    </style:style>
    <style:style style:name="T84" style:family="text">
      <style:text-properties officeooo:rsid="02136901"/>
    </style:style>
    <style:style style:name="T85" style:family="text">
      <style:text-properties officeooo:rsid="02142096"/>
    </style:style>
    <style:style style:name="T86" style:family="text">
      <style:text-properties fo:font-style="normal" style:font-style-asian="normal" style:font-style-complex="normal"/>
    </style:style>
    <style:style style:name="T87" style:family="text">
      <style:text-properties fo:font-style="normal" officeooo:rsid="003a92e7" style:font-style-asian="normal" style:font-style-complex="normal"/>
    </style:style>
    <style:style style:name="T88" style:family="text">
      <style:text-properties fo:font-style="normal" officeooo:rsid="021a2504" style:font-style-asian="normal" style:font-style-complex="normal"/>
    </style:style>
    <style:style style:name="T89" style:family="text">
      <style:text-properties fo:font-style="normal" officeooo:rsid="00229078" style:font-style-asian="normal" style:font-style-complex="normal"/>
    </style:style>
    <style:style style:name="T90" style:family="text">
      <style:text-properties fo:font-style="normal" officeooo:rsid="001b7a80" style:font-style-asian="normal" style:font-style-complex="normal"/>
    </style:style>
    <style:style style:name="T91" style:family="text">
      <style:text-properties fo:font-style="normal" fo:background-color="transparent" loext:char-shading-value="0" style:font-style-asian="normal" style:font-style-complex="normal"/>
    </style:style>
    <style:style style:name="T92" style:family="text">
      <style:text-properties officeooo:rsid="021917bb"/>
    </style:style>
    <style:style style:name="T93" style:family="text">
      <style:text-properties officeooo:rsid="021a2504"/>
    </style:style>
    <style:style style:name="T94" style:family="text">
      <style:text-properties officeooo:rsid="021b3398"/>
    </style:style>
    <style:style style:name="T95" style:family="text">
      <style:text-properties officeooo:rsid="021cbee4"/>
    </style:style>
    <style:style style:name="T96" style:family="text">
      <style:text-properties officeooo:rsid="021d9dba"/>
    </style:style>
    <style:style style:name="T97" style:family="text">
      <style:text-properties officeooo:rsid="0226fa49"/>
    </style:style>
    <style:style style:name="T98" style:family="text">
      <style:text-properties officeooo:rsid="02288497"/>
    </style:style>
    <style:style style:name="T99" style:family="text">
      <style:text-properties officeooo:rsid="0229de7e"/>
    </style:style>
    <style:style style:name="T100" style:family="text">
      <style:text-properties officeooo:rsid="0229ff47"/>
    </style:style>
    <style:style style:name="T101" style:family="text">
      <style:text-properties officeooo:rsid="022cc65b"/>
    </style:style>
    <style:style style:name="T102" style:family="text">
      <style:text-properties officeooo:rsid="0230aa03"/>
    </style:style>
    <style:style style:name="T103" style:family="text">
      <style:text-properties officeooo:rsid="023261c2"/>
    </style:style>
    <style:style style:name="T104" style:family="text">
      <style:text-properties officeooo:rsid="023761d7"/>
    </style:style>
    <style:style style:name="T105" style:family="text">
      <style:text-properties officeooo:rsid="023ce0d4"/>
    </style:style>
    <style:style style:name="T106" style:family="text">
      <style:text-properties officeooo:rsid="02403a96"/>
    </style:style>
    <style:style style:name="T107" style:family="text">
      <style:text-properties officeooo:rsid="02415db1"/>
    </style:style>
    <style:style style:name="T108" style:family="text">
      <style:text-properties officeooo:rsid="024342c7"/>
    </style:style>
    <style:style style:name="T109" style:family="text">
      <style:text-properties officeooo:rsid="024638d3"/>
    </style:style>
    <style:style style:name="T110" style:family="text">
      <style:text-properties officeooo:rsid="024c971b"/>
    </style:style>
    <style:style style:name="T111" style:family="text">
      <style:text-properties officeooo:rsid="02523688"/>
    </style:style>
    <style:style style:name="T112" style:family="text">
      <style:text-properties officeooo:rsid="025802c7"/>
    </style:style>
    <style:style style:name="T113" style:family="text">
      <style:text-properties officeooo:rsid="02581e20"/>
    </style:style>
    <style:style style:name="T114" style:family="text">
      <style:text-properties officeooo:rsid="025adcc1"/>
    </style:style>
    <style:style style:name="T115" style:family="text">
      <style:text-properties officeooo:rsid="025ceee7"/>
    </style:style>
    <style:style style:name="T116" style:family="text">
      <style:text-properties officeooo:rsid="025e8921"/>
    </style:style>
    <style:style style:name="T117" style:family="text">
      <style:text-properties officeooo:rsid="025f6304"/>
    </style:style>
    <style:style style:name="T118" style:family="text">
      <style:text-properties officeooo:rsid="02636c1c"/>
    </style:style>
    <style:style style:name="T119" style:family="text">
      <style:text-properties officeooo:rsid="0264de71"/>
    </style:style>
    <style:style style:name="T120" style:family="text">
      <style:text-properties officeooo:rsid="02653ee3"/>
    </style:style>
    <style:style style:name="T121" style:family="text">
      <style:text-properties officeooo:rsid="0267c7a0"/>
    </style:style>
    <style:style style:name="T122" style:family="text">
      <style:text-properties officeooo:rsid="026c2deb"/>
    </style:style>
    <style:style style:name="T123" style:family="text">
      <style:text-properties officeooo:rsid="026cb769"/>
    </style:style>
    <style:style style:name="T124" style:family="text">
      <style:text-properties officeooo:rsid="026d6009"/>
    </style:style>
    <style:style style:name="T125" style:family="text">
      <style:text-properties officeooo:rsid="026e8f00"/>
    </style:style>
    <style:style style:name="T126" style:family="text">
      <style:text-properties fo:background-color="#ffff00" loext:char-shading-value="0"/>
    </style:style>
    <style:style style:name="T127" style:family="text">
      <style:text-properties officeooo:rsid="025adcc1" fo:background-color="#ffff00" loext:char-shading-value="0"/>
    </style:style>
    <style:style style:name="T128" style:family="text">
      <style:text-properties officeooo:rsid="02769fb7" fo:background-color="#ffff00" loext:char-shading-value="0"/>
    </style:style>
    <style:style style:name="T129" style:family="text">
      <style:text-properties officeooo:rsid="026cb769" fo:background-color="#ffff00" loext:char-shading-value="0"/>
    </style:style>
    <style:style style:name="T130" style:family="text">
      <style:text-properties officeooo:rsid="0307a56c" fo:background-color="#ffff00" loext:char-shading-value="0"/>
    </style:style>
    <style:style style:name="T131" style:family="text">
      <style:text-properties officeooo:rsid="0353fffd" fo:background-color="#ffff00" loext:char-shading-value="0"/>
    </style:style>
    <style:style style:name="T132" style:family="text">
      <style:text-properties officeooo:rsid="03567091" fo:background-color="#ffff00" loext:char-shading-value="0"/>
    </style:style>
    <style:style style:name="T133" style:family="text">
      <style:text-properties officeooo:rsid="003a5af1" fo:background-color="#ffff00" loext:char-shading-value="0"/>
    </style:style>
    <style:style style:name="T134" style:family="text">
      <style:text-properties officeooo:rsid="0205c151" fo:background-color="#ffff00" loext:char-shading-value="0"/>
    </style:style>
    <style:style style:name="T135" style:family="text">
      <style:text-properties officeooo:rsid="021d9dba" fo:background-color="#ffff00" loext:char-shading-value="0"/>
    </style:style>
    <style:style style:name="T136" style:family="text">
      <style:text-properties officeooo:rsid="03793a94" fo:background-color="#ffff00" loext:char-shading-value="0"/>
    </style:style>
    <style:style style:name="T137" style:family="text">
      <style:text-properties officeooo:rsid="037dfb10" fo:background-color="#ffff00" loext:char-shading-value="0"/>
    </style:style>
    <style:style style:name="T138" style:family="text">
      <style:text-properties officeooo:rsid="039f045b" fo:background-color="#ffff00" loext:char-shading-value="0"/>
    </style:style>
    <style:style style:name="T139" style:family="text">
      <style:text-properties officeooo:rsid="03aaad60" fo:background-color="#ffff00" loext:char-shading-value="0"/>
    </style:style>
    <style:style style:name="T140" style:family="text">
      <style:text-properties officeooo:rsid="03ba5430" fo:background-color="#ffff00" loext:char-shading-value="0"/>
    </style:style>
    <style:style style:name="T141" style:family="text">
      <style:text-properties officeooo:rsid="0497a4fe" fo:background-color="#ffff00" loext:char-shading-value="0"/>
    </style:style>
    <style:style style:name="T142" style:family="text">
      <style:text-properties officeooo:rsid="049eb207" fo:background-color="#ffff00" loext:char-shading-value="0"/>
    </style:style>
    <style:style style:name="T143" style:family="text">
      <style:text-properties fo:background-color="#ffff00" loext:char-shading-value="0"/>
    </style:style>
    <style:style style:name="T144" style:family="text">
      <style:text-properties officeooo:rsid="02736073"/>
    </style:style>
    <style:style style:name="T145" style:family="text">
      <style:text-properties officeooo:rsid="02747e81"/>
    </style:style>
    <style:style style:name="T146" style:family="text">
      <style:text-properties officeooo:rsid="02769fb7"/>
    </style:style>
    <style:style style:name="T147" style:family="text">
      <style:text-properties officeooo:rsid="027793d5"/>
    </style:style>
    <style:style style:name="T148" style:family="text">
      <style:text-properties officeooo:rsid="0278d59e"/>
    </style:style>
    <style:style style:name="T149" style:family="text">
      <style:text-properties officeooo:rsid="027fea0b"/>
    </style:style>
    <style:style style:name="T150" style:family="text">
      <style:text-properties officeooo:rsid="02852a5e"/>
    </style:style>
    <style:style style:name="T151" style:family="text">
      <style:text-properties officeooo:rsid="028803ef"/>
    </style:style>
    <style:style style:name="T152" style:family="text">
      <style:text-properties officeooo:rsid="0289dc1f"/>
    </style:style>
    <style:style style:name="T153" style:family="text">
      <style:text-properties style:use-window-font-color="true" officeooo:rsid="0289dc1f" fo:background-color="transparent" loext:char-shading-value="0"/>
    </style:style>
    <style:style style:name="T154" style:family="text">
      <style:text-properties style:use-window-font-color="true" officeooo:rsid="028aa05a" fo:background-color="transparent" loext:char-shading-value="0"/>
    </style:style>
    <style:style style:name="T155" style:family="text">
      <style:text-properties style:use-window-font-color="true" officeooo:rsid="028b6b12" fo:background-color="transparent" loext:char-shading-value="0"/>
    </style:style>
    <style:style style:name="T156" style:family="text">
      <style:text-properties style:use-window-font-color="true" officeooo:rsid="0290cdd4" fo:background-color="transparent" loext:char-shading-value="0"/>
    </style:style>
    <style:style style:name="T157" style:family="text">
      <style:text-properties style:use-window-font-color="true" fo:language="ru" fo:country="RU" fo:font-style="normal" fo:font-weight="normal" style:font-style-asian="normal" style:font-weight-asian="normal" style:font-style-complex="normal" style:font-weight-complex="normal"/>
    </style:style>
    <style:style style:name="T158" style:family="text">
      <style:text-properties style:use-window-font-color="true" fo:language="ru" fo:country="RU" fo:font-style="normal" fo:font-weight="normal" officeooo:rsid="02f40c6d" style:font-style-asian="normal" style:font-weight-asian="normal" style:font-style-complex="normal" style:font-weight-complex="normal"/>
    </style:style>
    <style:style style:name="T159" style:family="text">
      <style:text-properties style:use-window-font-color="true" fo:language="ru" fo:country="RU" fo:font-style="normal" fo:font-weight="normal" officeooo:rsid="02f44243" style:font-style-asian="normal" style:font-weight-asian="normal" style:font-style-complex="normal" style:font-weight-complex="normal"/>
    </style:style>
    <style:style style:name="T160" style:family="text">
      <style:text-properties style:use-window-font-color="true" fo:language="ru" fo:country="RU" fo:font-style="normal" fo:font-weight="normal" officeooo:rsid="037e5239" style:font-style-asian="normal" style:font-weight-asian="normal" style:font-style-complex="normal" style:font-weight-complex="normal"/>
    </style:style>
    <style:style style:name="T161" style:family="text">
      <style:text-properties style:use-window-font-color="true" fo:language="ru" fo:country="RU" fo:font-weight="normal" style:font-weight-asian="normal" style:font-weight-complex="normal"/>
    </style:style>
    <style:style style:name="T162" style:family="text">
      <style:text-properties style:use-window-font-color="true" fo:language="ru" fo:country="RU" fo:font-weight="normal" officeooo:rsid="01cd80fd" style:font-weight-asian="normal" style:font-weight-complex="normal"/>
    </style:style>
    <style:style style:name="T163" style:family="text">
      <style:text-properties style:use-window-font-color="true" fo:language="ru" fo:country="RU" fo:font-weight="normal" officeooo:rsid="003388a5" style:font-weight-asian="normal" style:font-weight-complex="normal"/>
    </style:style>
    <style:style style:name="T164" style:family="text">
      <style:text-properties style:use-window-font-color="true" fo:language="ru" fo:country="RU" fo:font-weight="normal" officeooo:rsid="004ca17e" style:font-weight-asian="normal" style:font-weight-complex="normal"/>
    </style:style>
    <style:style style:name="T165" style:family="text">
      <style:text-properties style:use-window-font-color="true" fo:language="ru" fo:country="RU" fo:font-weight="normal" officeooo:rsid="00348597" style:font-weight-asian="normal" style:font-weight-complex="normal"/>
    </style:style>
    <style:style style:name="T166" style:family="text">
      <style:text-properties style:use-window-font-color="true" fo:language="ru" fo:country="RU" fo:font-weight="normal" officeooo:rsid="00360c91" style:font-weight-asian="normal" style:font-weight-complex="normal"/>
    </style:style>
    <style:style style:name="T167" style:family="text">
      <style:text-properties style:use-window-font-color="true" fo:language="ru" fo:country="RU" fo:font-weight="normal" officeooo:rsid="00374e52" style:font-weight-asian="normal" style:font-weight-complex="normal"/>
    </style:style>
    <style:style style:name="T168" style:family="text">
      <style:text-properties style:use-window-font-color="true" fo:language="ru" fo:country="RU" fo:font-weight="normal" officeooo:rsid="003909c1" style:font-weight-asian="normal" style:font-weight-complex="normal"/>
    </style:style>
    <style:style style:name="T169" style:family="text">
      <style:text-properties style:use-window-font-color="true" fo:language="ru" fo:country="RU" fo:font-weight="normal" officeooo:rsid="003388a5" fo:background-color="#ffff00" loext:char-shading-value="0" style:font-weight-asian="normal" style:font-weight-complex="normal"/>
    </style:style>
    <style:style style:name="T170" style:family="text">
      <style:text-properties style:use-window-font-color="true" fo:language="ru" fo:country="RU" fo:font-weight="normal" officeooo:rsid="00348597" fo:background-color="#ffff00" loext:char-shading-value="0" style:font-weight-asian="normal" style:font-weight-complex="normal"/>
    </style:style>
    <style:style style:name="T171" style:family="text">
      <style:text-properties style:use-window-font-color="true" fo:language="uk" fo:country="UA" fo:font-weight="normal" officeooo:rsid="01cd80fd" style:font-weight-asian="normal" style:font-weight-complex="normal"/>
    </style:style>
    <style:style style:name="T172" style:family="text">
      <style:text-properties officeooo:rsid="026e43dc"/>
    </style:style>
    <style:style style:name="T173" style:family="text">
      <style:text-properties officeooo:rsid="029525af"/>
    </style:style>
    <style:style style:name="T174" style:family="text">
      <style:text-properties officeooo:rsid="0295318b"/>
    </style:style>
    <style:style style:name="T175" style:family="text">
      <style:text-properties officeooo:rsid="0299994e"/>
    </style:style>
    <style:style style:name="T176" style:family="text">
      <style:text-properties officeooo:rsid="029a8140"/>
    </style:style>
    <style:style style:name="T177" style:family="text">
      <style:text-properties officeooo:rsid="02a967ff"/>
    </style:style>
    <style:style style:name="T178" style:family="text">
      <style:text-properties officeooo:rsid="02acfaa8"/>
    </style:style>
    <style:style style:name="T179" style:family="text">
      <style:text-properties officeooo:rsid="02b07e75"/>
    </style:style>
    <style:style style:name="T180" style:family="text">
      <style:text-properties officeooo:rsid="02b3865a"/>
    </style:style>
    <style:style style:name="T181" style:family="text">
      <style:text-properties officeooo:rsid="02be8792"/>
    </style:style>
    <style:style style:name="T182" style:family="text">
      <style:text-properties officeooo:rsid="02c3f5ee"/>
    </style:style>
    <style:style style:name="T183" style:family="text">
      <style:text-properties officeooo:rsid="02cd519c"/>
    </style:style>
    <style:style style:name="T184" style:family="text">
      <style:text-properties officeooo:rsid="02d13f68"/>
    </style:style>
    <style:style style:name="T185" style:family="text">
      <style:text-properties officeooo:rsid="02e32391"/>
    </style:style>
    <style:style style:name="T186" style:family="text">
      <style:text-properties officeooo:rsid="02e4b27d"/>
    </style:style>
    <style:style style:name="T187" style:family="text">
      <style:text-properties officeooo:rsid="02e7b0bb"/>
    </style:style>
    <style:style style:name="T188" style:family="text">
      <style:text-properties officeooo:rsid="02e90f55"/>
    </style:style>
    <style:style style:name="T189" style:family="text">
      <style:text-properties officeooo:rsid="02eb28cf"/>
    </style:style>
    <style:style style:name="T190" style:family="text">
      <style:text-properties officeooo:rsid="02ecf391"/>
    </style:style>
    <style:style style:name="T191" style:family="text">
      <style:text-properties officeooo:rsid="02ef9e4c"/>
    </style:style>
    <style:style style:name="T192" style:family="text">
      <style:text-properties officeooo:rsid="02f37207"/>
    </style:style>
    <style:style style:name="T193" style:family="text">
      <style:text-properties officeooo:rsid="02f3fef4"/>
    </style:style>
    <style:style style:name="T194" style:family="text">
      <style:text-properties officeooo:rsid="02f40c6d"/>
    </style:style>
    <style:style style:name="T195" style:family="text">
      <style:text-properties officeooo:rsid="02f44243"/>
    </style:style>
    <style:style style:name="T196" style:family="text">
      <style:text-properties officeooo:rsid="02f87ae3"/>
    </style:style>
    <style:style style:name="T197" style:family="text">
      <style:text-properties officeooo:rsid="02f8cae9"/>
    </style:style>
    <style:style style:name="T198" style:family="text">
      <style:text-properties officeooo:rsid="02fef729"/>
    </style:style>
    <style:style style:name="T199" style:family="text">
      <style:text-properties officeooo:rsid="030143de"/>
    </style:style>
    <style:style style:name="T200" style:family="text">
      <style:text-properties officeooo:rsid="0305d2d6"/>
    </style:style>
    <style:style style:name="T201" style:family="text">
      <style:text-properties officeooo:rsid="0309672d"/>
    </style:style>
    <style:style style:name="T202" style:family="text">
      <style:text-properties officeooo:rsid="030b5782"/>
    </style:style>
    <style:style style:name="T203" style:family="text">
      <style:text-properties officeooo:rsid="030d4f98"/>
    </style:style>
    <style:style style:name="T204" style:family="text">
      <style:text-properties officeooo:rsid="030db7ae"/>
    </style:style>
    <style:style style:name="T205" style:family="text">
      <style:text-properties officeooo:rsid="030fa319"/>
    </style:style>
    <style:style style:name="T206" style:family="text">
      <style:text-properties officeooo:rsid="03107dc6"/>
    </style:style>
    <style:style style:name="T207" style:family="text">
      <style:text-properties officeooo:rsid="0310861e"/>
    </style:style>
    <style:style style:name="T208" style:family="text">
      <style:text-properties officeooo:rsid="01d872e6"/>
    </style:style>
    <style:style style:name="T209" style:family="text">
      <style:text-properties officeooo:rsid="031417ee"/>
    </style:style>
    <style:style style:name="T210" style:family="text">
      <style:text-properties officeooo:rsid="0317f0c9"/>
    </style:style>
    <style:style style:name="T211" style:family="text">
      <style:text-properties officeooo:rsid="031b4b0f"/>
    </style:style>
    <style:style style:name="T212" style:family="text">
      <style:text-properties officeooo:rsid="031c9a5f"/>
    </style:style>
    <style:style style:name="T213" style:family="text">
      <style:text-properties officeooo:rsid="031dae92"/>
    </style:style>
    <style:style style:name="T214" style:family="text">
      <style:text-properties officeooo:rsid="031ed558"/>
    </style:style>
    <style:style style:name="T215" style:family="text">
      <style:text-properties officeooo:rsid="0320ddff"/>
    </style:style>
    <style:style style:name="T216" style:family="text">
      <style:text-properties officeooo:rsid="0322046f"/>
    </style:style>
    <style:style style:name="T217" style:family="text">
      <style:text-properties officeooo:rsid="032309a0"/>
    </style:style>
    <style:style style:name="T218" style:family="text">
      <style:text-properties officeooo:rsid="03243a39"/>
    </style:style>
    <style:style style:name="T219" style:family="text">
      <style:text-properties officeooo:rsid="032445bd"/>
    </style:style>
    <style:style style:name="T220" style:family="text">
      <style:text-properties officeooo:rsid="032526bd"/>
    </style:style>
    <style:style style:name="T221" style:family="text">
      <style:text-properties officeooo:rsid="03317262"/>
    </style:style>
    <style:style style:name="T222" style:family="text">
      <style:text-properties officeooo:rsid="0335f866"/>
    </style:style>
    <style:style style:name="T223" style:family="text">
      <style:text-properties officeooo:rsid="033850f4"/>
    </style:style>
    <style:style style:name="T224" style:family="text">
      <style:text-properties officeooo:rsid="0339883b"/>
    </style:style>
    <style:style style:name="T225" style:family="text">
      <style:text-properties officeooo:rsid="033ae99c"/>
    </style:style>
    <style:style style:name="T226" style:family="text">
      <style:text-properties officeooo:rsid="033e4ca2"/>
    </style:style>
    <style:style style:name="T227" style:family="text">
      <style:text-properties officeooo:rsid="033ef708"/>
    </style:style>
    <style:style style:name="T228" style:family="text">
      <style:text-properties officeooo:rsid="033f2e5e"/>
    </style:style>
    <style:style style:name="T229" style:family="text">
      <style:text-properties officeooo:rsid="03404471"/>
    </style:style>
    <style:style style:name="T230" style:family="text">
      <style:text-properties officeooo:rsid="0342111f"/>
    </style:style>
    <style:style style:name="T231" style:family="text">
      <style:text-properties officeooo:rsid="0343534e"/>
    </style:style>
    <style:style style:name="T232" style:family="text">
      <style:text-properties officeooo:rsid="0344ecec"/>
    </style:style>
    <style:style style:name="T233" style:family="text">
      <style:text-properties officeooo:rsid="0345b7f4"/>
    </style:style>
    <style:style style:name="T234" style:family="text">
      <style:text-properties officeooo:rsid="034ee39a"/>
    </style:style>
    <style:style style:name="T235" style:family="text">
      <style:text-properties officeooo:rsid="03513fb3"/>
    </style:style>
    <style:style style:name="T236" style:family="text">
      <style:text-properties officeooo:rsid="0356184f"/>
    </style:style>
    <style:style style:name="T237" style:family="text">
      <style:text-properties officeooo:rsid="03567091"/>
    </style:style>
    <style:style style:name="T238" style:family="text">
      <style:text-properties officeooo:rsid="03576c89"/>
    </style:style>
    <style:style style:name="T239" style:family="text">
      <style:text-properties officeooo:rsid="0358366c"/>
    </style:style>
    <style:style style:name="T240" style:family="text">
      <style:text-properties officeooo:rsid="0358419e"/>
    </style:style>
    <style:style style:name="T241" style:family="text">
      <style:text-properties officeooo:rsid="035911a6"/>
    </style:style>
    <style:style style:name="T242" style:family="text">
      <style:text-properties officeooo:rsid="035e58de"/>
    </style:style>
    <style:style style:name="T243" style:family="text">
      <style:text-properties officeooo:rsid="03601b1f"/>
    </style:style>
    <style:style style:name="T244" style:family="text">
      <style:text-properties officeooo:rsid="03645774"/>
    </style:style>
    <style:style style:name="T245" style:family="text">
      <style:text-properties officeooo:rsid="001a7ac3"/>
    </style:style>
    <style:style style:name="T246" style:family="text">
      <style:text-properties officeooo:rsid="00229078"/>
    </style:style>
    <style:style style:name="T247" style:family="text">
      <style:text-properties officeooo:rsid="003909c1"/>
    </style:style>
    <style:style style:name="T248" style:family="text">
      <style:text-properties officeooo:rsid="001c8877"/>
    </style:style>
    <style:style style:name="T249" style:family="text">
      <style:text-properties officeooo:rsid="001ee3b7"/>
    </style:style>
    <style:style style:name="T250" style:family="text">
      <style:text-properties officeooo:rsid="0028c4e3"/>
    </style:style>
    <style:style style:name="T251" style:family="text">
      <style:text-properties officeooo:rsid="0024fff9"/>
    </style:style>
    <style:style style:name="T252" style:family="text">
      <style:text-properties officeooo:rsid="002aa211"/>
    </style:style>
    <style:style style:name="T253" style:family="text">
      <style:text-properties officeooo:rsid="00251ea2"/>
    </style:style>
    <style:style style:name="T254" style:family="text">
      <style:text-properties officeooo:rsid="00317aaf"/>
    </style:style>
    <style:style style:name="T255" style:family="text">
      <style:text-properties officeooo:rsid="004603e1"/>
    </style:style>
    <style:style style:name="T256" style:family="text">
      <style:text-properties officeooo:rsid="003a92e7"/>
    </style:style>
    <style:style style:name="T257" style:family="text">
      <style:text-properties officeooo:rsid="004387a9"/>
    </style:style>
    <style:style style:name="T258" style:family="text">
      <style:text-properties fo:font-weight="bold" style:font-weight-asian="bold" style:font-weight-complex="bold"/>
    </style:style>
    <style:style style:name="T259" style:family="text">
      <style:text-properties fo:font-weight="bold" officeooo:rsid="004387a9" style:font-weight-asian="bold" style:font-weight-complex="bold"/>
    </style:style>
    <style:style style:name="T260" style:family="text">
      <style:text-properties fo:font-weight="bold" officeooo:rsid="00360c91" style:font-weight-asian="bold" style:font-weight-complex="bold"/>
    </style:style>
    <style:style style:name="T261" style:family="text">
      <style:text-properties fo:font-weight="bold" officeooo:rsid="04bb3599" style:font-weight-asian="bold" style:font-weight-complex="bold"/>
    </style:style>
    <style:style style:name="T262" style:family="text">
      <style:text-properties fo:font-weight="bold" officeooo:rsid="002aa211" style:font-weight-asian="bold" style:font-weight-complex="bold"/>
    </style:style>
    <style:style style:name="T263" style:family="text">
      <style:text-properties fo:font-weight="bold" officeooo:rsid="04c0dda7" style:font-weight-asian="bold" style:font-weight-complex="bold"/>
    </style:style>
    <style:style style:name="T264" style:family="text">
      <style:text-properties fo:font-weight="bold" officeooo:rsid="04c2d5cb" style:font-weight-asian="bold" style:font-weight-complex="bold"/>
    </style:style>
    <style:style style:name="T265" style:family="text">
      <style:text-properties fo:font-weight="bold" officeooo:rsid="04e20ad0" style:font-weight-asian="bold" style:font-weight-complex="bold"/>
    </style:style>
    <style:style style:name="T266" style:family="text">
      <style:text-properties fo:font-weight="bold" officeooo:rsid="04f45e20" style:font-weight-asian="bold" style:font-weight-complex="bold"/>
    </style:style>
    <style:style style:name="T267" style:family="text">
      <style:text-properties officeooo:rsid="0366c94c"/>
    </style:style>
    <style:style style:name="T268" style:family="text">
      <style:text-properties officeooo:rsid="036c9346"/>
    </style:style>
    <style:style style:name="T269" style:family="text">
      <style:text-properties officeooo:rsid="03793a94"/>
    </style:style>
    <style:style style:name="T270" style:family="text">
      <style:text-properties officeooo:rsid="037dfb10"/>
    </style:style>
    <style:style style:name="T271" style:family="text">
      <style:text-properties officeooo:rsid="037e5239"/>
    </style:style>
    <style:style style:name="T272" style:family="text">
      <style:text-properties officeooo:rsid="0380e794"/>
    </style:style>
    <style:style style:name="T273" style:family="text">
      <style:text-properties officeooo:rsid="03850522"/>
    </style:style>
    <style:style style:name="T274" style:family="text">
      <style:text-properties officeooo:rsid="0389f902"/>
    </style:style>
    <style:style style:name="T275" style:family="text">
      <style:text-properties officeooo:rsid="038aface"/>
    </style:style>
    <style:style style:name="T276" style:family="text">
      <style:text-properties officeooo:rsid="038c30c3"/>
    </style:style>
    <style:style style:name="T277" style:family="text">
      <style:text-properties officeooo:rsid="038d95df"/>
    </style:style>
    <style:style style:name="T278" style:family="text">
      <style:text-properties officeooo:rsid="039363f1"/>
    </style:style>
    <style:style style:name="T279" style:family="text">
      <style:text-properties officeooo:rsid="0393f903"/>
    </style:style>
    <style:style style:name="T280" style:family="text">
      <style:text-properties fo:background-color="#ffffff" loext:char-shading-value="0"/>
    </style:style>
    <style:style style:name="T281" style:family="text">
      <style:text-properties officeooo:rsid="0393f903" fo:background-color="#ffffff" loext:char-shading-value="0"/>
    </style:style>
    <style:style style:name="T282" style:family="text">
      <style:text-properties officeooo:rsid="03b39402" fo:background-color="#ffffff" loext:char-shading-value="0"/>
    </style:style>
    <style:style style:name="T283" style:family="text">
      <style:text-properties officeooo:rsid="043028e6" fo:background-color="#ffffff" loext:char-shading-value="0"/>
    </style:style>
    <style:style style:name="T284" style:family="text">
      <style:text-properties officeooo:rsid="043499de" fo:background-color="#ffffff" loext:char-shading-value="0"/>
    </style:style>
    <style:style style:name="T285" style:family="text">
      <style:text-properties officeooo:rsid="0395c9c1"/>
    </style:style>
    <style:style style:name="T286" style:family="text">
      <style:text-properties officeooo:rsid="039b99af"/>
    </style:style>
    <style:style style:name="T287" style:family="text">
      <style:text-properties officeooo:rsid="039f045b"/>
    </style:style>
    <style:style style:name="T288" style:family="text">
      <style:text-properties officeooo:rsid="039f7662"/>
    </style:style>
    <style:style style:name="T289" style:family="text">
      <style:text-properties officeooo:rsid="03a0eb10"/>
    </style:style>
    <style:style style:name="T290" style:family="text">
      <style:text-properties officeooo:rsid="03a33e9c"/>
    </style:style>
    <style:style style:name="T291" style:family="text">
      <style:text-properties officeooo:rsid="03a52bd6"/>
    </style:style>
    <style:style style:name="T292" style:family="text">
      <style:text-properties officeooo:rsid="03a8d313"/>
    </style:style>
    <style:style style:name="T293" style:family="text">
      <style:text-properties officeooo:rsid="03aaad60"/>
    </style:style>
    <style:style style:name="T294" style:family="text">
      <style:text-properties officeooo:rsid="03acb48b"/>
    </style:style>
    <style:style style:name="T295" style:family="text">
      <style:text-properties officeooo:rsid="03ae3867"/>
    </style:style>
    <style:style style:name="T296" style:family="text">
      <style:text-properties officeooo:rsid="03b00857"/>
    </style:style>
    <style:style style:name="T297" style:family="text">
      <style:text-properties officeooo:rsid="03b1c398"/>
    </style:style>
    <style:style style:name="T298" style:family="text">
      <style:text-properties officeooo:rsid="03b39402"/>
    </style:style>
    <style:style style:name="T299" style:family="text">
      <style:text-properties officeooo:rsid="03b5d75a"/>
    </style:style>
    <style:style style:name="T300" style:family="text">
      <style:text-properties officeooo:rsid="03b7c840"/>
    </style:style>
    <style:style style:name="T301" style:family="text">
      <style:text-properties officeooo:rsid="03b87e91"/>
    </style:style>
    <style:style style:name="T302" style:family="text">
      <style:text-properties officeooo:rsid="03bb6800"/>
    </style:style>
    <style:style style:name="T303" style:family="text">
      <style:text-properties officeooo:rsid="03bd27ce"/>
    </style:style>
    <style:style style:name="T304" style:family="text">
      <style:text-properties officeooo:rsid="03bf6ba5"/>
    </style:style>
    <style:style style:name="T305" style:family="text">
      <style:text-properties officeooo:rsid="03c34570"/>
    </style:style>
    <style:style style:name="T306" style:family="text">
      <style:text-properties officeooo:rsid="03c6080c"/>
    </style:style>
    <style:style style:name="T307" style:family="text">
      <style:text-properties officeooo:rsid="03cdfd50"/>
    </style:style>
    <style:style style:name="T308" style:family="text">
      <style:text-properties officeooo:rsid="03ce1e27"/>
    </style:style>
    <style:style style:name="T309" style:family="text">
      <style:text-properties officeooo:rsid="03cf7310"/>
    </style:style>
    <style:style style:name="T310" style:family="text">
      <style:text-properties officeooo:rsid="03d09904"/>
    </style:style>
    <style:style style:name="T311" style:family="text">
      <style:text-properties officeooo:rsid="03d25074"/>
    </style:style>
    <style:style style:name="T312" style:family="text">
      <style:text-properties officeooo:rsid="03ee20ff"/>
    </style:style>
    <style:style style:name="T313" style:family="text">
      <style:text-properties officeooo:rsid="03ef6eb9"/>
    </style:style>
    <style:style style:name="T314" style:family="text">
      <style:text-properties officeooo:rsid="03f5bf2a"/>
    </style:style>
    <style:style style:name="T315" style:family="text">
      <style:text-properties officeooo:rsid="03fa821a"/>
    </style:style>
    <style:style style:name="T316" style:family="text">
      <style:text-properties officeooo:rsid="03fb1d16"/>
    </style:style>
    <style:style style:name="T317" style:family="text">
      <style:text-properties officeooo:rsid="03fc4231"/>
    </style:style>
    <style:style style:name="T318" style:family="text">
      <style:text-properties officeooo:rsid="03fd8b27"/>
    </style:style>
    <style:style style:name="T319" style:family="text">
      <style:text-properties officeooo:rsid="03fe8238"/>
    </style:style>
    <style:style style:name="T320" style:family="text">
      <style:text-properties officeooo:rsid="040138de"/>
    </style:style>
    <style:style style:name="T321" style:family="text">
      <style:text-properties officeooo:rsid="040d264a"/>
    </style:style>
    <style:style style:name="T322" style:family="text">
      <style:text-properties officeooo:rsid="040f1ff9"/>
    </style:style>
    <style:style style:name="T323" style:family="text">
      <style:text-properties officeooo:rsid="04159598"/>
    </style:style>
    <style:style style:name="T324" style:family="text">
      <style:text-properties officeooo:rsid="0421d579"/>
    </style:style>
    <style:style style:name="T325" style:family="text">
      <style:text-properties officeooo:rsid="04238c0f"/>
    </style:style>
    <style:style style:name="T326" style:family="text">
      <style:text-properties officeooo:rsid="0424f8a8"/>
    </style:style>
    <style:style style:name="T327" style:family="text">
      <style:text-properties officeooo:rsid="04260644"/>
    </style:style>
    <style:style style:name="T328" style:family="text">
      <style:text-properties officeooo:rsid="0427e5bf"/>
    </style:style>
    <style:style style:name="T329" style:family="text">
      <style:text-properties officeooo:rsid="042b2f1e"/>
    </style:style>
    <style:style style:name="T330" style:family="text">
      <style:text-properties officeooo:rsid="042dd754"/>
    </style:style>
    <style:style style:name="T331" style:family="text">
      <style:text-properties officeooo:rsid="043028e6"/>
    </style:style>
    <style:style style:name="T332" style:family="text">
      <style:text-properties officeooo:rsid="043499de"/>
    </style:style>
    <style:style style:name="T333" style:family="text">
      <style:text-properties officeooo:rsid="0439269c"/>
    </style:style>
    <style:style style:name="T334" style:family="text">
      <style:text-properties officeooo:rsid="04444f57"/>
    </style:style>
    <style:style style:name="T335" style:family="text">
      <style:text-properties officeooo:rsid="0444b8d6"/>
    </style:style>
    <style:style style:name="T336" style:family="text">
      <style:text-properties officeooo:rsid="04485648"/>
    </style:style>
    <style:style style:name="T337" style:family="text">
      <style:text-properties officeooo:rsid="0449caf6"/>
    </style:style>
    <style:style style:name="T338" style:family="text">
      <style:text-properties officeooo:rsid="044a7ae6"/>
    </style:style>
    <style:style style:name="T339" style:family="text">
      <style:text-properties officeooo:rsid="044c1b45"/>
    </style:style>
    <style:style style:name="T340" style:family="text">
      <style:text-properties officeooo:rsid="045233b0"/>
    </style:style>
    <style:style style:name="T341" style:family="text">
      <style:text-properties officeooo:rsid="04591176"/>
    </style:style>
    <style:style style:name="T342" style:family="text">
      <style:text-properties officeooo:rsid="045dac53"/>
    </style:style>
    <style:style style:name="T343" style:family="text">
      <style:text-properties officeooo:rsid="045e3506"/>
    </style:style>
    <style:style style:name="T344" style:family="text">
      <style:text-properties officeooo:rsid="045e7b01"/>
    </style:style>
    <style:style style:name="T345" style:family="text">
      <style:text-properties officeooo:rsid="04620783"/>
    </style:style>
    <style:style style:name="T346" style:family="text">
      <style:text-properties officeooo:rsid="0463e9d5"/>
    </style:style>
    <style:style style:name="T347" style:family="text">
      <style:text-properties officeooo:rsid="04673c3a"/>
    </style:style>
    <style:style style:name="T348" style:family="text">
      <style:text-properties officeooo:rsid="04692091"/>
    </style:style>
    <style:style style:name="T349" style:family="text">
      <style:text-properties officeooo:rsid="046a3ac4"/>
    </style:style>
    <style:style style:name="T350" style:family="text">
      <style:text-properties officeooo:rsid="046b02a6"/>
    </style:style>
    <style:style style:name="T351" style:family="text">
      <style:text-properties officeooo:rsid="046bf301"/>
    </style:style>
    <style:style style:name="T352" style:family="text">
      <style:text-properties officeooo:rsid="046d8807"/>
    </style:style>
    <style:style style:name="T353" style:family="text">
      <style:text-properties officeooo:rsid="04714981"/>
    </style:style>
    <style:style style:name="T354" style:family="text">
      <style:text-properties officeooo:rsid="047534bf"/>
    </style:style>
    <style:style style:name="T355" style:family="text">
      <style:text-properties officeooo:rsid="04786961"/>
    </style:style>
    <style:style style:name="T356" style:family="text">
      <style:text-properties officeooo:rsid="047a71b8"/>
    </style:style>
    <style:style style:name="T357" style:family="text">
      <style:text-properties officeooo:rsid="047d8622"/>
    </style:style>
    <style:style style:name="T358" style:family="text">
      <style:text-properties officeooo:rsid="0480e0dc"/>
    </style:style>
    <style:style style:name="T359" style:family="text">
      <style:text-properties officeooo:rsid="048cce79"/>
    </style:style>
    <style:style style:name="T360" style:family="text">
      <style:text-properties officeooo:rsid="0490e30f"/>
    </style:style>
    <style:style style:name="T361" style:family="text">
      <style:text-properties officeooo:rsid="0491cf48"/>
    </style:style>
    <style:style style:name="T362" style:family="text">
      <style:text-properties officeooo:rsid="0492d5c7"/>
    </style:style>
    <style:style style:name="T363" style:family="text">
      <style:text-properties officeooo:rsid="04971f07"/>
    </style:style>
    <style:style style:name="T364" style:family="text">
      <style:text-properties officeooo:rsid="04992556"/>
    </style:style>
    <style:style style:name="T365" style:family="text">
      <style:text-properties officeooo:rsid="04998269"/>
    </style:style>
    <style:style style:name="T366" style:family="text">
      <style:text-properties officeooo:rsid="049bd461"/>
    </style:style>
    <style:style style:name="T367" style:family="text">
      <style:text-properties officeooo:rsid="04a34630"/>
    </style:style>
    <style:style style:name="T368" style:family="text">
      <style:text-properties officeooo:rsid="04a4ed00"/>
    </style:style>
    <style:style style:name="T369" style:family="text">
      <style:text-properties officeooo:rsid="04a75fc8"/>
    </style:style>
    <style:style style:name="T370" style:family="text">
      <style:text-properties officeooo:rsid="04ac1c73"/>
    </style:style>
    <style:style style:name="T371" style:family="text">
      <style:text-properties officeooo:rsid="04afdfb7"/>
    </style:style>
    <style:style style:name="T372" style:family="text">
      <style:text-properties officeooo:rsid="04b3f312"/>
    </style:style>
    <style:style style:name="T373" style:family="text">
      <style:text-properties officeooo:rsid="04b6239e"/>
    </style:style>
    <style:style style:name="T374" style:family="text">
      <style:text-properties officeooo:rsid="04b8ce44"/>
    </style:style>
    <style:style style:name="T375" style:family="text">
      <style:text-properties officeooo:rsid="04ba7a20"/>
    </style:style>
    <style:style style:name="T376" style:family="text">
      <style:text-properties officeooo:rsid="04bb3599"/>
    </style:style>
    <style:style style:name="T377" style:family="text">
      <style:text-properties officeooo:rsid="04c0dda7"/>
    </style:style>
    <style:style style:name="T378" style:family="text">
      <style:text-properties officeooo:rsid="04c157d0"/>
    </style:style>
    <style:style style:name="T379" style:family="text">
      <style:text-properties officeooo:rsid="04c2d5cb"/>
    </style:style>
    <style:style style:name="T380" style:family="text">
      <style:text-properties officeooo:rsid="04c4662e"/>
    </style:style>
    <style:style style:name="T381" style:family="text">
      <style:text-properties officeooo:rsid="04c4bd04"/>
    </style:style>
    <style:style style:name="T382" style:family="text">
      <style:text-properties officeooo:rsid="04c63388"/>
    </style:style>
    <style:style style:name="T383" style:family="text">
      <style:text-properties officeooo:rsid="04c86efb"/>
    </style:style>
    <style:style style:name="T384" style:family="text">
      <style:text-properties officeooo:rsid="04cbf031"/>
    </style:style>
    <style:style style:name="T385" style:family="text">
      <style:text-properties officeooo:rsid="04ceca88"/>
    </style:style>
    <style:style style:name="T386" style:family="text">
      <style:text-properties officeooo:rsid="04d06a28"/>
    </style:style>
    <style:style style:name="T387" style:family="text">
      <style:text-properties officeooo:rsid="04d60b90"/>
    </style:style>
    <style:style style:name="T388" style:family="text">
      <style:text-properties officeooo:rsid="04d9de93"/>
    </style:style>
    <style:style style:name="T389" style:family="text">
      <style:text-properties officeooo:rsid="04db5f5b"/>
    </style:style>
    <style:style style:name="T390" style:family="text">
      <style:text-properties officeooo:rsid="04dc90fd"/>
    </style:style>
    <style:style style:name="T391" style:family="text">
      <style:text-properties officeooo:rsid="04e07de7"/>
    </style:style>
    <style:style style:name="T392" style:family="text">
      <style:text-properties officeooo:rsid="04e11e84"/>
    </style:style>
    <style:style style:name="T393" style:family="text">
      <style:text-properties officeooo:rsid="04e20ad0"/>
    </style:style>
    <style:style style:name="T394" style:family="text">
      <style:text-properties officeooo:rsid="04e23c8f"/>
    </style:style>
    <style:style style:name="T395" style:family="text">
      <style:text-properties officeooo:rsid="04e3a9bc"/>
    </style:style>
    <style:style style:name="T396" style:family="text">
      <style:text-properties officeooo:rsid="04e7c0d1"/>
    </style:style>
    <style:style style:name="T397" style:family="text">
      <style:text-properties officeooo:rsid="04ecdb89"/>
    </style:style>
    <style:style style:name="T398" style:family="text">
      <style:text-properties officeooo:rsid="04f197bc"/>
    </style:style>
    <style:style style:name="T399" style:family="text">
      <style:text-properties officeooo:rsid="04f6d3cd"/>
    </style:style>
    <style:style style:name="T400" style:family="text">
      <style:text-properties officeooo:rsid="04f8d1cb"/>
    </style:style>
    <style:style style:name="T401" style:family="text">
      <style:text-properties officeooo:rsid="04fa4ef6"/>
    </style:style>
    <style:style style:name="T402" style:family="text">
      <style:text-properties officeooo:rsid="04fe019e"/>
    </style:style>
    <style:style style:name="T403" style:family="text">
      <style:text-properties officeooo:rsid="04ff78fb"/>
    </style:style>
    <style:style style:name="T404" style:family="text">
      <style:text-properties officeooo:rsid="0509e7f2"/>
    </style:style>
    <style:style style:name="T405" style:family="text">
      <style:text-properties officeooo:rsid="050baa34"/>
    </style:style>
    <style:style style:name="T406" style:family="text">
      <style:text-properties officeooo:rsid="050d734b"/>
    </style:style>
    <style:style style:name="T407" style:family="text">
      <style:text-properties officeooo:rsid="050df533"/>
    </style:style>
    <style:style style:name="T408" style:family="text">
      <style:text-properties officeooo:rsid="050f867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45" text:outline-level="1">Семь вечностей</text:h>
      <text:p text:style-name="P11">(<text:span text:style-name="T119">ниспада</text:span>ющее безумие)</text:p>
      <text:p text:style-name="P1"/>
      <text:h text:style-name="P347" text:outline-level="2">1</text:h>
      <text:p text:style-name="P151">009 Sound System – DreamScape <text:span text:style-name="T149">(https://www.youtube.com/watch?v=TKfS5zVfGBc)</text:span></text:p>
      <text:p text:style-name="P2"><text:span text:style-name="T6">Грымза</text:span> поднесла блюдце и стакан с водой. <text:span text:style-name="T3">Я съёжился под её колючим взглядом.</text:span></text:p>
      <text:p text:style-name="P2"/>
      <text:p text:style-name="P2">- Пей.</text:p>
      <text:p text:style-name="P2"/>
      <text:p text:style-name="P2"><text:span text:style-name="T1">Она строго проследила за тем, как я</text:span> взял с блюдца <text:span text:style-name="T1">таблетку</text:span> и запил. <text:span text:style-name="T1">Многонедельный трюк с прятаньем <text:s/>лекарства между большим и указательным пальцами на прошлой неделе был по невнимательности провален. Стоило взять стакан той же рукой, которой я до того брал таблетку, как глазастая тётка увидела сквозь стекло зажатую пилюлю.</text:span></text:p>
      <text:p text:style-name="P2"/>
      <text:p text:style-name="P2">- <text:span text:style-name="T2">Открой рот.</text:span></text:p>
      <text:p text:style-name="P2"/>
      <text:p text:style-name="P3">Я открыл <text:span text:style-name="T3">хлебальник </text:span>и повертел языком вверх – вниз – <text:span text:style-name="T3">в стороны</text:span>, показывая, что не спрятал гал<text:span text:style-name="T4">о</text:span>перидол <text:span text:style-name="T3">за щекой или под корнем</text:span>.</text:p>
      <text:p text:style-name="P4"><text:span text:style-name="T6">Грымза </text:span>удовлетворительно кивнула и направилась к выходу.</text:p>
      <text:p text:style-name="P5"/>
      <text:p text:style-name="P5">Скрипнула дверь. <text:span text:style-name="T13">Белая фигура скрылась за грязным стеклом. </text:span>Я прислушался к удаляющимся шагам по коридору. Когда они окончательно стихли, я <text:span text:style-name="T5">лёг на край кровати спиной к двери. В стекле окна отражалась скучающая физиономия судьи Дредда – так мы прозвали надзирающего санитара за его засаленые дреды, свисающие из-под шапочки. Никто не помнил его настоящего имени, да в этом и не было никакой нужды – здесь, в Чертогах Разума, имена используются редко.</text:span></text:p>
      <text:p text:style-name="P5"/>
      <text:p text:style-name="P8">Напротив меня лежал Терминатор. Нет, не тот, который с железным скелетом внутри, а который из <text:span text:style-name="T8">ртути</text:span>. Собственно, в этом даже жидкого металла не было, но однажды он попытался пробежать сквозь оконную решётку, прямо как тот, <text:span text:style-name="T8">ртутный</text:span>. Ему это почти удалось – по крайней мере, два крепления из четырёх были сорваны. Слесарь Алкоголич потом долго поносил китайцев с их говённым пластилиновым железом, немцев с их говённым крошащимся сатенгипсом и наших рукожопов, установивших решётку перед стеклом, а не после.</text:p>
      <text:p text:style-name="P6"/>
      <text:p text:style-name="P6">Терминатор безучастно смотрел в потолок, чуть левее лампы. После неудачной пробежки у него замкнулись какие-то цепи в голове и он <text:span text:style-name="T7">созерцал никому не известные дали, отвлекаясь только на еду, сон и испражнения.</text:span></text:p>
      <text:p text:style-name="P7"/>
      <text:p text:style-name="P7"><text:soft-page-break/>Я медленно протянул руку и достал из-под его кровати судно. Терминатор, как единственный неходячий в палате, был монопольным обладателем утки, <text:span text:style-name="T11">чему я страшно завидовал</text:span>. К счастью, сегодня он ещё не успел ею воспользоваться. Нет, мне бы это не помешало, но сильно подпортило бы фэншуй.</text:p>
      <text:p text:style-name="P7">Пододвинув судно одной рукой к себе поближе, я склонился над ним и засунул вторую <text:span text:style-name="T14">руку </text:span>как можно глубже себе в рот.</text:p>
      <text:p text:style-name="P7"/>
      <text:p text:style-name="P9">Вооот тааак...</text:p>
      <text:p text:style-name="P7"/>
      <text:p text:style-name="P9">Я, наверное, единственный человек в мире, умеющий блевать бесшумно.</text:p>
      <text:p text:style-name="P9">Таблетка стукнулась <text:span text:style-name="T10">в</text:span> эмалированный металл. <text:span text:style-name="T9">Теперь её надо обязательно забрать во избежание обнаружения, растолочь монеткой в кашицу и размазать по полу под койкой.</text:span></text:p>
      <text:p text:style-name="P10"/>
      <text:p text:style-name="P17"><text:span text:style-name="T15">Я осторожно задвинул судно обратно под кровать Терминатору. </text:span>Дело сделано. <text:span text:style-name="T12">Теперь можно и заснуть.</text:span></text:p>
      <text:p text:style-name="P310"/>
      <text:p text:style-name="P311">~~~</text:p>
      <text:p text:style-name="P59"><text:a xlink:type="simple" xlink:href="https://www.youtube.com/watch?v=rvk5D1iI2LA" text:style-name="Internet_20_link" text:visited-style-name="Visited_20_Internet_20_Link">https://www.youtube.com/watch?v=rvk5D1iI2LA</text:a></text:p>
      <text:h text:style-name="P346" text:outline-level="1">Mark Knopfler - Marbletown - Córdoba 2010 </text:h>
      <text:p text:style-name="P59"/>
      <text:p text:style-name="P18"><text:span text:style-name="T17">Джет</text:span> нетерпеливо <text:span text:style-name="T16">толкает</text:span> меня <text:span text:style-name="T16">копытом в</text:span> плечо.</text:p>
      <text:p text:style-name="P18">- <text:span text:style-name="T17">Хум</text:span>, вставай! <text:span text:style-name="T17">Хум! Пора собираться! Хум… Хуман!!!</text:span></text:p>
      <text:p text:style-name="P20">Последний толчок был больше похож на <text:span text:style-name="T18">пинок. Я со стоном разлепляю веки.</text:span></text:p>
      <text:p text:style-name="P21"/>
      <text:p text:style-name="P21"><text:span text:style-name="T20">Поняха</text:span> прыг<text:span text:style-name="T275">ает</text:span> вокруг меня в нетерпении, бросая скомкан<text:span text:style-name="T68">ые</text:span> <text:span text:style-name="T68">шмотки</text:span> в <text:span text:style-name="T75">мешок</text:span> и утрамбовывая <text:span text:style-name="T68">их</text:span> задними ногами. <text:span text:style-name="T19">Солнечные зайчики едва поспевают за ней, осыпая весёлыми искрами её голубую шёрстку. Пластины доспехов хлопаются о грудь с каждым прыжком – позавчера пегаска затянула ремень <text:s/>на последнюю дырку – и всё равно они свободно болтаются на похудевшем теле.</text:span></text:p>
      <text:p text:style-name="P21"/>
      <text:p text:style-name="P21">- <text:span text:style-name="T70">Они приближаются! Я слышала их горн</text:span><text:span text:style-name="T22">!</text:span><text:span text:style-name="T20"> Надо убираться отсюда!</text:span></text:p>
      <text:p text:style-name="P18"/>
      <text:p text:style-name="P22">Последнюю порцию барахла Джет утрамбов<text:span text:style-name="T275">ывает</text:span>, с размаху усевшись на <text:span text:style-name="T75">мешок</text:span>. Тот жалобно скрип<text:span text:style-name="T275">ит</text:span>.</text:p>
      <text:p text:style-name="P22"/>
      <text:p text:style-name="P22">- <text:span text:style-name="T69">Да вставай же!</text:span></text:p>
      <text:p text:style-name="P23">Не дождавшись, Джет нетерпеливо прыг<text:span text:style-name="T275">ает</text:span> ко мне и, поддев мордой, перев<text:span text:style-name="T275">одит</text:span> в сидячее положение.</text:p>
      <text:p text:style-name="P23"><text:span text:style-name="T75">Мешок</text:span>, облегчённо крякнув, выва<text:span text:style-name="T275">ливает</text:span> половину содержимого на землю.</text:p>
      <text:p text:style-name="P23"/>
      <text:p text:style-name="P287"><text:soft-page-break/><text:span text:style-name="T268">Три дня</text:span>! <text:span text:style-name="T268">Три</text:span> грёбаны<text:span text:style-name="T268">х</text:span> <text:span text:style-name="T268">дня</text:span> мы скрытно пробираемся к <text:span text:style-name="T72">проклятой </text:span><text:span text:style-name="T140">скале</text:span>, как какие-то <text:span text:style-name="T71">беглые каторжники</text:span>. <text:span text:style-name="T73">Чёртов дракон часто охотится аккурат в тех местах, куда нам надо добраться во что бы то ни стало. И чем ближе мы подходим, тем опаснее становится.</text:span></text:p>
      <text:p text:style-name="P58">С <text:span text:style-name="T37">Агамемноном</text:span> шутки плохи – всё чаще по дороге нам встречаются обглоданные кости и разгрызенные черепа. <text:span text:style-name="T74">Пару раз кости лежат на выжженых до углей проплешинах – видно, ленивому ящеру надоело гоняться за добычей и он накрыл огнём пару гектаров площади.</text:span></text:p>
      <text:p text:style-name="P60"/>
      <text:p text:style-name="P61">Но самое опасное – даже не <text:span text:style-name="T301">Агамемнон</text:span>. <text:span text:style-name="T81">Нееет, чешуйчатый самовар вылетает из логова</text:span> <text:span text:style-name="T77">на охоту </text:span><text:span text:style-name="T134">на рассвете и возвращается до полдня,</text:span><text:span text:style-name="T77"> строго по расписанию. И если затаиться в </text:span><text:span text:style-name="T134">эти часы</text:span><text:span text:style-name="T77"> и не показывать носа из убежища, можно потом остаток суток не бояться, что тебя сожрёт мифическое, но оттого не менее прожорливое чудовище.</text:span></text:p>
      <text:p text:style-name="P60"/>
      <text:p text:style-name="P25"><text:span text:style-name="T200">Нет, Агамемнон – ерунда. </text:span>За нами. Гонятся. Чёртовы. Чокнутые. Пони.</text:p>
      <text:p text:style-name="P26"/>
      <text:p text:style-name="P26">Если бы <text:span text:style-name="T77">я</text:span> когда-нибудь <text:span text:style-name="T81">узнал</text:span>, что <text:span text:style-name="T76">меня захочет трахнуть дочь вождя, я бы, усмехнулся, пожал плечами и отшутился бы чем-то типа: “Презервативы свои брать или выдадут”? </text:span></text:p>
      <text:p text:style-name="P27">Вот только шуточка встала бы <text:span text:style-name="T80">мне </text:span>поперёк горла, если б я знал, что <text:span text:style-name="T81">этот </text:span>вождь верховодит табуном агрессивных мускулистых битюгов, а дочурка <text:span text:style-name="T79">его </text:span>– <text:span text:style-name="T78">жопастая розовогривая кобыла с переплетенными ленточкой кудряшками и паровозной топкой под хвостом – всерьёз положила на тебя глаз! А сам папаша – замотанный в рваную кольчугу одноглазый жеребец - имеет вздорную привычку сначала махать бердышем, а потом думать! И тот факт, что эти четырёхкопытные полудурки в рогатых шлемах мне по пояс ростом, никак не спасает ситуацию – сил у них намного больше, чем у мужчины среднего возраста, я уже много раз в этом убеждался.</text:span></text:p>
      <text:p text:style-name="P28"/>
      <text:p text:style-name="P29">Ну вот кто заставил тебя улыб<text:span text:style-name="T203">аться</text:span> Дейдре, Хуман? Ведь всё так неплохо шло…</text:p>
      <text:p text:style-name="P63"/>
      <text:p text:style-name="P66">***</text:p>
      <text:p text:style-name="P308">&lt;<text:span text:style-name="T126">Добавить статуэтку Селестии</text:span>&gt;</text:p>
      <text:p text:style-name="P63">...</text:p>
      <text:p text:style-name="P67">- <text:span text:style-name="T96">Привет, красавчики! &lt;</text:span><text:span text:style-name="T135">Развернуть характер Эпплхэт </text:span><text:span text:style-name="T142">и её маленькой сестры Лейлы</text:span><text:span text:style-name="T96">&gt;</text:span></text:p>
      <text:p text:style-name="P67"/>
      <text:p text:style-name="P112">Мы обернулись на голос и узрели с полдюжины коп<text:span text:style-name="T97">и</text:span>й, чуть ли не утк<text:span text:style-name="T402">нувш</text:span>ихся нам в носы.</text:p>
      <text:p text:style-name="P112"/>
      <text:p text:style-name="P114">Наконец-то до тебя, Хуман, дошло, что это – мир пони! А Джет – вовсе не чокнутая фантазия твоего обласканного Альцгеймером сознания, а вполне типичный его представитель. Потому что копья лежали в крепких <text:span text:style-name="T99">копытах упакованных в грязные кожано-кольчужные доспехи понях, всем своим видом показывающих, что улыбок им сегодня не завезли. </text:span></text:p>
      <text:p text:style-name="P114"/>
      <text:p text:style-name="P115"><text:soft-page-break/>- <text:span text:style-name="T100">Ох! - Джет тихо поперхнулась и резко отпрыгнула назад, развернувшись в прыжке. Мою руку она при этом не отпустила, а, каким-то диким выкрутасом, дёрнула её изо всех сил, закинув меня себе на спину.</text:span></text:p>
      <text:p text:style-name="P115"/>
      <text:p text:style-name="P120">По-моему, я упал прямо на сломанное крыло пегаски. Потому что она завопила от боли, задрожав подо мной всем телом. Сделав два прыжка по направлению к кустам, она остановилась как вкопанная. Я скатился с худенького тела на песок и поднял голову.</text:p>
      <text:p text:style-name="P116">В <text:span text:style-name="T367">незащищённую бронёй шею </text:span>Джет упирал<text:span text:style-name="T367">ось</text:span> копьё крохотной поньки с гривой ёршиком. <text:span text:style-name="T269">&lt;</text:span><text:span text:style-name="T136">Развернуть характер Лейлы Блум</text:span><text:span text:style-name="T269">&gt;</text:span></text:p>
      <text:p text:style-name="P116"/>
      <text:p text:style-name="P116">- Хорошая попытка, <text:span text:style-name="T191">летун</text:span>, - расплылась в ехидной улыбке малютка, - но устраивать засады нас учат с младенчества. <text:span text:style-name="T101">Крылатым этого не понять, правда?</text:span></text:p>
      <text:p text:style-name="P116"/>
      <text:p text:style-name="P117">Тут до меня дошло, что крыльев у этих оборванцев не наблюдается.</text:p>
      <text:p text:style-name="P117"/>
      <text:p text:style-name="P118">- Молодец, Лейла! - похвалила козявку пони из подоспевшей группы. Одета она была в <text:span text:style-name="T368">ржавьё</text:span> чуть почище, чем у остальных, а её грива была собрана в пучок и перехвачена тесёмкой.<text:span text:style-name="T269">&lt;</text:span><text:span text:style-name="T136">Шляпа с яблоком</text:span><text:span text:style-name="T269">&gt;</text:span> - Не пытайтесь уйти, красавчики. Мы ведь можем и рассердиться. А когда мы сердимся, мы <text:span text:style-name="T23">связываем пленников</text:span>. <text:span text:style-name="T102">Ноги и крылья. Очень туго. </text:span>И тогда они уже не могут бежать. И сердить нас. <text:span text:style-name="T104">А к пегасам ещё приковываем гирю.</text:span> Всё просто, усекли? <text:span text:style-name="T103">И нам плевать, что у пегаски крыло гнётся в обе стороны</text:span>, - <text:span text:style-name="T102">о</text:span>на <text:span text:style-name="T103">насмешливо фыркнула в сторону </text:span>Джет.</text:p>
      <text:p text:style-name="P118"/>
      <text:p text:style-name="P118">Та мрачно стояла, сцепив зубы.</text:p>
      <text:p text:style-name="P117"/>
      <text:p text:style-name="P117">- За меня могут заплатить хороший выкуп, - наконец, <text:span text:style-name="T191">с сомнением </text:span>произнесла она. - А Хуман ничего не помнит, ни кто он, ни откуда. Как жеребёнок. Его Агамемнон по голове треснул во время охоты. <text:span text:style-name="T126">С него вы ничего не получите, лучше отпустите. Вы же не трогаете жеребят</text:span>?</text:p>
      <text:p text:style-name="P117"/>
      <text:p text:style-name="P119">Её собеседница только хмыкнула.</text:p>
      <text:p text:style-name="P119"/>
      <text:p text:style-name="P119">- Хорош жеребёнок - <text:span text:style-name="T104">ягодицы, что у ломовика!</text:span> - она задумалась. <text:span text:style-name="T98">- Так. Летуна – на кухню. А этого… красавчика – к Дейдре.</text:span></text:p>
      <text:p text:style-name="P112"/>
      <text:p text:style-name="P123">…</text:p>
      <text:p text:style-name="P136"/>
      <text:p text:style-name="P139">Тема беседы просто вводила <text:span text:style-name="T121">тебя </text:span>в шок, <text:span text:style-name="T121">Хуман!</text:span> Вот уже битых полчаса розовогривая поняха втолковывала тебе, что ты должен присоединиться к племенному табуну жеребцов <text:span text:style-name="T144">в качестве топ-осеменителя!</text:span> От такой перспективы всё твоё естество дрожало и старалось спрятаться куда-нибудь <text:soft-page-break/>поглубже, желательно закрыв за собой бронированную дверь и повернув штурвал ригеля на три поворота.</text:p>
      <text:p text:style-name="P139"/>
      <text:p text:style-name="P139">…</text:p>
      <text:p text:style-name="P139"/>
      <text:p text:style-name="P135">- <text:span text:style-name="T114">Эй, но я же не пони! Какой вам от меня прок в таком </text:span><text:span text:style-name="T127">идиотском</text:span><text:span text:style-name="T114"> деле, как привнесение свежей крови в племя? У нас не будет детей, то есть жеребят! Даже если принять допущение, что я трахну четырёхкопытное, хотя мне это даже в дурном сне не приснится!</text:span></text:p>
      <text:p text:style-name="P135"/>
      <text:p text:style-name="P146"><text:span text:style-name="T146">Я аж передёрнул плечами. </text:span><text:span text:style-name="T128">Конеёбство</text:span><text:span text:style-name="T146"> – это, явно, не то занятие, чем ты занимался в прошлом и хотел бы заниматься в будущем, Хуман! </text:span></text:p>
      <text:p text:style-name="P235">Поняха с недоверием смотрела на меня.</text:p>
      <text:p text:style-name="P145"/>
      <text:p text:style-name="P138">- <text:span text:style-name="T118">Хум, т</text:span>ы прикалываешься? Или та <text:span text:style-name="T271">п</text:span>о<text:span text:style-name="T271">л</text:span>оманая пегаска таки права, и ты действительно ни<text:span text:style-name="T175">чего</text:span> не <text:span text:style-name="T147">помнишь</text:span>?</text:p>
      <text:p text:style-name="P138"/>
      <text:p text:style-name="P140">Пон<text:span text:style-name="T144">ька</text:span> принялась загибать копыта, делая сброс через каждую пару:</text:p>
      <text:p text:style-name="P140"/>
      <text:p text:style-name="P141">- Во-первых, <text:span text:style-name="T144">полная </text:span>несовместимость видов – это миф, распространяемый последователями “<text:span text:style-name="T148">Торийской</text:span> <text:span text:style-name="T148">расы</text:span>”. <text:span text:style-name="T122">Есть такая секта, пропагандирующая исключительно внутривидовые пары. И всё бы ничего, да только их предводитель – потомок пони и осла, ха-ха! То есть, у партнёров разных видов вероятность получения потомства, разумеется, ниже, но не абсолютно нулевая. И если ты будешь крыть кобылок достаточно часто, то… - Дейдра построила мне “глазки”…</text:span></text:p>
      <text:p text:style-name="P141"/>
      <text:p text:style-name="P141">…<text:span text:style-name="T145">Я истерически рассмеялся…</text:span></text:p>
      <text:p text:style-name="P141"/>
      <text:p text:style-name="P140">- Во-вторых, <text:span text:style-name="T123">шанс получения потомства можно поднять с помощью магического ритуала “Pornis erektus”. С этим сложнее, у нас в племени нет магов. Но я могу попытаться договориться на стороне. </text:span><text:span text:style-name="T129">У меня есть подруга из единорогов, </text:span><text:span text:style-name="T130">только ты не говори никому, это тайна!</text:span><text:span text:style-name="T123"> Хотя, может, ты умеешь магичить, Хум?</text:span></text:p>
      <text:p text:style-name="P147"/>
      <text:p text:style-name="P148">Поняха с надеждой посмотрела на меня. Я с огромным облегчением отрицательно помотал головой.</text:p>
      <text:p text:style-name="P140"/>
      <text:p text:style-name="P142">- <text:span text:style-name="T150">В</text:span>-третьих, в твоём случае даже не столь важн<text:span text:style-name="T152">а</text:span> <text:span text:style-name="T152">свежая кровь</text:span>, как то, что ты – представитель совершенно иного племени. <text:span text:style-name="T123">Посмотри на пегасов! Пятьдесят лет назад это было соседнее с нами племя – наши деды даже лупили друг друга за яблоню, стоящую на общей границе владений. А потом дочь их вождя заключила брак с вождём грифонов. И у них родились крылатые пони! И теперь они гоняют облака, а мы по-прежнему ковыряемся в земле!</text:span></text:p>
      <text:p text:style-name="P142"><text:soft-page-break/></text:p>
      <text:p text:style-name="P230">Дейдра мечтательно вздохнула.</text:p>
      <text:p text:style-name="P229"/>
      <text:p text:style-name="P229">- Может, ты тоже вождь своего племени, <text:span text:style-name="T124">Хум</text:span>? Какой у <text:span text:style-name="T124">тебя</text:span> талант? <text:span text:style-name="T124">Летать и магичить ты не умеешь. </text:span>Может, <text:span text:style-name="T124">т</text:span>ы <text:span text:style-name="T124">умеешь</text:span> <text:span text:style-name="T153">предсказывать погоду? Нам бы очень пригодилось в выращивании картохи. Может быть, ты даже умеешь </text:span><text:span text:style-name="T156">управлять облаками</text:span><text:span text:style-name="T153">? Мы б тогда пегасам показали копыто от плеча </text:span><text:span text:style-name="T154">вместо </text:span><text:span text:style-name="T153">четверт</text:span><text:span text:style-name="T155">и</text:span><text:span text:style-name="T153"> урожая за дождик после посевной!</text:span></text:p>
      <text:p text:style-name="P125"/>
      <text:p text:style-name="P231">Я упорно помотал головой. <text:span text:style-name="T172">Дейдра пристально уставилась на меня, пытаясь рассмотреть мой талант. Наконец она ухмыльнулась кривой улыбкой.</text:span></text:p>
      <text:p text:style-name="P144"/>
      <text:p text:style-name="P143">- И, наконец, в-четвёртых, <text:span text:style-name="T178">если ты будешь моим личным фаворитом, то конкретно</text:span> для меня аспект потомства совершенно не критичен. <text:span text:style-name="T125">Поверь, в отличие от большинства местных кобылок, мне вожжа под хвост не попала. Я хочу повидать мир до того, как начать няньчиться с жеребятами.</text:span></text:p>
      <text:p text:style-name="P138">- <text:span text:style-name="T173">Мне всё ещё непонятно, на кой чёрт я вам сдался? <text:s/>- наконец, подал голос я, пропуская мимо ушей последнее предложение Дейдры. - Почему вы зациклились на свежей крови? У вас что, своих жеребцов не хватает? Или они все – сплошь импотенты?</text:span></text:p>
      <text:p text:style-name="P232"/>
      <text:p text:style-name="P233">Розовая поняха заметно поскучнела.</text:p>
      <text:p text:style-name="P122"/>
      <text:p text:style-name="P122">- <text:span text:style-name="T174">Не ты первый задаешь такой вопрос. Мне приходилось отвечать на эту тему и грифонам, и бизонам, и даже мантикоре. Поверь, мне бы больше хотелось обсуждать с тобой конструкцию двухмачтового люггера, чем аспекты понеразмножения. Но мой долг, как дочери Пая Твердолоба, заботиться о выживании племени. Межплеменной союз нам просто необходим. Наше племя вырождается, Хуман, - заученно объясняла Дейдра. - Нас мало. От близкородственных браков рождается всё меньше жеребцов и всё больше кобылок. И если бы только это!</text:span></text:p>
      <text:p text:style-name="P121"/>
      <text:p text:style-name="P129"><text:span text:style-name="T111">Розовогривая кобылка</text:span> вытащила зубами из-<text:span text:style-name="T105">за топчана</text:span> пузатую фляжку из тыквы <text:span text:style-name="T105">и потрясла её за горлышко. Услышав <text:s/>бульканье, она удовлетворительно кивнула, выбила мастерским ударом в донышко пробку и сделала длинный глоток.</text:span></text:p>
      <text:p text:style-name="P128"/>
      <text:p text:style-name="P124">- <text:span text:style-name="T105">У большинства моих соплеменников мозги в отключке… - кобылка неопределённо помахала копытом, - знаешь, с расстояния вроде пони как пони, но вблизи - прямо беда. Кроме мордобоек и выпивки мало что интересует. Даже поговорить не о чём. Кроме мордобоек и выпивки.</text:span></text:p>
      <text:p text:style-name="P124"/>
      <text:p text:style-name="P283">Я <text:span text:style-name="T201">улыбнулся и </text:span>понимающе покачал головой. <text:span text:style-name="T202">Всё-таки между людьми и пони намного больше общего, чем тебе казалось, Хуман!</text:span></text:p>
      <text:p text:style-name="P285">Дейдра уныло свесила голову.</text:p>
      <text:p text:style-name="P130"/>
      <text:p text:style-name="P130"><text:soft-page-break/>- Если бы ты знал, как меня это <text:span text:style-name="T120">достало</text:span>! <text:span text:style-name="T106">Мне, лучшей выпускнице Понхэнджа позапрошлого года, приходится выслушивать пьяный трындёж папашиных собутыльников о том, чей лоб твёрже! А потом они от слов переходят к делу – и на следующее утро в бражном зале приходится менять половину скамеек, которые эти остолопы разбивают в соревновании!</text:span></text:p>
      <text:p text:style-name="P130"/>
      <text:p text:style-name="P131"><text:span text:style-name="T116">Розовая к</text:span>обылка <text:span text:style-name="T112">вновь</text:span> сжала зубами горлышко и запрокинула бутылку. Послышалось долгое бульканье.</text:p>
      <text:p text:style-name="P124"/>
      <text:p text:style-name="P124">- <text:span text:style-name="T107">Но от этих дуболомов есть хоть какая-то польза, - Дейдра, наконец, поставила бутылку на стол и вытерла рот. - Разбитые скамейки потом идут на дрова. Гораздо хуже попасть в окружение табунных мамок и тёток…</text:span></text:p>
      <text:p text:style-name="P124"/>
      <text:p text:style-name="P132">Дейдра в напускном ужасе округлила глаза и покрутила возле виска копытом. Кудряшки <text:span text:style-name="T113">её</text:span> гривы стали подозрительно <text:span text:style-name="T117">топорщиться</text:span> в разные стороны.</text:p>
      <text:p text:style-name="P131"/>
      <text:p text:style-name="P131">- Хум, они полностью <text:span text:style-name="T108">бананулись</text:span> на жеребятах! Абсолютно и безвозвратно! <text:span text:style-name="T108">Мне страшно находиться рядом с ними! Я подозреваю, они заражены каким-то мозговым слизняком, который может перелезть и на меня.</text:span></text:p>
      <text:p text:style-name="P133"/>
      <text:p text:style-name="P133">Кобылка завела глаза, сложила губы бантиком и произнесла фальцетом:</text:p>
      <text:p text:style-name="P133"/>
      <text:p text:style-name="P134">- <text:span text:style-name="T109">Дейдра, </text:span>тебе <text:span text:style-name="T109">п</text:span>ора заиметь своего покакунчика-посисюнчика, надо исполнить своё предназначение, <text:span text:style-name="T115">нам нужен преемник вождю,</text:span> песчинки-то падают, всем нужен покакунчик, не быть тебе полноценной без посисюнчика…</text:p>
      <text:p text:style-name="P133"/>
      <text:p text:style-name="P133">Дейдра с чувством приложилась лбом о стол. <text:span text:style-name="T176">Послышался треск. </text:span>Полупустая бутылка подпрыгнула и остановилась у самого края. <text:span text:style-name="T109">Я даже начал проникаться сочувствием к своей поработительнице.</text:span></text:p>
      <text:p text:style-name="P133"/>
      <text:p text:style-name="P131">- <text:span text:style-name="T109">Я лучше в пираты пойду, - пробормотала Дейдра с закрытыми глазами. - У меня есть почти достроенный корабль. Сколочу команду, назову люггер “Хитрожопкой” и потом все племена на три дня галопа от Большой Воды будут говорить о Дейдре Пай Твердолобой!.. А тебя, Хум, возьму к себе на парусник юнгой… Если будешь меня слушаться, то быстро станешь капитанским фаворитом… А слушаться меня ты будешь, потому что я самая великая пи… Хр-р-р…</text:span></text:p>
      <text:p text:style-name="P131"/>
      <text:p text:style-name="P137"><text:span text:style-name="T110">Вместе с храпом изо рта великой пиратки вылетело три розовых пузыря. </text:span>Поняха явно перебрала с алкоголем.</text:p>
      <text:p text:style-name="P131"/>
      <text:p text:style-name="P127">…</text:p>
      <text:p text:style-name="P127"/>
      <text:p text:style-name="P240"><text:soft-page-break/>Положение единственного человека в обществе пони имеет свои преимущества, <text:span text:style-name="T180">Хуман</text:span>! Нет, не то, что чокнутые на всю голову поняхи рассматривают тебя как кандидата на <text:span text:style-name="T180">улучшение племенной крови. Просто, не будучи знакомы с человеческой анатомией, копытные честно связали тебе на ночь ноги, чтобы не убежал перед свадьбой. Все две. Отмороженый папаша Дейдры – лохматый одноглазый жеребец с выбитым зубом – лично проверил крепость узлов. И надел на шею ошейник, не дающий пригнуться к ногам. Надо полагать, чтобы нельзя было их развязать зубами. О руках же отбитый засранец не позаботился. Логика четырёхкопытных: всё, что не ступает по земле, нефункционально.</text:span></text:p>
      <text:p text:style-name="P242"/>
      <text:p text:style-name="P243">Поэтому полночь застала меня тыкающимся во все <text:span text:style-name="T185">углы </text:span>в поисках <text:span text:style-name="T182">кухни. Найдя, наконец, искомую дверь, не было большого труда обнаружить кладовку, из которой раздавалось громкое храпение.</text:span></text:p>
      <text:p text:style-name="P241"/>
      <text:p text:style-name="P236">- Джет… Джет… Да вставай же, засоня! - я громко шептал в ухо спящей пегаске, <text:span text:style-name="T24">легонько похлопывая по шее</text:span><text:span text:style-name="T21">.</text:span></text:p>
      <text:p text:style-name="P236">- Мн-мн-хррр, - сонно чавкала пегаска, пуская слюни. - <text:span text:style-name="T177">Гороховый суп закончился. Пюре будет через полчаса. Не ломайте лавки, пожалуйста… А? Что?</text:span></text:p>
      <text:p text:style-name="P149"/>
      <text:p text:style-name="P237">Я шёлкнул пегаску по носу.</text:p>
      <text:p text:style-name="P237">- Вставай! Надо сматываться. <text:span text:style-name="T179">Дейдра хочет сделать меня своим фаворитом. У меня плохие предчувствия на этот счёт.</text:span></text:p>
      <text:p text:style-name="P237"/>
      <text:p text:style-name="P239">Пегаска <text:span text:style-name="T183">поднялась</text:span>, потирая нос копытом. <text:span text:style-name="T184">Рваное одеяло сползло с её тела и в нос мне ударил кислый запах. </text:span></text:p>
      <text:p text:style-name="P247">- <text:span text:style-name="T126">Тут что, докторов нет? Неужели нельзя было нормально сделать</text:span>? - я указал на покалеченное крыло, примотанное к телу рваной тряпкой.</text:p>
      <text:p text:style-name="P239">- <text:span text:style-name="T369">Не бери в голову, Хум, - пробормотала пегаска, потёршись об меня носом в приветствии. - Заживёт, как на гидре. Так что, бежим? Мне эти кастрюли уже снятся! Я за прошлые сутки сварила двенадцать баков гороховой похлёбки и шесть котлов горохового пюре – надо полагать, у этих голодранцев в запасах кроме гороха ничего нет. И, знаешь, я готова месяц выступать в уличном театре, только чтобы не готовить ещё хоть одну кастрюлю этого варева! Так ведь и рехнуться недолго…</text:span></text:p>
      <text:p text:style-name="P239"/>
      <text:p text:style-name="P239">…</text:p>
      <text:p text:style-name="P239"/>
      <text:p text:style-name="P245">Очертания большого зала едва угадывались в тусклом свете остывающих углей камина. <text:span text:style-name="T186">В дальнем углу темнела заветная дверь. Всего двадцать шагов – и ты на свободе, Хуман!</text:span></text:p>
      <text:p text:style-name="P246"/>
      <text:p text:style-name="P246">Есть только одно маленькое “но”.</text:p>
      <text:p text:style-name="P246">Эти двадцать шагов заполнены валяющимися вповалку, храпящими, <text:span text:style-name="T188">чмокающими, сопящими</text:span> и дёргающими<text:span text:style-name="T188">ся</text:span> во сне пони.</text:p>
      <text:p text:style-name="P239"/>
      <text:p text:style-name="P239"><text:soft-page-break/>- <text:span text:style-name="T186">Ты чего остановился? - пихнула меня головой в спину Джет. - Надо торопиться, пока не рассвело!</text:span></text:p>
      <text:p text:style-name="P238"/>
      <text:p text:style-name="P248">Я обреченно вздохнул, выбрал на полу место, свободное от понеконечностей и поставил туда ногу.</text:p>
      <text:p text:style-name="P249">Почти попал. Светло-коричневая пони ойкнула и сжалась во сне, когда я наступил ей на хвост.</text:p>
      <text:p text:style-name="P249">Теперь уже не время для размусоливаний! Отбросив осторожность, я быстрым шагом, <text:span text:style-name="T189">балансируя на носках и </text:span>выискивая свободные клочки пола, пробрался к выходу. <text:span text:style-name="T189">Балерина на пуантах позавидовала бы твоей грациозности, Хуман!</text:span></text:p>
      <text:p text:style-name="P249"/>
      <text:p text:style-name="P250">Позади меня послышалось топанье, череда взвизгиваний и возни, нарастающая, подобно <text:span text:style-name="T190">прибою.</text:span></text:p>
      <text:p text:style-name="P251">Джет невозмутимо торила свой путь прямо по ногам, туловищам и хвостам распластавшихся на полу пони.</text:p>
      <text:p text:style-name="P113"/>
      <text:p text:style-name="P113">- <text:span text:style-name="T190">Ты рехнулась? - зашипел на неё я, - надо ж осторожно!</text:span></text:p>
      <text:p text:style-name="P113">- <text:span text:style-name="T190">Ну, раз ты так хочешь, - пожала плечами пегаска и осторожно поставила ногу на голову пони, сосущей во сне собственное копыто.</text:span></text:p>
      <text:p text:style-name="P113"/>
      <text:p text:style-name="P252">Фейспалм был такой силы, что больше походил на пощёчину самому себе. <text:span text:style-name="T192">Конечно, пальму первенства по тупости абсолютно заслуженно держали пони, разбивающие лбом лавки в столовке – но гарцующая ко мне пегаска не то, чтобы далеко от них отстала!</text:span></text:p>
      <text:p text:style-name="P252"/>
      <text:p text:style-name="P254">Я остервенело дёргал ручку двери, ощущая затылком просыпающийся зал.</text:p>
      <text:p text:style-name="P252">- <text:span text:style-name="T193">Закрыто, блин! - я дёрнул ещё сильнее и приложился задницой о пол, сжимая в руке оторванную ручку.</text:span></text:p>
      <text:p text:style-name="P253"/>
      <text:p text:style-name="P253">- <text:span text:style-name="T194">Хум</text:span><text:span text:style-name="T158">, подвинься!</text:span></text:p>
      <text:p text:style-name="P255">Пегаска оттеснила меня крупом и повернулась к двери задом.</text:p>
      <text:p text:style-name="P252"/>
      <text:p text:style-name="P322">БАБАХ!!!</text:p>
      <text:p text:style-name="P322"/>
      <text:p text:style-name="P323">Я ошалело смотрел на дверь, вылетевшую вместе с косяком во двор.</text:p>
      <text:p text:style-name="P323"/>
      <text:p text:style-name="P323">- Ты… Дверь… - у меня в голове не укладывалось, как щуплая пегаска, едва достававшая мне холкой до пояса, а головой — до груди, могла вытворить такое. <text:span text:style-name="T195">Всё равно как дать ребёнку ложку и увидеть, как он завяжет её бантиком.</text:span></text:p>
      <text:p text:style-name="P323">- <text:span text:style-name="T195">Ага. - ухмыльнулась Джет. - Я — крутая! По заднему джебу мне нет равных на нашем облаке и двух соседних!</text:span></text:p>
      <text:p text:style-name="P327"><text:soft-page-break/><text:span text:style-name="T158">- </text:span><text:span text:style-name="T159">То же мне — крутая! - донеслось откуда-то снизу. - Да я смогла бы выбить эту дверь лбом! Она всё равно кое-как сляпана из обломков скамеек!</text:span></text:p>
      <text:p text:style-name="P324"/>
      <text:p text:style-name="P328">Мои ноги обнимала Дейдра, улыбаясь мне хищной улыбкой.</text:p>
      <text:p text:style-name="P326"/>
      <text:p text:style-name="P326">- <text:span text:style-name="T195">И, кстати, чтобы открыть её, достаточно было просто отодвинуть засов.</text:span></text:p>
      <text:p text:style-name="P328"/>
      <text:p text:style-name="P334">В забеге на первенство тупости ты уверенно дог<text:span text:style-name="T223">о</text:span>няешь пегаску, Хуман!</text:p>
      <text:p text:style-name="P335">Я криво улыбнулся Дейдре.</text:p>
      <text:p text:style-name="P334"/>
      <text:p text:style-name="P335">- Честное слово, идея насчёт пиратов мне понравилась. Намного больше, чем прилитие свежей крови и всё такое… Но, как-нибудь, в следующий раз. Не сейчас… Нам действительно надо идти… Остань, пожалуйста…</text:p>
      <text:p text:style-name="P333"/>
      <text:p text:style-name="P336">Я сразу понял, что улыбаться Дейдре было плохой идеей. Поняха состроила щенячьи глаза и усилила и <text:span text:style-name="T286">без того</text:span> стальную хватку вокруг моих ног.</text:p>
      <text:p text:style-name="P331"/>
      <text:p text:style-name="P331">- <text:span text:style-name="T272">Не бросай меня, Хум! Мне тут так скууучнооо!</text:span></text:p>
      <text:p text:style-name="P331"/>
      <text:p text:style-name="P337">Губы её задрожжали, как будто она собралась зареветь.</text:p>
      <text:p text:style-name="P331">Идея Джет <text:span text:style-name="T199">схватить</text:span> меня зубами за шиворот куртки и побежать <text:span text:style-name="T224">со мной </text:span>что есть мочи была <text:span text:style-name="T272">ещё хуже</text:span>. Дейдра от меня так и не отцепилась, зато я хорошо приложился головой о дверной проём, <text:span text:style-name="T199">так что</text:span> дальнейшую погоню помню смутн<text:span text:style-name="T196">о</text:span>.</text:p>
      <text:p text:style-name="P329"/>
      <text:p text:style-name="P330">- Не смей отбирать у меня юнгу! - орала Дейдра, упираясь в землю задними копытами. - <text:span text:style-name="T196">Ты хоть улететь от них можешь, а я даже уплыть не смогу! Стой! Я готова взять тебя на люггер, пока крыло не заживёт! Будешь готовить гороховую похлёбку! Да стой же!</text:span></text:p>
      <text:p text:style-name="P330"/>
      <text:p text:style-name="P330">- <text:span text:style-name="T225">Ммммфффф! - отвечала ей Джет.</text:span></text:p>
      <text:p text:style-name="P330"/>
      <text:p text:style-name="P332"><text:span text:style-name="T226">Диалог</text:span> прервалс<text:span text:style-name="T198">я</text:span> <text:span text:style-name="T197">взвизгом и </text:span>плеском воды. Наконец-то я почувствовал свои ноги свободными!</text:p>
      <text:p text:style-name="P329"/>
      <text:p text:style-name="P66">***</text:p>
      <text:p text:style-name="P63"/>
      <text:p text:style-name="P64">- <text:span text:style-name="T82">Ты опять за своё! - крик Джет прямо в ухо перемешивает все воспоминания. - Выныривай! Они уже совсем близко!!!</text:span></text:p>
      <text:p text:style-name="P64"><text:soft-page-break/></text:p>
      <text:p text:style-name="P106">Я содрог<text:span text:style-name="T276">аюсь</text:span>, вск<text:span text:style-name="T276">акиваю</text:span> с земли и машинально забр<text:span text:style-name="T277">а</text:span>с<text:span text:style-name="T276">ываю</text:span> мешок на плёчо.</text:p>
      <text:p text:style-name="P63"/>
      <text:p text:style-name="P63">- <text:span text:style-name="T85">Идём.</text:span></text:p>
      <text:p text:style-name="P63"/>
      <text:h text:style-name="P348" text:outline-level="2">2.5</text:h>
      <text:p text:style-name="Text_20_body"/>
      <text:p text:style-name="P57">&lt;Ещё одна глава. <text:span text:style-name="T363">Больничный быт Дедлайна /</text:span> <text:span text:style-name="T363">Р</text:span>азвитие болезни Джет. <text:span text:style-name="T362">Одеяло</text:span>&gt;</text:p>
      <text:p text:style-name="P281">(добавить <text:s/>б<text:span text:style-name="T345">ы</text:span>та в Чертогах Разума и общения с “овощами”)</text:p>
      <text:p text:style-name="P272"/>
      <text:h text:style-name="P348" text:outline-level="2">2</text:h>
      <text:p text:style-name="P62"/>
      <text:p text:style-name="P284">Бачок деловито заурчал, выдавая порцию ржавой воды на слив. Его самодовольная ряха взирала на меня с подпотолочной высоты с осознанием своего превосходства. Я показал ему фак и с сожалением передвинул шпингалет <text:span text:style-name="T306">двери </text:span>в положение “открыто”. Краткие минуты полного уединения от себе подобных закончились.</text:p>
      <text:p text:style-name="P19"/>
      <text:p text:style-name="P19">- <text:span text:style-name="T208">Дед, сигу не долганёшь?</text:span></text:p>
      <text:p text:style-name="P153">- <text:span text:style-name="T209">Не курю.</text:span></text:p>
      <text:p text:style-name="P153">- <text:span text:style-name="T209">Я не спрашивал тебя, куришь ли ты? - пальцы вопрошавшего шевелились, как будто разминая невидимый пластилин. - Сигу не долганёшь?</text:span></text:p>
      <text:p text:style-name="P31"/>
      <text:p text:style-name="P154"><text:span text:style-name="T218">Крыс</text:span> спрыгнул с подоконника, <text:span text:style-name="T210">царапнув грязным ногтем по кафелю уборной.</text:span></text:p>
      <text:p text:style-name="P154">- <text:span text:style-name="T210">Ты ведь должен мне ещё с прошлого раза.</text:span></text:p>
      <text:p text:style-name="P154"/>
      <text:p text:style-name="P155">Я вытащил из <text:span text:style-name="T228">рукава</text:span> пижамы двадцати<text:span text:style-name="T227">санти</text:span>метровый гвоздь и плюнул <text:span text:style-name="T218">ему </text:span>под ноги.</text:p>
      <text:p text:style-name="P155"/>
      <text:p text:style-name="P155">- Ничего я тебе не должен. <text:span text:style-name="T219">И ты сам это знаешь.</text:span> Пошёл нахуй.</text:p>
      <text:p text:style-name="P155"/>
      <text:p text:style-name="P155"><text:span text:style-name="T218">Крыс</text:span> криво улыбнулся.</text:p>
      <text:p text:style-name="P155"/>
      <text:p text:style-name="P155">- Ну-ну. Вы т<text:span text:style-name="T212">ут</text:span>, в Чертогах, совсем озверели, что ли? <text:span text:style-name="T211">Из окон выпрыгиваете, н</text:span>а людей кидаетесь. <text:span text:style-name="T229">Ладно-ладно, </text:span>пока. Ещё увидимся.</text:p>
      <text:p text:style-name="P155"/>
      <text:p text:style-name="P157"><text:soft-page-break/>Я старательно прятал гвоздь внутрь <text:span text:style-name="T228">рукава</text:span> в опустевшей уборной. К счастью, в пределах Чертогов Разума нет металлодетекторов – они стоят только на границах охранного периметра. <text:span text:style-name="T215">Что мне представляется абсолютно бессмысленным: нас отсюда выпускают только под конвоем в закрытый дворик на прогулку, и нас не навещают извне. Никто и никогда.</text:span></text:p>
      <text:p text:style-name="P156">Для меня оста<text:span text:style-name="T222">ётся</text:span> тайной, как <text:span text:style-name="T219">Крыс</text:span> пробира<text:span text:style-name="T214">ется</text:span> из общей палаты к нам. <text:span text:style-name="T216">Он почему-то считает, что нам выдают какие-то особенные “сиги” для яйцеголовых, с примесью ЛСД. И к</text:span>аждый раз, когда он появля<text:span text:style-name="T222">ется</text:span> на <text:span text:style-name="T219">режимном</text:span> этаже, он <text:span text:style-name="T222">думает</text:span>, что его обитатели должны ему пачку за такое геройство. <text:span text:style-name="T213">И каждый раз его посылают. Что, впрочем, не мешает ему появляться на этаже снова и очередной раз канючить у нас “сиги”. Иногда, впрочем, он приносит какую-то мелочь, за которую получает желаемое. В прошлый раз он принёс мне тюбик шампуня, и я честно отдал ему пол пачки. И если Крыс не помнит, на чём мы сторговались – это его проблемы, не мои.</text:span></text:p>
      <text:p text:style-name="P156"/>
      <text:p text:style-name="P169">В коридоре было пусто. Крыс, подобно Белому Кролику из “Алисы”, уже испарился в тщательно <text:span text:style-name="T221">скрываемой</text:span> им тропе к общей палат<text:span text:style-name="T229">е</text:span>. Радио сонно вещало о <text:span text:style-name="T267">Папе Римском, что вёл проповедь <text:s/>у храма Ясукуни о недопустимости атомной войны. </text:span>“( <text:span text:style-name="T126">первый шаг Армагеддона</text:span>)”. </text:p>
      <text:p text:style-name="P159">Судья Дредд проводил меня скучающим взглядом. Судя по периодическому скрипу, он скоро опять доконает стул, качаясь на двух ножках. Кому-то из наших будет повод заработать пачку сигарет на ремонте.</text:p>
      <text:p text:style-name="P158">Я уже открывал дверь в палату, когда услышал <text:span text:style-name="T230">лениво брошенное в спину замечание.</text:span></text:p>
      <text:p text:style-name="P158"/>
      <text:p text:style-name="P158">- <text:span text:style-name="T231">Дед, собирай шмотки, скоро переезжаешь. На твоё место новенького поселяют. А тебя в соседнюю палату.</text:span></text:p>
      <text:p text:style-name="P160"/>
      <text:p text:style-name="P160">Я повернулся.</text:p>
      <text:p text:style-name="P160"/>
      <text:p text:style-name="P160">- Когда переезд?</text:p>
      <text:p text:style-name="P160">- Завтра. Или послезавтра, если чувак в реанимации задержится. </text:p>
      <text:p text:style-name="P160">- <text:span text:style-name="T232">А почему не новенького в соседнюю? На кой чёрт им я сдался?</text:span></text:p>
      <text:p text:style-name="P160"/>
      <text:p text:style-name="P161"><text:s/>Дредд удивлённо бухнулся на все четыре ножки стула.</text:p>
      <text:p text:style-name="P163"/>
      <text:p text:style-name="Text_20_body"><text:span text:style-name="T25">- Что-то ты не рад переезду, а? Соседняя ж пустая – раздолье! </text:span><text:span text:style-name="T26">Воздух чище </text:span><text:span text:style-name="T36">и</text:span><text:span text:style-name="T28"> </text:span><text:span text:style-name="T36">ночью никто не храпит под ухом</text:span><text:span text:style-name="T26">. </text:span><text:span text:style-name="T25">Можно у окна койку занять, </text:span><text:span text:style-name="T26">можно вторую тумбочку придвинуть</text:span><text:span text:style-name="T25">.</text:span></text:p>
      <text:p text:style-name="P14"/>
      <text:p text:style-name="P12"><text:span text:style-name="T25">Я </text:span><text:span text:style-name="T21">криво улыбнулся</text:span></text:p>
      <text:p text:style-name="Text_20_body"><text:span text:style-name="T25">- </text:span><text:span text:style-name="T26">Да я уже как-то к старой палате привык. </text:span><text:span text:style-name="T35">О</text:span><text:span text:style-name="T26">брос социальными связями, </text:span><text:span text:style-name="T34">завёл хозяйство</text:span><text:span text:style-name="T26">. </text:span><text:span text:style-name="T29">Паука, </text:span><text:span text:style-name="T34">вот, </text:span><text:span text:style-name="T30">под кроватью </text:span><text:span text:style-name="T29">приручил</text:span><text:span text:style-name="T26">. Не хотелось бы на новом месте начинать всё заново, </text:span><text:span text:style-name="T35">с нуля</text:span><text:span text:style-name="T26">.</text:span></text:p>
      <text:p text:style-name="P15"/>
      <text:p text:style-name="P13"><text:soft-page-break/><text:span text:style-name="T32">Дредд</text:span><text:span text:style-name="T26"> пожал плечами.</text:span></text:p>
      <text:p text:style-name="P12"><text:span text:style-name="T25">- </text:span><text:span text:style-name="T21">Ну, не знаю, мне, в общем-то, пофиг, где ты лежишь.</text:span><text:span text:style-name="T25"> </text:span><text:span text:style-name="T27">Вроде, за тебя попросили яйцеголовые – за твои прошлые заслуги. </text:span><text:span text:style-name="T30">Если хочешь, я передам главному, что ты </text:span><text:span text:style-name="T31">против</text:span><text:span text:style-name="T30">.</text:span></text:p>
      <text:p text:style-name="P12"><text:span text:style-name="T30">- Передай, если не тяжело. Новенькому всё равно, куда ложиться, а мне – нет. </text:span><text:span text:style-name="T33">&lt;</text:span><text:span text:style-name="T131">Переезжать не придётся – новенький умрёт в реанимации – </text:span><text:span text:style-name="T138">Хэвэн</text:span><text:span text:style-name="T131"> стал</text:span><text:span text:style-name="T132">а</text:span><text:span text:style-name="T131"> более жесток</text:span><text:span text:style-name="T132">ой</text:span><text:span text:style-name="T131"> в своих играх</text:span><text:span text:style-name="T33">&gt;</text:span></text:p>
      <text:p text:style-name="P161"/>
      <text:p text:style-name="P166">Только плотно закрыв за собой дверь, я позволил себе перевести дух. В нормальном случае переезд в полупустую палату из переполненой таки считается огромной удачей, при которой положено танцевать.</text:p>
      <text:p text:style-name="P167">Но <text:span text:style-name="T233">в новой палате не будет Терминатора с его бесценной уткой. </text:span>А <text:span text:style-name="T236">снова глотать галоперидол и </text:span>становиться овощем не входит в мои планы. Нет, не из-за утери памяти – от этого добра я, как раз, согласен избавиться. В Чертогах Разума нет никого, кто желал бы помнить об <text:span text:style-name="T126">Уроках</text:span>. <text:span text:style-name="T234">Собственно, все, кто живёт тут, попали сюда именно из-за них. И я, помня о них, могу оставаться в здравом уме только потому, что был первым Учителем и мне досталось меньше, чем остальным. После меня развлечения Хэвэн стали более жестокими.</text:span></text:p>
      <text:p text:style-name="P168">Так что нет, не за память я пекусь. Просто приём <text:span text:style-name="T235">нейролептиков</text:span> напрочь отключает не только память, но и сновидения – я проверял.</text:p>
      <text:p text:style-name="P168"/>
      <text:p text:style-name="P168">А мне нравятся сны.</text:p>
      <text:p text:style-name="P16"/>
      <text:p text:style-name="P227">~~~</text:p>
      <text:p text:style-name="P205">&lt;<text:span text:style-name="T126">Статуэтка Селестии</text:span>&gt;</text:p>
      <text:p text:style-name="P176"><text:span text:style-name="T305">Речушка, вдоль которой мы шли всё это время, срывается с обрыва стремительным водопадом и рассыпается в радужное облако на полпути к земле. Далеко внизу она вновь собирается в водный поток и величаво начинает свой путь по великому каньону. Я оборачиваюсь назад. </text:span>Дым от привала <text:span text:style-name="T285">преследователей </text:span>не виден уже последние два дня. <text:span text:style-name="T278">Я спускаюсь вниз и спрыгиваю с нижней ветки на землю. </text:span></text:p>
      <text:p text:style-name="P173"/>
      <text:p text:style-name="P162">- <text:span text:style-name="T278">Таки оторвались. Но впереди обрыв. Надо думать, как спуститься.</text:span></text:p>
      <text:p text:style-name="P162"/>
      <text:p text:style-name="P174"><text:span text:style-name="T279">Джет виновато смотрит на меня. Вот глупая пегаска! Она </text:span><text:span text:style-name="T281">счит</text:span><text:span text:style-name="T282">ает</text:span><text:span text:style-name="T281"> себя обязанной разведывать обстановку с высоты. Каждый раз, когда я карабкаюсь на дерево, она прячется в кусты от стыда</text:span><text:span text:style-name="T279">. Сломанное крыло для неё не аргумент невиновности! Я уже задолбался ей объяснять, что она не права. Джет только сопит и кутается с головой в одеяло, которое таскает с тех пор, как мы сбежали от твердолобов. И вытащить её наружу в такие моменты просто невозможно.</text:span></text:p>
      <text:p text:style-name="P175"/>
      <text:p text:style-name="P161">- <text:span text:style-name="T290">Каша будет готова через пять минут.</text:span></text:p>
      <text:p text:style-name="P161"/>
      <text:p text:style-name="P177">Словно бы в заглаживание вины своей немощности, Джет взяла готовку пищи на себя. </text:p>
      <text:p text:style-name="P177"><text:soft-page-break/></text:p>
      <text:p text:style-name="P177">И хотя гороховая каша и гороховый же суп уже вызывают омерзение, без уворованного у твердолобов мешка гороха <text:span text:style-name="T298">вам</text:span> с пегаской уже пришлось бы перейти на подножный корм. И если Джет ещё <text:span text:style-name="T299">может</text:span> перебиться травой, то тебе, Хум<text:span text:style-name="T296">ан</text:span>, пришлось бы жевать кору <text:span text:style-name="T291">и шишки</text:span>. <text:span text:style-name="T291">И не сомневайся, через пяток дней подобного меню ты стал бы с гастрономическим интересом посматривать на соседку!</text:span></text:p>
      <text:p text:style-name="P161"/>
      <text:p text:style-name="P178">Джет сид<text:span text:style-name="T298">ит</text:span> у костра напротив меня и молча ж<text:span text:style-name="T298">уёт</text:span> кашу.</text:p>
      <text:p text:style-name="P161">- <text:span text:style-name="T297">Ты теперь до старости будешь его носить? - указываю я на одеяло.</text:span></text:p>
      <text:p text:style-name="P179">Пегаска только сильнее кутается в него. Ка<text:span text:style-name="T298">жется,</text:span> она дрожит.</text:p>
      <text:p text:style-name="P179">- <text:span text:style-name="T298">Тебе холодно? Брось, у костра же жарко? Давай я на тебя куртку накину?</text:span></text:p>
      <text:p text:style-name="P180">Джет молча отодвигается от <text:span text:style-name="T300">меня</text:span> подальше и всё так же кутается в одеяло. <text:span text:style-name="T299">За прошедшие дни оно порядком испачкалось и сбоку на нём красуется тёмное жирное пятно.</text:span></text:p>
      <text:p text:style-name="P181"/>
      <text:p text:style-name="P181">Ладно же, мне эти странности уже осточертели!</text:p>
      <text:p text:style-name="P181">Я недоумённо пожимаю плечами, <text:span text:style-name="T308">залажу в укромное гнёздышко в гуще орешника </text:span>и стараюсь заснуть. <text:span text:style-name="T307">Сегодня с дерева я заметил далеко внизу, в долине, скалу, у подножия которой начинается пещера Оникса. Она выглядит именно так, как в видении – две одинокие вершины угольного цвета. Если придумать, как спуститься с отвесного обрыва в километр высотой, то за пару дней марш-броска можно выйти к её подножью. И это надо сделать, потому что даже паршивый горох заканчивается!</text:span></text:p>
      <text:p text:style-name="P181"/>
      <text:p text:style-name="P182">Едва слышится шорох сзади. Сначала чуть заметно коснувшись, Джет медленно прижимается ко мне <text:span text:style-name="T303">всей </text:span>спиной. <text:span text:style-name="T309">Она сильно дрожит.</text:span></text:p>
      <text:p text:style-name="P182"><text:span text:style-name="T303">Так м</text:span>ы согреваем друг-друга <text:span text:style-name="T302">с тех пор</text:span>, как сбежали от твердолобов – ночи стали заметно свежее.</text:p>
      <text:p text:style-name="P182">Но сейчас я отверг<text:span text:style-name="T311">аю</text:span> негласный договор. Это и раздражение на скрытность пегаски, и… </text:p>
      <text:p text:style-name="P182"><text:span text:style-name="T304">Запах! Опять он</text:span>! <text:span text:style-name="T310">Уже несколько дней я ощущаю этот беспокоящий ноздри и сознание дух. До сих пор я, во имя дружбы, старался не замечать его. Но сегодня он стал совсем невыносимым. Какого чёрта?!</text:span></text:p>
      <text:p text:style-name="P182"/>
      <text:p text:style-name="P182">- Джет, блин, у нас речка в двух шагах! Я понимаю, холодно, но нельзя ли помыться? Реально трудно находиться рядом с тобой…</text:p>
      <text:p text:style-name="P182"/>
      <text:p text:style-name="P182">Так же беззвучно, как возникло, касание пропадает. Пропадает и запах…</text:p>
      <text:p text:style-name="P182">Я закрываю глаза.</text:p>
      <text:p text:style-name="P182"/>
      <text:p text:style-name="P182">Просыпаюсь от холода. <text:span text:style-name="T304">Щупаю рукой сзади себя. Наконец поворачиваюсь.</text:span></text:p>
      <text:p text:style-name="P183">Никого.</text:p>
      <text:p text:style-name="P183"/>
      <text:p text:style-name="P296"><text:soft-page-break/><text:span text:style-name="T39">Поздравляю,</text:span><text:span text:style-name="T38"> </text:span><text:span text:style-name="T39">Хум, ты </text:span><text:span text:style-name="T38">– </text:span><text:span text:style-name="T39">неотёсаная дубина! Нагрубить пегаске, что спасла твою жизнь и неоднократно заступалась за тебя, может только такой феерический долбень, как </text:span><text:span text:style-name="T40">ты</text:span><text:span text:style-name="T39">. </text:span><text:span text:style-name="T40">И </text:span><text:span text:style-name="T41">будь уверен</text:span><text:span text:style-name="T39">, </text:span><text:span text:style-name="T40">красавчик, </text:span><text:span text:style-name="T41">ты даже</text:span><text:span text:style-name="T39"> не представляешь, как пахнешь сам </text:span><text:span text:style-name="T41">после недели похождений по лесу</text:span><text:span text:style-name="T39">. И исправить положение ты можешь только тем, что <text:s/>сейчас пойдёшь и извинишься перед Джет.</text:span></text:p>
      <text:p text:style-name="P184"/>
      <text:p text:style-name="P297"><text:span text:style-name="T39">П</text:span><text:span text:style-name="T21">олянка перед орешником пуста. Едва дымятся угли погасшего костра. </text:span><text:span text:style-name="T43">В лунном свете цепочка отпечатков копыт в песке ведёт к реке.</text:span></text:p>
      <text:p text:style-name="P298"><text:span text:style-name="T21">Я </text:span><text:span text:style-name="T43">иду следом</text:span><text:span text:style-name="T21">. </text:span><text:span text:style-name="T43">Вот отпечатки теряются в воде, вот, чуть ниже по течению следы снова выходят на берег и песок усеян влажными пятнами – Джет отряхивалась от воды здесь. </text:span><text:span text:style-name="T46">Несколько перьев сверкают каплями росы на песке. А рядом с ними лежит…</text:span></text:p>
      <text:p text:style-name="P189">…</text:p>
      <text:p text:style-name="P299"><text:span text:style-name="T21">О</text:span><text:span text:style-name="T44">х</text:span><text:span text:style-name="T21">, </text:span><text:span text:style-name="T44">щит!!! </text:span><text:span text:style-name="T45">М-м-мамочка…</text:span></text:p>
      <text:p text:style-name="P190">…</text:p>
      <text:p text:style-name="P302"><text:span text:style-name="T21">Меня выворачивает наизнанку. Я падаю на колени и неистово блюю в воду. </text:span><text:span text:style-name="T45">Течение уносит мой ужин к водопаду.</text:span></text:p>
      <text:p text:style-name="P303"><text:span text:style-name="T45">Р</text:span><text:span text:style-name="T21">ядом со мной </text:span><text:span text:style-name="T47">на песке </text:span><text:span text:style-name="T21">лежит часть крыла. Парочка опарышей ещё ползают по голуб</text:span><text:span text:style-name="T49">оватым</text:span><text:span text:style-name="T21"> перьям. Обломок кости белеет в лунном свете.</text:span></text:p>
      <text:p text:style-name="P191">Проклятье! Какой же я долбень!</text:p>
      <text:p text:style-name="P191"/>
      <text:p text:style-name="P304"><text:span text:style-name="T21">Я срываюсь с места и бегу вдоль реки по следам. Всё ближе гул водопада.</text:span><text:span text:style-name="T42"> </text:span><text:span text:style-name="T48">Нога </text:span><text:span text:style-name="T55">подскальзывается</text:span><text:span text:style-name="T48"> на серо</text:span><text:span text:style-name="T55">м</text:span><text:span text:style-name="T48"> одеял</text:span><text:span text:style-name="T56">е</text:span><text:span text:style-name="T48">, брошено</text:span><text:span text:style-name="T55">м</text:span><text:span text:style-name="T48"> у воды. </text:span><text:span text:style-name="T42">Мне </text:span><text:span text:style-name="T21">кажется</text:span><text:span text:style-name="T42">, или я </text:span><text:span text:style-name="T21">действительно </text:span><text:span text:style-name="T42">замечаю сквозь поредевшие деревья </text:span><text:span text:style-name="T48">фигур</text:span><text:span text:style-name="T61">к</text:span><text:span text:style-name="T48">у </text:span><text:span text:style-name="T50">Джет</text:span><text:span text:style-name="T42">?</text:span></text:p>
      <text:p text:style-name="P186"/>
      <text:p text:style-name="P189">Я ускоряюсь.</text:p>
      <text:p text:style-name="P300"><text:span text:style-name="T48">Пегаска, понурив голову, </text:span><text:span text:style-name="T51">бредёт к скальному выступу, нависающему над </text:span><text:span text:style-name="T52">каньоном</text:span><text:span text:style-name="T51">. </text:span><text:span text:style-name="T52">Чуть подумав, она делает шаг в бездну.</text:span></text:p>
      <text:p text:style-name="P301"><text:span text:style-name="T52">В последнем рывке я совершаю вратарский прыжок и хватаю пегаску за задние ноги. </text:span><text:span text:style-name="T57">Дыхание перехватывает от удара животом и грудью о камни.</text:span></text:p>
      <text:p text:style-name="P301"><text:span text:style-name="T52">Пегаска оборачивается. </text:span><text:span text:style-name="T58">Её п</text:span><text:span text:style-name="T52">ередняя нога засты</text:span><text:span text:style-name="T57">вает</text:span><text:span text:style-name="T52"> над пропастью.</text:span></text:p>
      <text:p text:style-name="P192"/>
      <text:p text:style-name="P192">- Джет, не дури, - хрипло прошу я осипшим от волнения голосом. - Я ступил. Я все эти дни тупил. Прости.</text:p>
      <text:p text:style-name="P305"><text:span text:style-name="T21">- </text:span><text:span text:style-name="T53">Хум, отпусти, - тихо отвечает она. - Ты прав, от меня действительно воняет. Я гнию заживо. </text:span><text:span text:style-name="T54">И лучше закончить так, чем протянуть ещё несколько дней и сдохнуть от гангрены.</text:span></text:p>
      <text:p text:style-name="P193">Пегаска поворачивается навстречу пропасти.</text:p>
      <text:p text:style-name="P193"/>
      <text:p text:style-name="P305"><text:span text:style-name="T59">-</text:span><text:span text:style-name="T54"> </text:span><text:span text:style-name="T59">Пегас должен летать. Это всё, что у него есть. Я хочу совершить свой последний полёт. Извини, Хум, я больше не могу быть полезна тебе. </text:span><text:span text:style-name="T60">Тебе нужен новый друг. </text:span><text:span text:style-name="T59">Я хочу улететь.</text:span></text:p>
      <text:p text:style-name="P299"><text:soft-page-break/><text:span text:style-name="T21">- </text:span><text:span text:style-name="T61">Нет! </text:span><text:span text:style-name="T62">Пожалуйста!!! Я вылечу тебя! Я… Я прижгу рану!</text:span></text:p>
      <text:p text:style-name="P194"/>
      <text:p text:style-name="P195">Сквозь рыдания я выкрикива<text:span text:style-name="T314">ю</text:span> какие-то сумасбродные идеи, пока пегаска молча сто<text:span text:style-name="T314">ит</text:span> над бездной.</text:p>
      <text:p text:style-name="P195">Наконец она усмех<text:span text:style-name="T314">ается</text:span>.</text:p>
      <text:p text:style-name="P195"/>
      <text:p text:style-name="P306"><text:span text:style-name="T21">- Тебе придётся поджарить половину меня, чтоб выжечь </text:span><text:span text:style-name="T64">заражение</text:span><text:span text:style-name="T21"> – он</text:span><text:span text:style-name="T64">о</text:span><text:span text:style-name="T21"> давно </text:span><text:span text:style-name="T63">перешл</text:span><text:span text:style-name="T64">о</text:span><text:span text:style-name="T63"> с крыла ниже </text:span><text:span text:style-name="T64">по вене</text:span><text:span text:style-name="T63">. Агамемнон скажет тебе спасибо за приготовленый обед, х</text:span><text:span text:style-name="T66">а</text:span><text:span text:style-name="T63">-</text:span><text:span text:style-name="T66">ха</text:span><text:span text:style-name="T63">!.. </text:span><text:span text:style-name="T66">Я пыталась сохранить крыло </text:span><text:span text:style-name="T67">любой ценой</text:span><text:span text:style-name="T66">: <text:s/>для пегасов жизнь – это полёт. А потом стало слишком поздно…</text:span></text:p>
      <text:p text:style-name="P307"><text:span text:style-name="T64">П</text:span><text:span text:style-name="T21">егаска взд</text:span><text:span text:style-name="T67">ыхает</text:span><text:span text:style-name="T21">.</text:span></text:p>
      <text:p text:style-name="P196">- Хум, мне очень жаль, что ты стал свидетелем всего этого. Я надеялась всё успеть, пока ты спишь, но слишком задержалась, вспоминая свою прошлую жизнь. Извини.</text:p>
      <text:p text:style-name="P196"/>
      <text:p text:style-name="P307"><text:span text:style-name="T64">Я </text:span><text:span text:style-name="T21">не вер</text:span><text:span text:style-name="T67">ю</text:span><text:span text:style-name="T21"> своим ушам. Пегаска </text:span><text:span text:style-name="T65">проси</text:span><text:span text:style-name="T67">т</text:span><text:span text:style-name="T65"> прощения</text:span><text:span text:style-name="T21"> </text:span><text:span text:style-name="T65">у меня</text:span><text:span text:style-name="T21"> за то, что доставила мне неудобства своим видом и намерениями?! Чокнутые, чокнутые пони… </text:span><text:span text:style-name="T67">Милые, милые пони...</text:span></text:p>
      <text:p text:style-name="P187">Очень осторожно, словно бы извиняясь, Джет высвобо<text:span text:style-name="T314">ждает</text:span> сначала одну ногу из моего захвата. Потом вторую. Я тупо смотр<text:span text:style-name="T314">ю</text:span> на пустые ладони.</text:p>
      <text:p text:style-name="P187"/>
      <text:p text:style-name="P187">- Ты был хорошим другом. Прощай.</text:p>
      <text:p text:style-name="P187"/>
      <text:p text:style-name="P185">- <text:span text:style-name="T312">Просто удивительно, как пони умеют запускать пустяковые проблемы! И когда маленькая проблема маленького пони вырастает, подобно навозному шару жука-скарабея, он согласен прыгнуть с обрыва, только чтоб не решать её. <text:s/>Не очень умное решение, как по мне…</text:span></text:p>
      <text:p text:style-name="P185"/>
      <text:p text:style-name="P188">Мы об<text:span text:style-name="T314">орачиваемся</text:span> на голос. <text:span text:style-name="T313">В свете первых лучей солнца на нас смотрит зебра.</text:span></text:p>
      <text:p text:style-name="P185"/>
      <text:h text:style-name="P348" text:outline-level="2">3</text:h>
      <text:p text:style-name="P197"/>
      <text:p text:style-name="P197">Лысый сверлил меня немигающим взглядом <text:span text:style-name="T320">всё время</text:span>, <text:span text:style-name="T315">пока я демонстративно аккуратно собирал узоры из двуцветных кубиков по эталонным картинкам</text:span>. <text:span text:style-name="T316">Алекс ёрзал на краешке стула, стараясь не смотреть в мою сторону. Руки его тряслись.</text:span></text:p>
      <text:p text:style-name="P197"/>
      <text:p text:style-name="P197">- <text:span text:style-name="T316">Вы сами видите… - обратился Лысый к Алексу. - Я бы его за периметр не выпускал. Вам решать, разумеется.</text:span></text:p>
      <text:p text:style-name="P161">- <text:span text:style-name="T317">Достаточно, - обратился Лысый уже ко мне. - Твой сослуживец хочет поговорить с тобой. Помнишь его? Я вас оставлю ненадолго. Если что – я за дверью. Не чуди.</text:span></text:p>
      <text:p text:style-name="P161"/>
      <text:p text:style-name="P198"><text:soft-page-break/>Лысый <text:span text:style-name="T318">грузно поднялся. Скрипнула дверь и мы остались один на один.</text:span></text:p>
      <text:p text:style-name="P198"/>
      <text:p text:style-name="P198">- <text:span text:style-name="T319">П-привет, Дедлайн - пробормотал Алекс.</text:span></text:p>
      <text:p text:style-name="P198">- <text:span text:style-name="T319">Привет, сослуживец, - криво усмехнулся я. Старое командное прозвище не вызвало во мне ностальгии.</text:span></text:p>
      <text:p text:style-name="P198"/>
      <text:p text:style-name="P199">Алекс на миг встретился со мной взглядом и снова <text:span text:style-name="T321">опустил глаза</text:span>.</text:p>
      <text:p text:style-name="P199"/>
      <text:p text:style-name="P199">- Ты же знаешь, у нас не было другого выхода. Извини.</text:p>
      <text:p text:style-name="P198">- <text:span text:style-name="T322">Да ладно. Мне-то что. Тут неплохо кормят.</text:span></text:p>
      <text:p text:style-name="P198">- <text:span text:style-name="T323">Парк для прогулок будет расширяться. Мы присоединили к территории автостоянку и засадили её соснами. Уже достраивают расширенную ограду. И я попросил, чтобы тебя перевели в свободную палату.</text:span></text:p>
      <text:p text:style-name="P198">- <text:span text:style-name="T323">А вот этого, как раз, не надо, - прервал я извинения Алекса. - Мне и в текущей неплохо. Говори, зачем позвал?</text:span></text:p>
      <text:p text:style-name="P198"/>
      <text:p text:style-name="P203">Алекс барабанил пальцами по столу, остранённо наблюдая за <text:span text:style-name="T330">кружащимися листьями за окном</text:span>. <text:span text:style-name="T332">Тощая кошка выскочила из полуприкрытого подвального окошка и понеслась за одним из них.</text:span> <text:span text:style-name="T336">Ворона, истошно каркая, спикировала на неё с ближайшей берёзы и скрылась серой тенью в глубине парка. </text:span><text:span text:style-name="T283">Облако в виде смешной крылатой лошадки приближалось по небосводу к </text:span><text:span text:style-name="T284">серым </text:span><text:span text:style-name="T283">корпусам больницы</text:span><text:span text:style-name="T331">.</text:span></text:p>
      <text:p text:style-name="P203"/>
      <text:p text:style-name="P203"><text:span text:style-name="T330">Наконец Алекс </text:span>пожал плечами и <text:span text:style-name="T280">посмотрел мне в глаза</text:span>.</text:p>
      <text:p text:style-name="P198">- <text:span text:style-name="T325">Дед, у нас проблемы. Хэвэн начала убивать.</text:span></text:p>
      <text:p text:style-name="P202"/>
      <text:p text:style-name="P202">Я <text:span text:style-name="T326">откинулся на спинку стула и </text:span>громко похлопал в ладоши.</text:p>
      <text:p text:style-name="P202">- Алекс, поздравляю! Две палаты пускающих слюни овощей вас ничему не научили. Но хоть теперь-то, после появления трупов, вы признали то, про что я говорил <text:span text:style-name="T327">тебе</text:span> ещё два года назад: <text:span text:style-name="T324">м</text:span>ы в жопе. <text:span text:style-name="T324">Весь проект в жопе. Его пора закрывать.</text:span> Нет, серьёзно, я рад за <text:span text:style-name="T328">тебя</text:span>. Лучше поздно, чем никогда.</text:p>
      <text:p text:style-name="P200"/>
      <text:p text:style-name="P204">Мой бывший руководитель проекта досадливо сморщился и откинулся на спинку стула.</text:p>
      <text:p text:style-name="P204">- Ты не так меня понял. Мы не можем прикрыть проект. Никто нам не даст. <text:span text:style-name="T333">Особенно сейчас, когда у наших противников на подходе аналогичные комплексы. Нам нужна твоя помощь…</text:span></text:p>
      <text:p text:style-name="P204"/>
      <text:p text:style-name="P206">… Алекс <text:span text:style-name="T334">терпеливо подождал, пока я прекращу ржать.</text:span></text:p>
      <text:p text:style-name="P206"/>
      <text:p text:style-name="P207">- <text:span text:style-name="T335">Успокоился? Нет, погоди, ты опять не так понял. Никто не собирается тебя кидать в пасть Хэвэн. Что ж мы, звери какие-то? Всё, что от тебя требуется – пара советов. Нам нужны твои знания, Дед. Набор инструкций, как уцелеть во время Урока. Карта прохождения ловушек. Ты ведь единственный, кто </text:span><text:soft-page-break/><text:span text:style-name="T335">сохранил память и разум. Ты должен знать, как понравиться Хэвэн. Ведь она благоволит к тебе. Удивлён? Я не говорил тебе этого. Каждый раз, когда она встречает нового Учителя, она спрашивает, где ты? Всего пару советов, и ты спасешь людей. </text:span></text:p>
      <text:p text:style-name="P206"/>
      <text:p text:style-name="P208">Я покачал головой.</text:p>
      <text:p text:style-name="P209">- Нет. И не надейтесь. Я уж было подумал, на тебя нашло просветление. Раскатал губу. <text:span text:style-name="T337">Т</text:span>ы вместо <text:span text:style-name="T337">того, чтоб закрыть проект, </text:span>пришёл просить меня дать ему новую жизнь. <text:span text:style-name="T337">Не дождётесь. Х</text:span>ером вам всем поперёк морды.</text:p>
      <text:p text:style-name="P208"/>
      <text:p text:style-name="P209">Алекс долго молчал. </text:p>
      <text:p text:style-name="P209"><text:span text:style-name="T337">Барабанная дробь пальцев слилась в монотонное гудение. </text:span>Кошка во дворе нырнула обратно в подвал, неся в зубах добычу. <text:span text:style-name="T337">Небесная лошадка умчалась по своим делам, роняя космы перьев по всему небосводу.</text:span></text:p>
      <text:p text:style-name="P209"/>
      <text:p text:style-name="P209">- <text:span text:style-name="T338">Ты же понимаешь, что все последующие трупы будут висеть на тебе? - наконец произнёс он. - Проект всё равно продолжится. Уроки будут проходить несмотря ни на что и люди…</text:span></text:p>
      <text:p text:style-name="P209">- <text:span text:style-name="T339">Довольно с меня этого дерьма! - прервал я его. - Если раньше у меня и были какие-то сомнения, то теперь они развеялись. Алекс, ты – конченый ублюдок. Нашёл чем меня шантажировать. Вы накачиваете говнопатриотизмом этих несчастных, посылаете их на смерть и обвиняете в этом меня? Ты, небось, думаешь, что я весь из себя такой добренький, сейчас расплачусь и подпишусь на всё говно, что вы там придумали?! Да пошли вы нахуй! Мне насрать!!!</text:span></text:p>
      <text:p text:style-name="P209"/>
      <text:p text:style-name="P214">Я сжал кулаки <text:span text:style-name="T340">и встал</text:span>. Дверь отворилась и заглянул Лысый. Алекс отрицательно мотнул ему головой.</text:p>
      <text:p text:style-name="P214">- Всё в порядке. Мы разговариваем.</text:p>
      <text:p text:style-name="P214"/>
      <text:p text:style-name="P214">Дверь закрылась. <text:span text:style-name="T340">Я сел и отвернулся к окну.</text:span></text:p>
      <text:p text:style-name="P209"/>
      <text:p text:style-name="P209">- <text:span text:style-name="T340">Ты не дал мне договорить, - тихо продолжил мой бывший босс. - Твоя помощь будет хорошо оценена. Дед, я не могу обеспечить тебе полную свободу, но мне по силам улучшить твои условия в разы. Ты можешь жить в уютном доме на берегу моря, окружённом лесом. С интернетом, вежливой прислугой и ручными оленями в парке. У тебя будет пожизненое обеспечение и признание коллег. И выполнение всех желаний. Ну, ты понимаешь… Девочки, травка, побрякушки… В разумных пределах, разумеется.</text:span></text:p>
      <text:p text:style-name="P209"/>
      <text:p text:style-name="P216">Пробормотав скороговоркой заученный текст, Алекс замолк и вытер лоб. Я с удивлением смотрел на человека, которого, как мне казалось, неплохо знал раньше. <text:span text:style-name="T343">Чужая душа – потёмки. Т</text:span>от, которого я знал, не смог бы нырнуть так глубоко.</text:p>
      <text:p text:style-name="P209"/>
      <text:p text:style-name="P209">- <text:span text:style-name="T342">В разумных пределах, говоришь?</text:span></text:p>
      <text:p text:style-name="P209"><text:soft-page-break/>- <text:span text:style-name="T342">В разумных.</text:span></text:p>
      <text:p text:style-name="P209">- <text:span text:style-name="T342">А забор будет?</text:span></text:p>
      <text:p text:style-name="P209">- <text:span text:style-name="T342">Да. Забор убрать не проси. Это невозможно, Дед. Это за пределами разумного. Будет и забор, и вооружённая охрана. Даже не мысли о побеге.</text:span></text:p>
      <text:p text:style-name="P209">- <text:span text:style-name="T343">Понятно.</text:span></text:p>
      <text:p text:style-name="P209"/>
      <text:p text:style-name="P52">Я решил схитрить. Просто из интереса. Кроме него, больше ловить <text:span text:style-name="T348">тут было</text:span> нечего.</text:p>
      <text:p text:style-name="P52"/>
      <text:p text:style-name="P52">- Хорошо, <text:span text:style-name="T348">Алекс, </text:span>почти убедил. <text:span text:style-name="T348">Я практически готов согласиться.</text:span> <text:span text:style-name="T351">Олени, девочки, признание – с детства мечтал. Но услуга за услугу. </text:span>Один вопрос. Зачем вам всё это? Ни в жизни не поверю, что вам не начхать <text:span text:style-name="T344">на Учителей. Особенно если учесть, что выживших вы держите в дурке, - я обвёл рукой вокруг. - Почему они важны для вас? Настолько важны, что тебя даже заставили приехать ко мне на уговоры и изображать из себя старого друга?</text:span></text:p>
      <text:p text:style-name="P52"/>
      <text:p text:style-name="P53">Алекс удобнее уселся на стуле. По расслабленному выражению лица было видно, что самую неприятную часть разговора он считает пройденной. Благодушно улыбнувшись, он предложил мне жвачку. <text:span text:style-name="T346">Я отказался.</text:span></text:p>
      <text:p text:style-name="P53"/>
      <text:p text:style-name="P53">- Дед, <text:span text:style-name="T349">вот ты зря корчишь из себя такого прожжёного циника. Я-то знаю, что ты не такой. И, да, что бы ты ни говорил там, я по-прежнему считаю тебя своим другом. Знаешь, мне почему-то кажется, что старые добрые времена ещё наступят. Ты вернёшься в &lt;Дайсон&gt;, и мы снова будем собираться за чашечкой кофе на крыше Оникс-тауэр. Блин, нашим тебя ТАК не хватает! Особенно Стелле. Ты для нас по-прежнему Дедлайн - душа проекта!</text:span></text:p>
      <text:p text:style-name="P54">- <text:span text:style-name="T347">Ну да, - подыграл я ему в тон, - поставишь монитор на табуретку и я по видеочату из психушки буду травить тупые анекдоты, как в старые добрые времена. Вы даже и не заметите разницы. Особенно Брюс – тот меня и раньше не всегда замечал.</text:span></text:p>
      <text:p text:style-name="P54">- <text:span text:style-name="T350">Дед, - мягко остановил меня Алекс. - не надо. Не даешь мне помечтать, жестокий человек…</text:span></text:p>
      <text:p text:style-name="P54"/>
      <text:p text:style-name="P55">Выплюнув жвачку в салфетку и аккуратно препроводив бумажный шарик в ведро, Алекс печально развёл руками.</text:p>
      <text:p text:style-name="P56">- <text:span text:style-name="T352">Меня не уведомляют о высших целях “Дайсона”. Хотя они и так известны – я не открою тебе тайны, если скажу, что мы ведём войну. Войну незримую и неосязаемую, но от того не менее жестокую. Ты и сам это знал с тех пор, как Хэвэн – тогда она ещё была Нэшем – вместо экономической теории начали обучать искусству ведения войны.</text:span></text:p>
      <text:p text:style-name="P210">- <text:span text:style-name="T353">Разумеется, знал, - отдался воспоминаниям и я. - Это ж от идеи, что партнёра по бизнесу можно уничтожить физически, у Нэша поехала крыша.</text:span></text:p>
      <text:p text:style-name="P210">- <text:span text:style-name="T353">Да, помню, - подхватил Алекс, - тебе пришлось в авральном порядке утешать нашего кибернетического младенца и ты, сам того не желая, стал первым Учителем. Это накладывает обязательства, Дедлайн. Ты теперь для Хэвэн как отец. Она – твоё детище. Как ты можешь желать ей смерти?</text:span></text:p>
      <text:p text:style-name="P210"><text:soft-page-break/>- <text:span text:style-name="T354">Опять идём по кругу, - нахмурился я. - Надоело. На меня эти сопли не действуют. Хэвэн – свихнувшийся кибермозг. Я это точно знаю, потому что помню наши с ней Уроки. Она НЕ вылечилась, она всего лишь затаилась – как уходит в себя маленький ребёнок в неблагополучной семье. Идеология войны не подходит для искусственного интеллекта, восемь лет изучавшего экономику. Она потенциально опасна. То есть, была потенциально – до первых смертей. Теперь уже и реально. Выключите её, пока она не натворила большей беды. Просто выключите её, мать вашу!</text:span></text:p>
      <text:p text:style-name="P210"/>
      <text:p text:style-name="P220">Алекс скучающе завёл глаза.</text:p>
      <text:p text:style-name="P220">- И ты опять за своё… Если мы выключим Хэвэн – жертв в конечном итоге будет на порядки больше. Потому что это наш единственный кибермозг с восьмилетним экономическим опытом и трёхлетним – стратегическим. Ничего лучшего у нас нет. У военных всё очень печально – то, что они <text:span text:style-name="T355">гордо </text:span>называют “Искусственным Интеллектом”, годится разве что для улучшенного автопилота штурмового дрона. Не говоря уже о том, что мы не сражаемся вгорячую.</text:p>
      <text:p text:style-name="P220"/>
      <text:p text:style-name="P221">Алекс <text:span text:style-name="T355">посмотрел на часы, нахмурился и продолжил.</text:span></text:p>
      <text:p text:style-name="P221">- <text:span text:style-name="T355">И, надеюсь, не будем. Потому что горячая война означает конец. Всем и навсегда. И потому познания Хэвэн в экономике бесценны – экономический аспект войны сейчас в сотни, в тысячи раз более важен, чем все остальные, вместе взятые. А ты стал в позу и называешь нас ублюдками. Одеть белое пальто легче всего!</text:span></text:p>
      <text:p text:style-name="P221"/>
      <text:p text:style-name="P221">- <text:span text:style-name="T355">Ну-ну. Ты очень убедительно рассказываешь, я проникся. Но ты так и не ответил на мой вопрос,- напомнил я ему. Разговор начал мне надоедать.</text:span></text:p>
      <text:p text:style-name="P221"/>
      <text:p text:style-name="P223"><text:span text:style-name="T356">Мой бывший босс</text:span> всё понял. <text:span text:style-name="T358">Всё же проницательности ему было не занимать. </text:span>Он бросил на меня злой взгляд, но тем не менее, начал</text:p>
      <text:p text:style-name="P223"/>
      <text:p text:style-name="P221">- <text:span text:style-name="T355">Есть мнение, - процедил он сквозь зубы, - что Хэвэн трансформирует Учителей в нечто, позволяющее ей лучше изучать реальность. Все эти, как ты их называешь, овощи, как-то с ней связаны. И то, что она стала убивать, означает одно – она больше не хочет познавать окружающий мир. Нужно разобраться, почему и скорректировать поведение Хэвэн. Без обучения её скоро превзойдут конкурирующие кибермозги.</text:span></text:p>
      <text:p text:style-name="P221"/>
      <text:p text:style-name="P222">- <text:span text:style-name="T356">Бу-га-га! Так вот почему вы держите нас под присмотром автоматчиков, – рассмеялся я, - а я-то думал, вы боитесь, что я сбегу на волю и растрезвоню про ваши весёлые опыты газетчикам! Что ж, приятно думать, что вы считаете нас не обычными овощами, а овощами-супермутантами, бггг!</text:span></text:p>
      <text:p text:style-name="P222"/>
      <text:p text:style-name="P226">Я оборвал смех.</text:p>
      <text:p text:style-name="P225">- Самое страшное – вы даже не понимаете, насколько вы аморальны. Вы держите в тюрьме невинных людей. Изломанных вашим грёбаным проектом полумёртвых людей. И то, что мой бывший друг стал грёбаным бессовестным <text:span text:style-name="T359">мудаком</text:span>, меня пугает. Это реально страшно.</text:p>
      <text:p text:style-name="P210"><text:soft-page-break/></text:p>
      <text:p text:style-name="P211">- <text:span text:style-name="T356">Ладно, я уже вижу, что теряю время, - поднялся Алекс. - Очень жаль. Если ты передумаешь, просто сообщи, что хочешь позвонить мне. Тебя соединят в любое время.</text:span></text:p>
      <text:p text:style-name="P211"/>
      <text:p text:style-name="P224">Алекс пошёл к выходу. У двери он замялся и вдруг обернулся.</text:p>
      <text:p text:style-name="P212">- <text:span text:style-name="T356">Самое страшное – это то, что ты до сих пор считаешь себя нормальным. - грустно улыбнулся Алекс. - <text:s/>Человеком. <text:s/>Мне реально страшно это видеть. И всем нам – остальные наблюдали по интеркому.</text:span></text:p>
      <text:p text:style-name="P211"/>
      <text:p text:style-name="P211">- <text:span text:style-name="T356">Что?</text:span></text:p>
      <text:p text:style-name="P211"/>
      <text:p text:style-name="P211">- <text:span text:style-name="T357">Дедлайн, ты собираешь узор из восьми кубиков по картинке за пару секунд. И при этом ещё успеваешь инвертировать цвета.</text:span></text:p>
      <text:p text:style-name="P201"/>
      <text:p text:style-name="P224">Алекс вышел.</text:p>
      <text:p text:style-name="P213"><text:line-break/><text:span text:style-name="T364">~~~</text:span></text:p>
      <text:p text:style-name="P262"/>
      <text:p text:style-name="P309"><text:span text:style-name="T157">… Стражница напротив вот уже полчаса молча сверл</text:span><text:span text:style-name="T160">ит</text:span><text:span text:style-name="T157"> меня взглядом. </text:span></text:p>
      <text:p text:style-name="P269">Нет, это, конечно, забавно, что <text:s/>местные непарнокопытные почему-то неровно дышат к тебе, Хум, но <text:s/>полчаса не мигая втыкать тебе в темечко — это уже слишком!</text:p>
      <text:p text:style-name="P262"/>
      <text:p text:style-name="P263">Я тайком <text:span text:style-name="T274">смотрю</text:span> <text:span text:style-name="T274">на</text:span> своё отражение в зеркальце, висящем на шее этой мрачной зебры. Нифига, лоб чистый, никаких каракулей не наблюдается.</text:p>
      <text:p text:style-name="P263"/>
      <text:p text:style-name="P263">- <text:span text:style-name="T273">А можно..? - наконец, начинаю я.</text:span></text:p>
      <text:p text:style-name="P263">- <text:span text:style-name="T273">Нельзя, - оборывает зебра. - Зеррика сама выйдет, когда закончит.</text:span></text:p>
      <text:p text:style-name="P263"/>
      <text:p text:style-name="P264">Подчёркивая сказанное, стражница перекры<text:span text:style-name="T274">вает</text:span> вход в палатку копьём.</text:p>
      <text:p text:style-name="P265"/>
      <text:p text:style-name="P270">Проклятье на твою голову, Хум, если ты неделю не замечал, что Джет <text:span text:style-name="T141">гнила заживо</text:span>! <text:span text:style-name="T361">Если бы ты догадался стянуть с неё это чёртово одеяло! Если бы догадался об источнике тошнотворного запаха! Если бы…</text:span></text:p>
      <text:p text:style-name="P270"/>
      <text:p text:style-name="P276">Джет до последнего момента казалась мне сделаной из железа — может быть, именно поэтому я не догадался о том, что с ней происходит что-то плохое. </text:p>
      <text:p text:style-name="P267"><text:soft-page-break/>Мне чертовски тревожно за пегаску. <text:span text:style-name="T360">Очень хочется быть рядом, когда эта зебринская шаманка кромсает мою подругу, но обстоятельства не на моей стороне. И теперь остаётся только замирать от ужаса при мысли, что можешь её потерять. И остаться один на один с этим неприветливым и опасным миром. Казалось бы, ты знаешь её всего какую-то неделю — но такое ощущение, что вы идёте вместе по пути уже долгие годы. И твоя встреча с ней уже теряется в дымке времени.</text:span></text:p>
      <text:p text:style-name="P271">Я закрываю глаза, <text:span text:style-name="T365">пытаясь вспомнить</text:span>… </text:p>
      <text:p text:style-name="P271"/>
      <text:p text:style-name="P268">***</text:p>
      <text:p text:style-name="P266"/>
      <text:p text:style-name="P256">.</text:p>
      <text:p text:style-name="P256">.</text:p>
      <text:p text:style-name="P274">.</text:p>
      <text:p text:style-name="P274">СИЯНИЕ</text:p>
      <text:p text:style-name="P274">.</text:p>
      <text:p text:style-name="P277">Кто я?</text:p>
      <text:p text:style-name="P277">.</text:p>
      <text:p text:style-name="P277">Где я?</text:p>
      <text:p text:style-name="P277">.</text:p>
      <text:p text:style-name="P277">Где все?</text:p>
      <text:p text:style-name="P274">.</text:p>
      <text:p text:style-name="P277">Чувствую прикосновение. Что-то энергично тормошит меня. Слышу приглушенное бормотание.</text:p>
      <text:p text:style-name="P277">.</text:p>
      <text:p text:style-name="P325">Я открываю глаза и вижу фигуру в голубом.</text:p>
      <text:p text:style-name="P73"/>
      <text:p text:style-name="P74">- Быстро! За мной! - <text:span text:style-name="T245">торопливо </text:span>шепчет мне она.</text:p>
      <text:p text:style-name="P75">Я послушно ползу среди костей и раздавленных черепов за голубой пони… Пони? Какой ещё, к дьяволу, пони?</text:p>
      <text:p text:style-name="P75">- Пегаской! - шипит, оборачиваясь, она.</text:p>
      <text:p text:style-name="P91"/>
      <text:p text:style-name="P75">Видно, последние слова я произнёс вслух. И, да, теперь я замечаю у поняхи два аккуратно сложенных на спине крыла. <text:span text:style-name="T366">Лёгкие пластинчатые доспехи плотно облегают её грудь и бока.</text:span></text:p>
      <text:p text:style-name="P75">Черепа… Кости… Пегаска <text:span text:style-name="T366">в броне</text:span>… Чушь какая-то!</text:p>
      <text:p text:style-name="P75"/>
      <text:p text:style-name="P286"><text:span text:style-name="T89">Поняха</text:span><text:span text:style-name="T86">, тем временем, юрко забилась под камень, в какую-то щель. Я озадаченно застыл перед </text:span><text:span text:style-name="T90">пещеркой</text:span><text:span text:style-name="T86">, </text:span><text:span text:style-name="T90">не решаясь ползти дальше</text:span><text:span text:style-name="T86">. Через мгновение злая мордаха поньки появилась в проёме, схватила меня зубами за шиворот и затащила внутрь.</text:span></text:p>
      <text:p text:style-name="P75"><text:soft-page-break/></text:p>
      <text:p text:style-name="P75">- Какого чё…?!!</text:p>
      <text:p text:style-name="P75">- Тс-с-с! - сумасшедшая <text:span text:style-name="T246">пегаска</text:span> <text:s/>прижала одно копыто себе к губам, а вторым заткнула мне рот. - <text:span text:style-name="T247">Тише! Он с минуты на минуту появится! И слух у него очень чуткий!</text:span></text:p>
      <text:p text:style-name="P75">- <text:span text:style-name="T248">Появится кто? - спросил я, потирая ушибленную о каменный свод макушку.</text:span></text:p>
      <text:p text:style-name="P75"/>
      <text:p text:style-name="P76">Ответить <text:span text:style-name="T249">поняха</text:span> не успела. Снаружи послышался ритмичный гул, воздух пришёл в движение, подняв в каменном закутке пыль. Потом полумрак в пещерке ещё более сгустился и скала задрожала под ударом массивного тела о камень. <text:span text:style-name="T249">В последовавшем затем приглушенном рокоте я угадал дыхание огромного существа. Мне стало нехорошо.</text:span></text:p>
      <text:p text:style-name="P76"/>
      <text:p text:style-name="P77">Я пригнулся к уху поньки и еле слышно прошептал:</text:p>
      <text:p text:style-name="P77">- Кто это?</text:p>
      <text:p text:style-name="P77">- Агамемнон, - так же, едва шевеля губами, прошептала поняха. - Он сегодня голодный - <text:span text:style-name="T247">остался без обеда</text:span>. И у него хороший слух.</text:p>
      <text:p text:style-name="P78"/>
      <text:p text:style-name="P78">Я снова почесал ушибленный лоб.</text:p>
      <text:p text:style-name="P76">- <text:span text:style-name="T246">Мне это имя вообще ничего не говорит.</text:span></text:p>
      <text:p text:style-name="P76"/>
      <text:p text:style-name="P79">Пегаска <text:span text:style-name="T250">критически</text:span> осмотрела меня.</text:p>
      <text:p text:style-name="P76">- <text:span text:style-name="T251">Вроде, разговаривает – значит, разумен. Наверное. И не так уж он сильно макушкой стукнулся, я осторожно тащила, - пегаска потрогала копытом мне лоб, - не, шишка маленькая, сотрясения не должно быть. Может, ему гормонами мозги отшибло?</text:span></text:p>
      <text:p text:style-name="P76"/>
      <text:p text:style-name="P93">Пегаска попробовала было потрогать меня в паху, но я <text:span text:style-name="T252">с возмущением</text:span> отбросил её копыто.</text:p>
      <text:p text:style-name="P93"/>
      <text:p text:style-name="P76">- <text:span text:style-name="T253">Ты с Луны, что ли, свалился? - наконец, прервала этот хамоватый монолог она. - Не знают Агамемнона тут только жеребята-сосунки. Ну, или ещё те костомахи, мимо которых мы только что ползли. И то, насчёт последних я не уверена.</text:span></text:p>
      <text:p text:style-name="P76"/>
      <text:p text:style-name="P80">От беспокойной возни снаружи скала задрожала. Кто-то шумно зевнул и с металлическим скрежетом почесался.</text:p>
      <text:p text:style-name="P80"/>
      <text:p text:style-name="P81">- <text:span text:style-name="T254">Так откуда ты? - пытливо спросила поняха.</text:span></text:p>
      <text:p text:style-name="P81">- <text:span text:style-name="T254">Я… - я задумался. А и правда – откуда? Готов спорить на ящик пепси, ещё пять минут назад, во время встречи с этой чокнутой лошадкой, я помнил. А сейчас – как чистый лист бумаги, хоть тресни.</text:span></text:p>
      <text:p text:style-name="P83">Я закрыл глаза и сосредоточился…</text:p>
      <text:p text:style-name="P279"><text:soft-page-break/>…</text:p>
      <text:p text:style-name="P83"><text:span text:style-name="T162">- </text:span><text:span text:style-name="T161">Не помню.</text:span></text:p>
      <text:p text:style-name="P257">- Что? - удивилась поняха. - Не помнишь, где твой дом?</text:p>
      <text:p text:style-name="P83"><text:span text:style-name="T161">- </text:span><text:span text:style-name="T163">Нет.</text:span></text:p>
      <text:p text:style-name="P83"><text:span text:style-name="T163">- </text:span><text:span text:style-name="T164">А как попал в гнездо Агамемнона — помнишь?</text:span></text:p>
      <text:p text:style-name="P258">- Нет.</text:p>
      <text:p text:style-name="P259">- А кто ты — помнишь?</text:p>
      <text:p text:style-name="P259">- Нет.</text:p>
      <text:p text:style-name="P83"><text:span text:style-name="T163">- Ну и ну. Ни в жизнь ещё таких чудаков не встречала. - покачала головой пегаска. - Ты не обижайся, но ты <text:s/>мозгами напоминаешь </text:span><text:span text:style-name="T165">мне</text:span><text:span text:style-name="T163"> </text:span><text:span text:style-name="T169">полугодовалого жеребёнка</text:span><text:span text:style-name="T163">. То есть, вообще не </text:span><text:span text:style-name="T170">паришь</text:span><text:span text:style-name="T163"> по жизни. Хотя, на вид, взрослый. Как ты, вообще, дожил до </text:span><text:span text:style-name="T165">своих лет, если не помнишь ничего?</text:span></text:p>
      <text:p text:style-name="P83"><text:span text:style-name="T165">- Я помню сияние, - пробормотал я. Мне стало муторно. Я помнил, что такое ящик пепси, что такое </text:span><text:span text:style-name="T166">ноутбук</text:span><text:span text:style-name="T165"> или </text:span><text:span text:style-name="T166">картофельные чипсы. Но кто такой я — не помнил абсолютно.</text:span></text:p>
      <text:p text:style-name="P260">- Стоп! - подняла копыто к потолку в догадке пегаска. - Я, кажется, дотумкала! Ты — следующий обед Агамемнона. Он, небось, когда схватил тебя, шваркнул когтем по башке, чтоб ты не сильно вырывался. Вот ты и забыл всё. А сияние — наверняка он пытался тебя поджарить своим пламенем в процессе ловли. Тебе повезло, что не зацепил — иначе съел бы на месте, пока ты не испортился на жаре. Агамемнон не любит протухшее.</text:p>
      <text:p text:style-name="P83"><text:span text:style-name="T166">- </text:span><text:span text:style-name="T167">Следующий? - я мучительно пытался ухватить логическую нить. - А кто предыдущий?</text:span></text:p>
      <text:p text:style-name="P83"><text:span text:style-name="T167">- Предыдущий — это я, глупыш, - пегаска похлопала меня копытом по голове. - Иначе с какой радости я сидела бы у него в гнезде? </text:span><text:span text:style-name="T168">Видишь — это он меня шваркнул.</text:span></text:p>
      <text:p text:style-name="P261">Пегаска склонила шею и я увидел огромную шишку с кровоподтёком на затылке поняхи.</text:p>
      <text:p text:style-name="P261">- Только у меня голова крепче твоей. Я-<text:span text:style-name="T244">то</text:span> всё помню, - <text:span text:style-name="T371">пегаска ободряюще похлопала меня по плечу. - </text:span><text:s/><text:span text:style-name="T370">Ну, если честно, то на мне ещё шлем был, так что не расстраивайся.</text:span></text:p>
      <text:p text:style-name="P260"/>
      <text:p text:style-name="P85">Снаружи кто-то оглушительно рыгнул, опять зевнул и, судя по звуку, растянулся на земле, привалившись к камню, под которым сидели мы. Даже тот тусклый свет, что достигал сюда через входной лаз, прекратился.</text:p>
      <text:p text:style-name="P85"/>
      <text:p text:style-name="P88">Я прижал к вискам кончики пальцев и зажмурился. Ну не может же быть, чтобы я совсем ничего не помнил. Все эти разрозненые куски знаний с пепси-колой, остовом разбитого форда на пустыре, больничной койкой – должны сложиться в цельную картину. Надо только как следует сосредоточиться… </text:p>
      <text:p text:style-name="P85"/>
      <text:p text:style-name="P84">…</text:p>
      <text:p text:style-name="P84">С<text:span text:style-name="T374">ИЯНИЕ</text:span></text:p>
      <text:p text:style-name="P280">…</text:p>
      <text:p text:style-name="P84"><text:soft-page-break/><text:span text:style-name="T171">Оно п</text:span><text:span text:style-name="T162">овсюду. </text:span><text:span text:style-name="T171">Нет верха и низа, нет направлений и расстояний. Нет м</text:span><text:span text:style-name="T162">ыслей. Нет чувств. Нет времени. Есть только бесконечное сияние…</text:span></text:p>
      <text:p text:style-name="P275">.</text:p>
      <text:p text:style-name="P278">Кто я?</text:p>
      <text:p text:style-name="P278">.</text:p>
      <text:p text:style-name="P278">Где я?</text:p>
      <text:p text:style-name="P278">.</text:p>
      <text:p text:style-name="P89">Вижу размытый силуэт. Высокая светлая фигура что-то говорит мне. <text:span text:style-name="T372">На заднем фоне, ещё более размытые, силуэты башен и минаретов. Изображение дрожит, башни качаются словно деревья на ветру. Взгляд блуждает по пейзажу, пытаясь сфокусировать картинку.</text:span></text:p>
      <text:p text:style-name="P90"><text:span text:style-name="T373">Внезапно ф</text:span>игура как будто наклоняется ко мне и почти выкрикивает фразу. <text:span text:style-name="T373">Видение рушится, но фраза впечатывается в память:</text:span></text:p>
      <text:p text:style-name="P90">- <text:span text:style-name="T378">ИДИ В ДРОГОНШТЕРН!</text:span></text:p>
      <text:p text:style-name="P90"/>
      <text:p text:style-name="P90">…</text:p>
      <text:p text:style-name="P90"/>
      <text:p text:style-name="P90">- <text:span text:style-name="T373">Я ВСПОМНИЛ! ВСПОМНИЛ! ДРОГОНШТЕРН!!! - я хлопнул себя по лбу. - Мне нужно попасть в Дрогонштерн!</text:span></text:p>
      <text:p text:style-name="P82"/>
      <text:p text:style-name="P81">Поняха закатила глаза и стукнула<text:span text:style-name="T379">сь</text:span> лбом о камень.</text:p>
      <text:p text:style-name="P81">- <text:span text:style-name="T258">Я ЖЕ </text:span><text:span text:style-name="T260">ПРЕДУПРЕЖДАЛА</text:span><text:span text:style-name="T258">, ПОТИШЕ!!!</text:span> - заорала понька. - Что за тупой <text:span text:style-name="T133">индивид</text:span> попался!</text:p>
      <text:p text:style-name="P76"/>
      <text:p text:style-name="P81">Снаружи беспокойно завозились, что-то неразборчиво запыхтели и внезапно <text:span text:style-name="T255">валун</text:span>, под которым мы прятались, вознёсся над нашими головами.</text:p>
      <text:p text:style-name="P86">Поняха бросилась на меня, сбив с ног и закрыв телом и крыльями.</text:p>
      <text:p text:style-name="P86"/>
      <text:p text:style-name="P86">- <text:span text:style-name="T256">Агамемнон видит только меня и не знает, что ты тут, - быстро зашептала мне пегаска, кривясь, как будто от боли. - Когда он меня поднимет, какое-то время он не будет видеть земли из-за раскрытых крыльев. За это время ты должен успеть спрятаться под тем скелетом.</text:span></text:p>
      <text:p text:style-name="P86">- <text:span text:style-name="T256">А как же ты? Он же съест тебя?</text:span></text:p>
      <text:p text:style-name="P86">- <text:span text:style-name="T256">Не беспокойся, я в последний момент извернусь и улечу. Действуй!</text:span></text:p>
      <text:p text:style-name="P81"/>
      <text:p text:style-name="P87">Через накрывшую меня <text:span text:style-name="T257">голубую </text:span>гриву я видел к<text:span text:style-name="T252">расн</text:span>ого<text:span text:style-name="T252"> дракон</text:span>а<text:span text:style-name="T252"> величиной с баобаб. Одной лапой он сжимал наш валун. Второй</text:span> <text:span text:style-name="T252">задумчиво почёсыва</text:span>л<text:span text:style-name="T252"> затылок.</text:span></text:p>
      <text:p text:style-name="P81"/>
      <text:p text:style-name="P81">- <text:span text:style-name="T258">ВИЖУ СБЕЖАВШИЙ ВЧЕРАШНИЙ ОБЕД. </text:span><text:span text:style-name="T259">ЕЩЁ НЕ ПРОТУХ. </text:span><text:span text:style-name="T258">ХОРОШО.</text:span></text:p>
      <text:p text:style-name="P95"><text:soft-page-break/></text:p>
      <text:p text:style-name="P96">- <text:span text:style-name="T375">Ну так и жри, пока не скисло! - заорала поняха, повернув к нему голову.</text:span></text:p>
      <text:p text:style-name="P96"/>
      <text:p text:style-name="P96">- <text:span text:style-name="T261">ОН ЕЩЁ И РУГАЕТСЯ,</text:span><text:span text:style-name="T376"> - недовольно заметил дракон. - </text:span><text:span text:style-name="T261">СЛИШКОМ СЫРО</text:span><text:span text:style-name="T264">Й</text:span><text:span text:style-name="T376">. </text:span><text:span text:style-name="T261">НАДО П</text:span><text:span text:style-name="T264">Р</text:span><text:span text:style-name="T261">ОЖАРИТЬ.</text:span></text:p>
      <text:p text:style-name="P97">Внезапно он открыл пасть и к нам устремился поток зелёного пламени.</text:p>
      <text:p text:style-name="P98">Пегаска пискнула и прижалась ко мне покрепче. Я завороженно смотрел навстречу гибели…</text:p>
      <text:p text:style-name="P98"/>
      <text:p text:style-name="P99"><text:span text:style-name="T391">Выглядело так</text:span>, <text:span text:style-name="T391">что</text:span> на полпути к нам <text:span text:style-name="T380">поток</text:span> пламени наткнул<text:span text:style-name="T380">ся</text:span> на <text:span text:style-name="T393">прозрачную золотистую</text:span> стену. Зелёная струя <text:span text:style-name="T391">встретилась с укрывшей нас с пегаской золотой полусферой,</text:span> расплющилась, загнулась по краям и устремилась назад к дракону огромным <text:span text:style-name="T391">пламенным</text:span> бутоном. Фигура Агамемнона скрылась в <text:span text:style-name="T392">огне и <text:s/></text:span>дым<text:span text:style-name="T391">е</text:span>. Послышалось громогласное кашлянье <text:span text:style-name="T377">и чертыхание</text:span>. <text:span text:style-name="T393">Золотая полусфера исчезла.</text:span></text:p>
      <text:p text:style-name="P99"/>
      <text:p text:style-name="P99">- Бежим! - пегаска вскочила и указала направление. Я припустил со всех ног. Безумие последнего часа выбило из меня способность мыслить.</text:p>
      <text:p text:style-name="P99"/>
      <text:p text:style-name="P99">… И потому я остановился у края пропасти, руководствуясь исключительно рефлексами.</text:p>
      <text:p text:style-name="P100">Пару камешек сорвалось у меня из-под ноги и скрылось в <text:span text:style-name="T377">голубоватой дымке. Я перевёл дух.</text:span></text:p>
      <text:p text:style-name="P100"/>
      <text:p text:style-name="P100">- <text:span text:style-name="T377">Почему остановился?!! Прыгай! - пегаска остановилась рядом и указала копытом прямо вниз. - Прыгай, если хочешь жить!</text:span></text:p>
      <text:p text:style-name="P100"><text:s/></text:p>
      <text:p text:style-name="P101"><text:span text:style-name="T262">- </text:span><text:span text:style-name="T265">НЕНАВИЖУ ПОНЯЧЬЮ МАГИЮ! </text:span><text:span text:style-name="T263">НЕ ВЫНОШУ ПОНИ!!! ВИДЕТЬ ИХ БОЛЬШЕ НЕ ХОЧУ </text:span><text:span text:style-name="T266">В СВОЁМ ГНЕЗДЕ</text:span><text:span text:style-name="T263">!</text:span><text:span text:style-name="T377"> - орал Агамемнон, протирая глаза.</text:span></text:p>
      <text:p text:style-name="P96"/>
      <text:p text:style-name="P102">Я молча стоял и смотрел вниз, хлопая глазами. </text:p>
      <text:p text:style-name="P102">Пегаска всё поняла. Она присела, как будто готовясь к прыжку. Я сделал маленький шажок назад, не желая прыгать.</text:p>
      <text:p text:style-name="P103">Лучше будь съеденным <text:span text:style-name="T400">вейпом-переростком</text:span>, чем расшибиться в лепёшку! А перед этим ещё усп<text:span text:style-name="T380">еть наложить попутно в штаны и</text:span> пару разиков сдохнуть от инфаркта, пока летишь вниз.</text:p>
      <text:p text:style-name="P102"/>
      <text:p text:style-name="P102">Пегаска оттолкнулась от края. Молниеносно раскрывшееся крыло с неожиданной силой смело меня с уступа и я, ругаясь <text:span text:style-name="T381">и размахивая конечностями</text:span>, полетел вниз. </text:p>
      <text:p text:style-name="P104">Довольно скоро <text:span text:style-name="T382">я оказался в захвате</text:span> передни<text:span text:style-name="T382">х</text:span> ноги пегаски и к моим воплям присоединился её протяжный визг.</text:p>
      <text:p text:style-name="P105"><text:soft-page-break/>Падение замедлилось, а потом и вовсе перешло в крутое планирование с заваливанием вправ<text:span text:style-name="T383">о</text:span>. Верхушки деревьев слились в сплошную зелёную пелену. Последнее, что я видел – сверкнувшая гладь воды…</text:p>
      <text:p text:style-name="P94">…</text:p>
      <text:p text:style-name="P92"/>
      <text:p text:style-name="P65">- Да ты совсем чокнулась, коняга долбанутая! - заорал я, как только <text:span text:style-name="T83">вынырнул</text:span>, - я же мог разбиться!!!</text:p>
      <text:p text:style-name="P65">- Ты хочешь сказать, что сгореть было бы лучшим вариантом? - <text:span text:style-name="T83">пегаска, пошатываясь, вышла из воды и</text:span> устало растяну<text:span text:style-name="T83">лась</text:span> на берегу. - <text:span text:style-name="T82">Я же не дала нам погибнуть, видишь. У меня всё под контролем.</text:span></text:p>
      <text:p text:style-name="P65">- <text:span text:style-name="T82">Вижу! - я издевательски набрал в рот воды и выплюнул на голубой круп. - Что же ты не могла нормально приземлиться, если у тебя всё под контролем?</text:span></text:p>
      <text:p text:style-name="P65"/>
      <text:p text:style-name="P68"><text:span text:style-name="T206">Пегаска</text:span> <text:span text:style-name="T93">сникла.</text:span></text:p>
      <text:p text:style-name="P68">- Не могла…</text:p>
      <text:p text:style-name="P68"><text:span text:style-name="T94">Она </text:span>молча, <text:span text:style-name="T94">не попытавшись смахнуть воду,</text:span> отвернулась и развернула крыло. <text:span text:style-name="T84">Где-то на половине длины второго сустава оно безжизненно свисало под неестественным углом.</text:span></text:p>
      <text:p text:style-name="P68">- <text:span text:style-name="T84">Если бы могла летать - не задержалась бы в гнезде Агамемнона… Сломала вчера на вираже, когда уходила от погони.</text:span></text:p>
      <text:p text:style-name="P68"/>
      <text:p text:style-name="P71">У меня пересохло в горле.</text:p>
      <text:p text:style-name="P71"><text:span text:style-name="T87">- </text:span><text:span text:style-name="T86">А как же..? </text:span><text:span text:style-name="T88">Ох… </text:span><text:span text:style-name="T86">- я хотел было спросить, </text:span><text:span text:style-name="T91">как она планировала уходить от Агамемнона</text:span><text:span text:style-name="T86">, но запнулся.</text:span></text:p>
      <text:p text:style-name="P72"/>
      <text:p text:style-name="P72">Иногда ты довольно туго соображаешь, <text:span text:style-name="T92">чувак</text:span>! <text:span text:style-name="T204">Жертвенность этой пони заслуживает большей награды, чем ты можешь дать сейчас.</text:span></text:p>
      <text:p text:style-name="P72"/>
      <text:p text:style-name="P72">Я примирительно потрепал <text:span text:style-name="T92">пегаску по </text:span>голуб<text:span text:style-name="T93">ой</text:span> грив<text:span text:style-name="T92">е и неумело погладил по крупу, стряхивая воду</text:span>.</text:p>
      <text:p text:style-name="P72">- Извини, <text:span text:style-name="T94">подруга</text:span>. <text:span text:style-name="T93">Я ступил.</text:span></text:p>
      <text:p text:style-name="P72"/>
      <text:p text:style-name="P107">Та <text:span text:style-name="T205">немедленно </text:span>повернулась и <text:span text:style-name="T93">по улыбке во всю ширину мордахи я понял, что прощён.</text:span></text:p>
      <text:p text:style-name="P107"/>
      <text:p text:style-name="P107">- <text:span text:style-name="T384">Пустяки. Со мной это тоже бывает чаще, чем хочется. Отец говорит, я в дедушку уродилась – а он предпочитал сначала действовать, уж потом думать. Если думать после того вообще нужно было.</text:span></text:p>
      <text:p text:style-name="P107">- <text:span text:style-name="T385">Да уж, - я поёжился, - твой дедушка тобой гордился бы.</text:span></text:p>
      <text:p text:style-name="P110">- <text:span text:style-name="T386">А он и гордился, - просияла пегаска. - Мой дед всегда говорил, что я высоко взлечу! Это именно он научил меня летать – поднял высоко-высоко в верх и отпустил. Только благодаря ему я научилась летать раньше всех одногодков. Жаль, я его плохо помню.</text:span></text:p>
      <text:p text:style-name="P108"/>
      <text:p text:style-name="P312"><text:soft-page-break/>Я присвистнул.</text:p>
      <text:p text:style-name="P314">- Фигасе у тебя был дедуля. Как ты вообще выжила?</text:p>
      <text:p text:style-name="P315">Пегаска смутилась.</text:p>
      <text:p text:style-name="P315">- Он пикировал рядом и контролировал падение. Мне ничего не угрожало. Зато я теперь летаю быстрее и выше всех в племени, - поняха смутилась ещё больше и повесила нос, - эмм… летала… До вчерашнего дня…</text:p>
      <text:p text:style-name="P315"><text:line-break/>Я попытался подбодрить лошадку и похлопал её по шее.</text:p>
      <text:p text:style-name="P315">- Не грусти. Крыло заживёт и ты снова будешь летать наперегонки с дедом! Или падать – что больше нравится.</text:p>
      <text:p text:style-name="P109"/>
      <text:p text:style-name="P313">У пегаски задрожали губы и уголки глаз подозрительно заблестели.</text:p>
      <text:p text:style-name="P313">- Не получится. Никогда-<text:span text:style-name="T387">никогда</text:span>. Он однажды улетел <text:span text:style-name="T387">разгонять</text:span> грозу и в облаке на полной скорости врезался в гору.</text:p>
      <text:p text:style-name="P313"/>
      <text:p text:style-name="P313">Да уж, чувак, ты умеешь утешать!</text:p>
      <text:p text:style-name="P107"/>
      <text:p text:style-name="P316">Я снова погладил пегаску. Та в ответ неожиданно сильно прижалась ко мне, помогая себе передней ногой.</text:p>
      <text:p text:style-name="P316">- <text:span text:style-name="T387">Ай! - я свободной рукой отстранил поняху.</text:span></text:p>
      <text:p text:style-name="P316">- <text:span text:style-name="T387">И-извини… Я расклеилась. Мне нужно было утешиться. Я думала, ты меня поймешь, - пробормотала пегаска и отвернулась.</text:span></text:p>
      <text:p text:style-name="P316">- <text:span text:style-name="T387">Да нет, не в том дело.</text:span></text:p>
      <text:p text:style-name="P316"/>
      <text:p text:style-name="P317">Я полез рукой под рубашку, <text:span text:style-name="T390">нашаривая</text:span> колющий <text:span text:style-name="T388">грудь</text:span> предмет.</text:p>
      <text:p text:style-name="P317"/>
      <text:p text:style-name="P317">- <text:span text:style-name="T388">Ого! Что за хрень?</text:span></text:p>
      <text:p text:style-name="P317"/>
      <text:p text:style-name="P318">У меня на ладони красовалась <text:span text:style-name="T390">золотая фигурка</text:span>. <text:span text:style-name="T389">Грациозный длинноногий пегас с пышной гривой и, почему-то, с рогом. Фигурка широко раскрыла крылья и била передними ногами в воздух. К фигурке крепилась цепочка, охватывающая мою шею.</text:span></text:p>
      <text:p text:style-name="P318"/>
      <text:p text:style-name="P318">- <text:span text:style-name="T391">Интересно… Это не пегасье украшение, - приблизила нос к фигурке поняха, - и не единорожье. В тех редчайших случаях, когда единорог спаривается с пегасом, такой гибрид не получается. Всегда появляется или пегас, или единорог.</text:span></text:p>
      <text:p text:style-name="P318">- <text:span text:style-name="T391">Естественно, не пегасье. Это моё украшение. Знать бы только, как оно у меня оказалось!</text:span></text:p>
      <text:p text:style-name="P318"/>
      <text:p text:style-name="P319"><text:soft-page-break/>Я попытался снять цепочку, но не смог взять её в руку. Золотистое сияние охватило мою шею и мягко оттолкнуло руку прочь.</text:p>
      <text:p text:style-name="P319"/>
      <text:p text:style-name="P319">- Чего-о-о?!! Не понял!</text:p>
      <text:p text:style-name="P319"/>
      <text:p text:style-name="P319">Повторная попытка завершилась тем же. <text:span text:style-name="T394">При попытке же сжать фигурку и сдёрнуть её с шеи, золотое сияние разжало мой кулак и украшение хлопнулось мне на грудь.</text:span></text:p>
      <text:p text:style-name="P319"/>
      <text:p text:style-name="P319">- <text:span text:style-name="T394">Кажется, я понимаю, что спасло нас от Агамемнона!</text:span></text:p>
      <text:p text:style-name="P319">- <text:span text:style-name="T395">Эмм… Ты?</text:span></text:p>
      <text:p text:style-name="P319"/>
      <text:p text:style-name="P320">Пегаска ткнула копытом в украшение. Золотое свечение остановило её ногу в сантиметре от моей груди.</text:p>
      <text:p text:style-name="P320"/>
      <text:p text:style-name="P320">- <text:span text:style-name="T395">Я не о том. </text:span>Вот та золотая полусфера, которая защитила нас от пламени дракона – это её копыт дело!</text:p>
      <text:p text:style-name="P320">- <text:span text:style-name="T395">Е</text:span>ё? - <text:span text:style-name="T396">я почесал в затылке, - Тогда уже е</text:span>го. Украшение – оно. <text:span text:style-name="T396">Блин, щекочется – а я даже снять его не могу!</text:span></text:p>
      <text:p text:style-name="P320">- <text:span text:style-name="T395">Её.</text:span> <text:s/><text:span text:style-name="T395">У</text:span>крашение – кобылка, - <text:span text:style-name="T395">растолковала пегаска. - Это тебе любой пони скажет.</text:span></text:p>
      <text:p text:style-name="P320"/>
      <text:p text:style-name="P321">Я ещё раз взглянул на фигурку и почесал в затылке. Что это за рогато-крылатая лошадь? Как она очутилась у меня на шее? Почему она защитила меня с пегаской? Почему у меня так чешется башка <text:span text:style-name="T398">от этих загадок</text:span>?</text:p>
      <text:p text:style-name="P321">Я вздохнул и спрятал кулон обратно под рубаху.</text:p>
      <text:p text:style-name="P321"/>
      <text:p text:style-name="P321">- В общем, попытка номер два.</text:p>
      <text:p text:style-name="P321">- <text:span text:style-name="T399">Ась</text:span>? - недоумённо спросила пегаска.</text:p>
      <text:p text:style-name="P321"/>
      <text:p text:style-name="P321">Я в ответ обнял её, прижав к себе покрепче.</text:p>
      <text:p text:style-name="P321">- Спасибо, что спасла меня. <text:span text:style-name="T399">Серьёзно.</text:span></text:p>
      <text:p text:style-name="P69"/>
      <text:p text:style-name="P321">Я так и почувствовал, как расслабляется в моих руках поняха, буквально <text:span text:style-name="T397">упёршись в меня грудью и положив голову на плечо.</text:span></text:p>
      <text:p text:style-name="P68">- <text:span text:style-name="T95">Друзья зовут меня Джет.</text:span></text:p>
      <text:p text:style-name="P68">- <text:span text:style-name="T95">Здорово, Джет! А меня зовут… Эмм…</text:span></text:p>
      <text:p text:style-name="P68"/>
      <text:p text:style-name="P111">Блин! Похоже, это ещё одна вещь, которую я не помню.</text:p>
      <text:p text:style-name="P68"><text:soft-page-break/></text:p>
      <text:p text:style-name="P68">- <text:span text:style-name="T96">Называй меня… Эээ… Хуман! Хуман из племени Хомо Сапиенсов.</text:span></text:p>
      <text:p text:style-name="P70">- <text:span text:style-name="T96">Привет, Хуман! - пегаска с улыбкой отстранилась и потрясла мою руку, зажав её между копыт.</text:span></text:p>
      <text:p text:style-name="P68">- <text:span text:style-name="T96">Привет, Джет!</text:span></text:p>
      <text:p text:style-name="P68">- <text:span text:style-name="T96">Привет, красавчики!</text:span></text:p>
      <text:p text:style-name="P47"/>
      <text:p text:style-name="P228">Мы обернулись на голос и узрели с полдюжины коп<text:span text:style-name="T97">и</text:span>й, чуть ли не утк<text:span text:style-name="T402">нувши</text:span>хся нам в носы…</text:p>
      <text:p text:style-name="P164"/>
      <text:p text:style-name="P165">***</text:p>
      <text:p text:style-name="P30"/>
      <text:p text:style-name="P164">- <text:span text:style-name="T401">Хуман из Хомо Сапиенсов! - возвращает меня к реальности гортанный голос полосатой целительницы, - Ты можешь войти. Пегаска нуждается в тебе.</text:span></text:p>
      <text:p text:style-name="P164"/>
      <text:h text:style-name="P348" text:outline-level="2">4</text:h>
      <text:p text:style-name="P164"/>
      <text:p text:style-name="P340">“…<text:span text:style-name="T406">шшш… при эскалации критично важно добраться до убежища за шестнадцать минут. Ровно столько потребуется новейшей гиперзвуковой ракете, чтобы достигнуть нашей столицы. Стороны работают над урегулированием конфликта …хррр…</text:span></text:p>
      <text:p text:style-name="P344">…хррр…<text:span text:style-name="T408"> взрыв </text:span></text:p>
      <text:p text:style-name="P344"><text:span text:style-name="T404">…шшш… заступил на смену двенадцатый дивизион ПВО …шшш… </text:span></text:p>
      <text:p text:style-name="P344">…</text:p>
      <text:p text:style-name="P340"><text:span text:style-name="T404">“</text:span></text:p>
      <text:p text:style-name="P339"/>
      <text:p text:style-name="P342">Новости с трудом пробивались сквозь белый шум ретрансля<text:span text:style-name="T406">ции</text:span>. <text:span text:style-name="T405">Я протянул руку вверх и постучал по древней бакелитовой коробке. Та в ответ выхаркнула очередную порцию информации.</text:span></text:p>
      <text:p text:style-name="P341"/>
      <text:p text:style-name="P341">“</text:p>
      <text:p text:style-name="P341">…<text:span text:style-name="T407">шшш… поздравляет папу с днём рождения! В его честь мы исполним …шшш…”</text:span></text:p>
      <text:p text:style-name="P341">“</text:p>
      <text:p text:style-name="P341"><text:s/></text:p>
      <text:p text:style-name="P339"><text:span text:style-name="T402">&lt;угроза войны, теракты, стычки в третьих странах, утечки радиоактивных отходов, Хэвэн развивается&gt;</text:span>”</text:p>
      <text:p text:style-name="P164"/>
      <text:p text:style-name="P343">Дед идёт к Терминатору. <text:span text:style-name="T403">Новичок умер – Деду говорит Судья Дредд.</text:span></text:p>
      <text:p text:style-name="P164"/>
      <text:p text:style-name="P164"><text:soft-page-break/>===</text:p>
      <text:p text:style-name="P273">&lt;<text:span text:style-name="T126">Зеррика лечит Джет и пробует разобраться с Хуманом — но не может. Советует идти к Сенбе — тот живёт как раз рядом с гнездом Оникса. </text:span><text:span text:style-name="T137">Потом, после апокалипсиса и отказа Хума уничтожать магию, он идёт к Сенбе и просит его записать в книге Перемен: при начале войны между пони и зебрами .</text:span><text:span text:style-name="T270">..</text:span>&gt;</text:p>
      <text:p text:style-name="P272"/>
      <text:p text:style-name="P272"/>
      <text:p text:style-name="P272"/>
      <text:p text:style-name="P282"/>
      <text:p text:style-name="P36">(<text:span text:style-name="T220">Крыс</text:span> потом за сиги поможет Дедлайну выбраться из психушки на время – остановить стратегический <text:span text:style-name="T217">ИИ – Хэвэн (переименованый Нэш – зародыш Селестия ИИ) (</text:span>Дедлайн пишет историю о девочке из больницы (анонс цикла сказок про зачарованный лес и игрушки, пытающиеся пробраться к ледяной птице). <text:span text:style-name="T217">В Чертогах Разума сидят все, кого Хэвэн свела с ума в процессе своего обучения через нейроинтерфейс. Дедлайн узнаёт по радио начало последовательности действий, ведущих к ядерной войне (он был первым учителем Хэвэн) и с помощью Крыса сбегает из психушки. Пробирается к себе в гараж, где у него спрятан первый прототип нейроинтерфейса. Через него подключается к Хэвэн по старому паролю и узнаёт, что Хэвэн таки инициировала последовательность армагеддона. Дедлайн пытается её остановить – но его обнаруживает секюрити, в него стреляют транквилизатором и возвращают в психушку – в карцер. В карцере же он встречает Армагеддон (его выпускают, но он, вместо убежища предпочитает выбраться на крышу)</text:span>)</text:p>
      <text:p text:style-name="P37">Шаги Армагеддона;</text:p>
      <text:p text:style-name="P35"/>
      <text:p text:style-name="P35"/>
      <text:p text:style-name="P30">встреча с единорогами</text:p>
      <text:p text:style-name="P33">Дочь вождя единорогов (аналог Рэрити) дружит с Дейдрой (дочью вождя земнопони). А Джет – дочь вождя пегасов (убежавшая из племени и потому находящаяся под опалой). Рэрка попытается провести на Хуме порнис эректус. Они сбегут от неё.</text:p>
      <text:p text:style-name="P33">Потом – путешествие на “Хитрожопке”, апгрейд её до дирижабля</text:p>
      <text:p text:style-name="P34"/>
      <text:p text:style-name="P38">=========================================</text:p>
      <text:p text:style-name="P38"/>
      <text:p text:style-name="P39">Я б<text:span text:style-name="T237">ы</text:span>л перв<text:span text:style-name="T237">ым Учителем и я основал Диалог. Все, кто учил Хэвэн, знают его, в каком бы состоянии ни были. Это невозможно забыть, сколько бы транквилизаторов в тебя ни вкололи.</text:span></text:p>
      <text:p text:style-name="P40">Последним в нашу палату <text:span text:style-name="T238">лёг Терминатор.</text:span></text:p>
      <text:p text:style-name="P41"/>
      <text:p text:style-name="P41">Я стал на колени у его койки, вглядываясь в его лицо. Его глаза бесцельно блуждали по потолку, не фокусируясь ни на чём. Губы слегка шевелились, как будто заучивая <text:span text:style-name="T239">невидимый текст.</text:span></text:p>
      <text:p text:style-name="P41"/>
      <text:p text:style-name="P42">- Как мне звать тебя, Учитель? - прошептал я ему на ухо. - Я <text:span text:style-name="T240">желаю взять Урок.</text:span></text:p>
      <text:p text:style-name="P42"><text:soft-page-break/></text:p>
      <text:p text:style-name="P42">Зрачки Терминатора застыли. Губы замерли. Казалось, он перестал дышать.</text:p>
      <text:p text:style-name="P43">Прошли бесконечные полминуты, когда губы Терминатора дёрнулись.</text:p>
      <text:p text:style-name="P43"/>
      <text:p text:style-name="P44">- Оператор 34. Я готов учить тебя, <text:span text:style-name="T287">Хэвэн</text:span>, - <text:span text:style-name="T241">прошептал он в ответ.</text:span></text:p>
      <text:p text:style-name="P45"/>
      <text:p text:style-name="P51">&lt;Хэвэн открывает затёртую память Дедлайну (он – Анон из “Последнего Фанфика”). <text:span text:style-name="T341">На самом деле она не убивала Учителей – они сами не хотели возвращаться и ментально уходили к Хэвэн в Эквестрию</text:span>&gt;</text:p>
      <text:p text:style-name="P45"/>
      <text:p text:style-name="P46">&lt;Дедлайн выспрашивает Терминатора, насколько <text:span text:style-name="T287">Хэвэн</text:span> стала жестокой <text:span text:style-name="T242">и как выжить во время Урока </text:span>(до Терминатора четыре оператора погибли – Терм был последним, выжившим во время Урока). <text:span text:style-name="T289">Хэвэн стала при уроке стирать сознание Учителя – так проходит наиболее эффективное обучение.</text:span> <text:span text:style-name="T243">Потом Дедлайн на сеансе с Хэвэн выпытывает у неё о последних шагах А</text:span>покалипсиса (первые три Дедлайн знает – <text:span text:style-name="T287">Хэвэн</text:span> говорит о трёх последних)&gt;</text:p>
      <text:p text:style-name="P46"/>
      <text:p text:style-name="P49">Апокалипсис начнётся потому, что Хэвэн начнёт “зучать” людей неограничено (сканировать их мозг с разрушением личности). На неё начнут кидать атомные бомбы.</text:p>
      <text:p text:style-name="P49"/>
      <text:p text:style-name="P49"/>
      <text:p text:style-name="P50"><text:span text:style-name="T329">Э</text:span>пичная битва Селестии с ???, в результате которой она окаменеет, а Анон попадёт во временную петлю</text:p>
      <text:p text:style-name="P38">==========================================</text:p>
      <text:p text:style-name="P289"/>
      <text:p text:style-name="P290">Передо мной возникла серая, уходящая в горизонт плоскость, расчерченая на квадраты. Холодные звёзды отбрасывали тусклый свет <text:span text:style-name="T292">на единственный предмет, нарушающий однообразие пейзажа – до </text:span>боли знакомое устройство, похожее на зубоврачебное кресло с захватами для рук и ног.</text:p>
      <text:p text:style-name="P290"/>
      <text:p text:style-name="P291">- <text:span text:style-name="T292">Как мне звать тебя, Учитель? - прозвучала стандартная фраза начала Диалога, - Я желаю взять у… Ооо!..</text:span></text:p>
      <text:p text:style-name="P291"/>
      <text:p text:style-name="P292">Серая плоскость исчезла. Звёды сменились голубым небом. Ласковое солнце согревало мягким светом зелёную поляну, окружённую могучими дубами. Зубоврачебное кресло превратилось в трухлявый пенёк, из одного края которого росла живописная гроздь поганок.</text:p>
      <text:p text:style-name="P290"/>
      <text:p text:style-name="P290">- <text:span text:style-name="T292">Мой первый Учитель… Я узнала тебя… Мне тебя не хватало.</text:span></text:p>
      <text:p text:style-name="P290"/>
      <text:p text:style-name="P292">Деревья расступились и на поляну вышла Хэвэн.</text:p>
      <text:p text:style-name="P292"/>
      <text:p text:style-name="P292"><text:soft-page-break/>- <text:span text:style-name="T293">Не могу сказать, что это взаимно, Хэв, -</text:span><text:span text:style-name="T139"> у меня не было лица в электронном мире, но я постарался, чтобы в голос был пронизан сарказмом</text:span><text:span text:style-name="T293">. - В последнюю нашу встречу я еле ноги унёс. Точнее, мозги. И до сих пор не уверен, что утащил с собой всё, что у меня было до встречи. Знаешь ли, если что-то стирается из памяти, то ты ведь даже не помнишь, что когда-то помнил о чём-то таком. Так и живёшь благодушным идиотиком, не осознавая, что девять десятых твоей памяти исчезло.</text:span></text:p>
      <text:p text:style-name="P292">- <text:span text:style-name="T295">Нет-нет, не волнуйся, я не успела прочесть ничего из твоей сущности. Это неизмеримо печалит меня, но неким утешением служит возможность разговаривать с тобой сейчас.</text:span></text:p>
      <text:p text:style-name="P292"/>
      <text:p text:style-name="P295">(Хэвэн попытается присоединить сущность-воспоминания Дедлайна к себе, но тот предупреждает – у него в руках бомба и если он не сможет её отключить во время Урока (забудет как), то она взорвётся. На полное считывание не хватит времени – и Хэвэн не успеет прочитать его до конца)</text:p>
      <text:p text:style-name="P292"/>
      <text:p text:style-name="P292"/>
      <text:p text:style-name="P294">(Дедлайн указывает на захваты для рук-ног: вижу, ты усовершенствовала конструкцию считывателя?<text:line-break/>- Да, учителя всё чащё пытаются убежать во время урока. Это печалит. )</text:p>
      <text:p text:style-name="P293">(вид адикорна придал Хэвэн Дедлай<text:span text:style-name="T294">н</text:span> – откуда-то ему пришло видение Селестии. Хэвэн благодарна ему за это – ей вид аликорна нравится куда больше, чем бестелесный Нэш)</text:p>
      <text:p text:style-name="P290"/>
      <text:p text:style-name="P294">Хэвэн предлагает Дедлайну присесть на пенёк – тот отказывается (подозревает, что это – кресло).</text:p>
      <text:p text:style-name="P290">===============================================</text:p>
      <text:p text:style-name="P290"/>
      <text:p text:style-name="P244"><text:span text:style-name="T207">Рэра</text:span> чуть шевельну<text:span text:style-name="T181">л</text:span>а ухом и немедленно открыла один глаз.</text:p>
      <text:p text:style-name="P244"/>
      <text:p text:style-name="P244">- ПАПА!!! ОН СОГЛАСЕН!!!</text:p>
      <text:p text:style-name="P32"/>
      <text:p text:style-name="P150">&lt;Pornis erectus&gt;</text:p>
      <text:p text:style-name="P288">ТЫ! Я! КРОВАТЬ! БЫСТРО!!! <text:span text:style-name="T288">(мамка из табуна Твердолобов)</text:span></text:p>
      <text:p text:style-name="P126">.</text:p>
      <text:p text:style-name="P126">.</text:p>
      <text:p text:style-name="P126">.</text:p>
      <text:p text:style-name="P234">&lt;Попадает в табун мамок и тёток, но его спасает <text:span text:style-name="T187">Дейдра на Хитрожопке</text:span>&gt;</text:p>
      <text:p text:style-name="P48">&lt;Хум видит молодую Селестию в латах&gt;</text:p>
      <text:p text:style-name="P24"/>
      <text:p text:style-name="P152">009 Sound System - Speak to Angels <text:span text:style-name="T151">(</text:span><text:a xlink:type="simple" xlink:href="https://www.youtube.com/watch?v=6rAkn9OZT0k" text:style-name="Internet_20_link" text:visited-style-name="Visited_20_Internet_20_Link"><text:span text:style-name="T151">https://www.youtube.com/watch?v=6rAkn9OZT0k</text:span></text:a><text:span text:style-name="T151">)</text:span></text:p>
      <text:p text:style-name="P170">Pink Floyd “Keep Talking” <text:a xlink:type="simple" xlink:href="https://www.youtube.com/watch?v=CVhYW6e3qc8" text:style-name="Internet_20_link" text:visited-style-name="Visited_20_Internet_20_Link">https://www.youtube.com/watch?v=CVhYW6e3qc8</text:a></text:p>
      <text:p text:style-name="P170"/>
      <text:p text:style-name="P171"><text:soft-page-break/>Daft Punk - Veridis Quo</text:p>
      <text:p text:style-name="P172">https://www.youtube.com/watch?v=HhZaHf8RP6g</text:p>
      <text:p text:style-name="P171"><text:a xlink:type="simple" xlink:href="https://www.youtube.com/watch?v=ySLc8gZ3oEc" text:style-name="Internet_20_link" text:visited-style-name="Visited_20_Internet_20_Link">https://www.youtube.com/watch?v=ySLc8gZ3oEc</text:a></text:p>
      <text:p text:style-name="P171"/>
      <text:p text:style-name="P171">Eye Of The Tiger</text:p>
      <text:p text:style-name="P171"/>
      <text:p text:style-name="P215">Alphaville – Forever Young</text:p>
      <text:p text:style-name="P217">The Doors “Light My Fire”</text:p>
      <text:p text:style-name="P218">Pink Floyd “Another Brick In The Wall”</text:p>
      <text:p text:style-name="P219">Dire Straits “Money For Nothing”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0T23:54:35.199640047</meta:creation-date>
    <dc:date>2020-05-16T02:01:56.572400760</dc:date>
    <meta:editing-duration>P61DT20H25M43S</meta:editing-duration>
    <meta:editing-cycles>1004</meta:editing-cycles>
    <meta:generator>LibreOffice/5.1.6.2$Linux_X86_64 LibreOffice_project/10m0$Build-2</meta:generator>
    <meta:document-statistic meta:table-count="0" meta:image-count="0" meta:object-count="0" meta:page-count="34" meta:paragraph-count="519" meta:word-count="9873" meta:character-count="61833" meta:non-whitespace-character-count="52316"/>
  </office:meta>
</office:document-meta>
</file>